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472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4.0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FA.L1"/>
      <style:map style:condition="cell-content()=&quot;🡓&quot;" style:apply-style-name="worse" style:base-cell-address="DIFFUSION_FA.L1"/>
      <style:map style:condition="cell-content()=&quot;🡕&quot;" style:apply-style-name="marginally_5f_better" style:base-cell-address="DIFFUSION_FA.L1"/>
      <style:map style:condition="cell-content()=&quot;🡖&quot;" style:apply-style-name="marginally_5f_worse" style:base-cell-address="DIFFUSION_FA.L1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FA.L1"/>
      <style:map style:condition="cell-content()=&quot;🡓&quot;" style:apply-style-name="worse" style:base-cell-address="DIFFUSION_FA.L1"/>
      <style:map style:condition="cell-content()=&quot;🡕&quot;" style:apply-style-name="marginally_5f_better" style:base-cell-address="DIFFUSION_FA.L1"/>
      <style:map style:condition="cell-content()=&quot;🡖&quot;" style:apply-style-name="marginally_5f_worse" style:base-cell-address="DIFFUSION_FA.L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1"/>
      <style:map style:condition="cell-content()=&quot;🡓&quot;" style:apply-style-name="worse" style:base-cell-address="DIFFUSION_FA.L1"/>
      <style:map style:condition="cell-content()=&quot;🡕&quot;" style:apply-style-name="marginally_5f_better" style:base-cell-address="DIFFUSION_FA.L1"/>
      <style:map style:condition="cell-content()=&quot;🡖&quot;" style:apply-style-name="marginally_5f_worse" style:base-cell-address="DIFFUSION_FA.L1"/>
    </style:style>
    <style:style style:name="ce26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1"/>
      <style:map style:condition="cell-content()=&quot;🡓&quot;" style:apply-style-name="worse" style:base-cell-address="DIFFUSION_FA.L1"/>
      <style:map style:condition="cell-content()=&quot;🡕&quot;" style:apply-style-name="marginally_5f_better" style:base-cell-address="DIFFUSION_FA.L1"/>
      <style:map style:condition="cell-content()=&quot;🡖&quot;" style:apply-style-name="marginally_5f_worse" style:base-cell-address="DIFFUSION_FA.L1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4"/>
      <style:map style:condition="cell-content()=&quot;🡓&quot;" style:apply-style-name="worse" style:base-cell-address="DIFFUSION_MD.L4"/>
      <style:map style:condition="cell-content()=&quot;🡕&quot;" style:apply-style-name="marginally_5f_better" style:base-cell-address="DIFFUSION_MD.L4"/>
      <style:map style:condition="cell-content()=&quot;🡖&quot;" style:apply-style-name="marginally_5f_worse" style:base-cell-address="DIFFUSION_MD.L4"/>
    </style:style>
    <style:style style:name="ce14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number-columns-repeated="3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7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MD" table:style-name="ta1">
        <table:table-column table:style-name="co5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5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9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4" office:value-type="string" calcext:value-type="string">
            <text:p>train</text:p>
          </table:table-cell>
          <table:table-cell table:style-name="ce24" office:value-type="string" calcext:value-type="string">
            <text:p>val</text:p>
          </table:table-cell>
          <table:table-cell table:style-name="ce24" office:value-type="string" calcext:value-type="string">
            <text:p>overfitting</text:p>
          </table:table-cell>
          <table:table-cell table:style-name="ce24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26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26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26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26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26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26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26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26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26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6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6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26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26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26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26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26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26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26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26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26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26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26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26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26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26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26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26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26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26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26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26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26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6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26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26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FA.L1"/>
            <calcext:condition calcext:apply-style-name="worse" calcext:value="=&quot;🡓&quot;" calcext:base-cell-address="DIFFUSION_FA.L1"/>
            <calcext:condition calcext:apply-style-name="marginally_better" calcext:value="=&quot;🡕&quot;" calcext:base-cell-address="DIFFUSION_FA.L1"/>
            <calcext:condition calcext:apply-style-name="marginally_worse" calcext:value="=&quot;🡖&quot;" calcext:base-cell-address="DIFFUSION_FA.L1"/>
          </calcext:conditional-format>
        </calcext:conditional-formats>
      </table:table>
      <table:table table:name="DIFFUSION_FA" table:style-name="ta1">
        <table:table-column table:style-name="co5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7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32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32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32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32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32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32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32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32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32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32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32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32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32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32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32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32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32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32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32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32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32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2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32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32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32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32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32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32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32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32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32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32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32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32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32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32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32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32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32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32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32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32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32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32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32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32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2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32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32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MD.L4"/>
            <calcext:condition calcext:apply-style-name="worse" calcext:value="=&quot;🡓&quot;" calcext:base-cell-address="DIFFUSION_MD.L4"/>
            <calcext:condition calcext:apply-style-name="marginally_better" calcext:value="=&quot;🡕&quot;" calcext:base-cell-address="DIFFUSION_MD.L4"/>
            <calcext:condition calcext:apply-style-name="marginally_worse" calcext:value="=&quot;🡖&quot;" calcext:base-cell-address="DIFFUSION_MD.L4"/>
          </calcext:conditional-format>
        </calcext:conditional-formats>
      </table:table>
      <table:table table:name="CONNECTION" table:style-name="ta1">
        <table:table-column table:style-name="co9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6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4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overfitting</text:p>
          </table:table-cell>
          <table:table-cell table:style-name="ce35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MPLE-single_vox</text:p>
          </table:table-cell>
          <table:table-cell office:value-type="float" office:value="43.2" calcext:value-type="float">
            <text:p>43.2</text:p>
          </table:table-cell>
          <table:table-cell office:value-type="float" office:value="40.2" calcext:value-type="float">
            <text:p>40.2</text:p>
          </table:table-cell>
          <table:table-cell office:value-type="float" office:value="38.2" calcext:value-type="float">
            <text:p>38.2</text:p>
          </table:table-cell>
          <table:table-cell office:value-type="float" office:value="44.8" calcext:value-type="float">
            <text:p>44.8</text:p>
          </table:table-cell>
          <table:table-cell office:value-type="float" office:value="47.7" calcext:value-type="float">
            <text:p>47.7</text:p>
          </table:table-cell>
          <table:table-cell office:value-type="float" office:value="40.3" calcext:value-type="float">
            <text:p>40.3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41.2" calcext:value-type="float">
            <text:p>41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MPLE-single_vox-single_targets</text:p>
          </table:table-cell>
          <table:table-cell office:value-type="float" office:value="46" calcext:value-type="float">
            <text:p>46</text:p>
          </table:table-cell>
          <table:table-cell office:value-type="float" office:value="39.4" calcext:value-type="float">
            <text:p>39.4</text:p>
          </table:table-cell>
          <table:table-cell office:value-type="float" office:value="32.1" calcext:value-type="float">
            <text:p>32.1</text:p>
          </table:table-cell>
          <table:table-cell office:value-type="float" office:value="46.1" calcext:value-type="float">
            <text:p>46.1</text:p>
          </table:table-cell>
          <table:table-cell office:value-type="float" office:value="45.8" calcext:value-type="float">
            <text:p>45.8</text:p>
          </table:table-cell>
          <table:table-cell office:value-type="float" office:value="34.9" calcext:value-type="float">
            <text:p>34.9</text:p>
          </table:table-cell>
          <table:table-cell office:value-type="float" office:value="46.2" calcext:value-type="float">
            <text:p>46.2</text:p>
          </table:table-cell>
          <table:table-cell office:value-type="float" office:value="45.7" calcext:value-type="float">
            <text:p>45.7</text:p>
          </table:table-cell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table:style-name="ce38" table:formula="of:=[.E4]-INDEX([.E:.E];LOOKUP(2;1/([.L$1:.L4]=&quot;-&quot;);ROW([.L$1:.L4]))+[.$K4]-1)" office:value-type="float" office:value="1.3" calcext:value-type="float">
            <text:p>1.3</text:p>
          </table:table-cell>
          <table:table-cell table:style-name="ce38" table:formula="of:=[.F4]-INDEX([.F:.F];LOOKUP(2;1/([.M$1:.M4]=&quot;-&quot;);ROW([.M$1:.M4]))+[.$K4]-1)" office:value-type="float" office:value="-1.90000000000001" calcext:value-type="float">
            <text:p>-1.90000000000001</text:p>
          </table:table-cell>
          <table:table-cell table:style-name="ce38" table:formula="of:=MIN((INDEX([.E:.E];LOOKUP(2;1/([.N$1:.N4]=&quot;-&quot;);ROW([.N$1:.N4]))+[.$K4]-1)-INDEX([.G:.G];LOOKUP(2;1/([.N$1:.N4]=&quot;-&quot;);ROW([.N$1:.N4]))+[.$K4]-1));0)-([.E4]-[.G4])" office:value-type="float" office:value="-11.2" calcext:value-type="float">
            <text:p>-11.2</text:p>
          </table:table-cell>
          <table:table-cell table:style-name="ce38" table:formula="of:=[.G4]-INDEX([.G:.G];LOOKUP(2;1/([.O$1:.O4]=&quot;-&quot;);ROW([.O$1:.O4]))+[.$K4]-1)" office:value-type="float" office:value="-5.4" calcext:value-type="float">
            <text:p>-5.4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MPLE-single_vox-single_roi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5.6" calcext:value-type="float">
            <text:p>35.6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48.5" calcext:value-type="float">
            <text:p>48.5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3.8" calcext:value-type="float">
            <text:p>3.8</text:p>
          </table:table-cell>
          <table:table-cell table:style-name="ce38" table:formula="of:=[.F5]-INDEX([.F:.F];LOOKUP(2;1/([.M$1:.M5]=&quot;-&quot;);ROW([.M$1:.M5]))+[.$K5]-1)" office:value-type="float" office:value="-3.5" calcext:value-type="float">
            <text:p>-3.5</text:p>
          </table:table-cell>
          <table:table-cell table:style-name="ce38" table:formula="of:=MIN((INDEX([.E:.E];LOOKUP(2;1/([.N$1:.N5]=&quot;-&quot;);ROW([.N$1:.N5]))+[.$K5]-1)-INDEX([.G:.G];LOOKUP(2;1/([.N$1:.N5]=&quot;-&quot;);ROW([.N$1:.N5]))+[.$K5]-1));0)-([.E5]-[.G5])" office:value-type="float" office:value="-4.7" calcext:value-type="float">
            <text:p>-4.7</text:p>
          </table:table-cell>
          <table:table-cell table:style-name="ce38" table:formula="of:=[.G5]-INDEX([.G:.G];LOOKUP(2;1/([.O$1:.O5]=&quot;-&quot;);ROW([.O$1:.O5]))+[.$K5]-1)" office:value-type="float" office:value="3.6" calcext:value-type="float">
            <text:p>3.6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MPLE-single_vox-single_brain</text:p>
          </table:table-cell>
          <table:table-cell office:value-type="float" office:value="43.2" calcext:value-type="float">
            <text:p>43.2</text:p>
          </table:table-cell>
          <table:table-cell office:value-type="float" office:value="40.1" calcext:value-type="float">
            <text:p>40.1</text:p>
          </table:table-cell>
          <table:table-cell office:value-type="float" office:value="41.9" calcext:value-type="float">
            <text:p>41.9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5.8" calcext:value-type="float">
            <text:p>45.8</text:p>
          </table:table-cell>
          <table:table-cell office:value-type="float" office:value="43.9" calcext:value-type="float">
            <text:p>43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table:style-name="ce38" table:formula="of:=[.E6]-INDEX([.E:.E];LOOKUP(2;1/([.L$1:.L6]=&quot;-&quot;);ROW([.L$1:.L6]))+[.$K6]-1)" office:value-type="float" office:value="1" calcext:value-type="float">
            <text:p>1</text:p>
          </table:table-cell>
          <table:table-cell table:style-name="ce38" table:formula="of:=[.F6]-INDEX([.F:.F];LOOKUP(2;1/([.M$1:.M6]=&quot;-&quot;);ROW([.M$1:.M6]))+[.$K6]-1)" office:value-type="float" office:value="-3.1" calcext:value-type="float">
            <text:p>-3.1</text:p>
          </table:table-cell>
          <table:table-cell table:style-name="ce38" table:formula="of:=MIN((INDEX([.E:.E];LOOKUP(2;1/([.N$1:.N6]=&quot;-&quot;);ROW([.N$1:.N6]))+[.$K6]-1)-INDEX([.G:.G];LOOKUP(2;1/([.N$1:.N6]=&quot;-&quot;);ROW([.N$1:.N6]))+[.$K6]-1));0)-([.E6]-[.G6])" office:value-type="float" office:value="-1.4" calcext:value-type="float">
            <text:p>-1.4</text:p>
          </table:table-cell>
          <table:table-cell table:style-name="ce38" table:formula="of:=[.G6]-INDEX([.G:.G];LOOKUP(2;1/([.O$1:.O6]=&quot;-&quot;);ROW([.O$1:.O6]))+[.$K6]-1)" office:value-type="float" office:value="4.1" calcext:value-type="float">
            <text:p>4.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MPLE-single_vox-many_brain</text:p>
          </table:table-cell>
          <table:table-cell office:value-type="float" office:value="46.8" calcext:value-type="float">
            <text:p>46.8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7.9" calcext:value-type="float">
            <text:p>47.9</text:p>
          </table:table-cell>
          <table:table-cell office:value-type="float" office:value="44.1" calcext:value-type="float">
            <text:p>44.1</text:p>
          </table:table-cell>
          <table:table-cell office:value-type="float" office:value="45.3" calcext:value-type="float">
            <text:p>45.3</text:p>
          </table:table-cell>
          <table:table-cell office:value-type="float" office:value="1" calcext:value-type="float">
            <text:p>1</text:p>
          </table:table-cell>
          <table:table-cell table:style-name="ce38" table:formula="of:=[.E7]-INDEX([.E:.E];LOOKUP(2;1/([.L$1:.L7]=&quot;-&quot;);ROW([.L$1:.L7]))+[.$K7]-1)" office:value-type="float" office:value="3" calcext:value-type="float">
            <text:p>3</text:p>
          </table:table-cell>
          <table:table-cell table:style-name="ce38" table:formula="of:=[.F7]-INDEX([.F:.F];LOOKUP(2;1/([.M$1:.M7]=&quot;-&quot;);ROW([.M$1:.M7]))+[.$K7]-1)" office:value-type="float" office:value="-2.5" calcext:value-type="float">
            <text:p>-2.5</text:p>
          </table:table-cell>
          <table:table-cell table:style-name="ce38" table:formula="of:=MIN((INDEX([.E:.E];LOOKUP(2;1/([.N$1:.N7]=&quot;-&quot;);ROW([.N$1:.N7]))+[.$K7]-1)-INDEX([.G:.G];LOOKUP(2;1/([.N$1:.N7]=&quot;-&quot;);ROW([.N$1:.N7]))+[.$K7]-1));0)-([.E7]-[.G7])" office:value-type="float" office:value="-3.09999999999999" calcext:value-type="float">
            <text:p>-3.09999999999999</text:p>
          </table:table-cell>
          <table:table-cell table:style-name="ce38" table:formula="of:=[.G7]-INDEX([.G:.G];LOOKUP(2;1/([.O$1:.O7]=&quot;-&quot;);ROW([.O$1:.O7]))+[.$K7]-1)" office:value-type="float" office:value="4.40000000000001" calcext:value-type="float">
            <text:p>4.40000000000001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SIMPLE-many_vox-single_targets</text:p>
          </table:table-cell>
          <table:table-cell office:value-type="float" office:value="70.3" calcext:value-type="float">
            <text:p>70.3</text:p>
          </table:table-cell>
          <table:table-cell office:value-type="float" office:value="59.6" calcext:value-type="float">
            <text:p>59.6</text:p>
          </table:table-cell>
          <table:table-cell office:value-type="float" office:value="57" calcext:value-type="float">
            <text:p>57</text:p>
          </table:table-cell>
          <table:table-cell office:value-type="float" office:value="63.5" calcext:value-type="float">
            <text:p>63.5</text:p>
          </table:table-cell>
          <table:table-cell office:value-type="float" office:value="60.6" calcext:value-type="float">
            <text:p>60.6</text:p>
          </table:table-cell>
          <table:table-cell office:value-type="float" office:value="54" calcext:value-type="float">
            <text:p>54</text:p>
          </table:table-cell>
          <table:table-cell office:value-type="float" office:value="63.5" calcext:value-type="float">
            <text:p>63.5</text:p>
          </table:table-cell>
          <table:table-cell office:value-type="float" office:value="59.5" calcext:value-type="float">
            <text:p>59.5</text:p>
          </table:table-cell>
          <table:table-cell office:value-type="float" office:value="54.5" calcext:value-type="float">
            <text:p>54.5</text:p>
          </table:table-cell>
          <table:table-cell office:value-type="float" office:value="1" calcext:value-type="float">
            <text:p>1</text:p>
          </table:table-cell>
          <table:table-cell table:style-name="ce38" table:formula="of:=[.E8]-INDEX([.E:.E];LOOKUP(2;1/([.L$1:.L8]=&quot;-&quot;);ROW([.L$1:.L8]))+[.$K8]-1)" office:value-type="float" office:value="18.7" calcext:value-type="float">
            <text:p>18.7</text:p>
          </table:table-cell>
          <table:table-cell table:style-name="ce38" table:formula="of:=[.F8]-INDEX([.F:.F];LOOKUP(2;1/([.M$1:.M8]=&quot;-&quot;);ROW([.M$1:.M8]))+[.$K8]-1)" office:value-type="float" office:value="12.9" calcext:value-type="float">
            <text:p>12.9</text:p>
          </table:table-cell>
          <table:table-cell table:style-name="ce38" table:formula="of:=MIN((INDEX([.E:.E];LOOKUP(2;1/([.N$1:.N8]=&quot;-&quot;);ROW([.N$1:.N8]))+[.$K8]-1)-INDEX([.G:.G];LOOKUP(2;1/([.N$1:.N8]=&quot;-&quot;);ROW([.N$1:.N8]))+[.$K8]-1));0)-([.E8]-[.G8])" office:value-type="float" office:value="-9.5" calcext:value-type="float">
            <text:p>-9.5</text:p>
          </table:table-cell>
          <table:table-cell table:style-name="ce38" table:formula="of:=[.G8]-INDEX([.G:.G];LOOKUP(2;1/([.O$1:.O8]=&quot;-&quot;);ROW([.O$1:.O8]))+[.$K8]-1)" office:value-type="float" office:value="13.7" calcext:value-type="float">
            <text:p>13.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SIMPLE-many_vox-single_roi</text:p>
          </table:table-cell>
          <table:table-cell office:value-type="float" office:value="63.6" calcext:value-type="float">
            <text:p>63.6</text:p>
          </table:table-cell>
          <table:table-cell office:value-type="float" office:value="59.2" calcext:value-type="float">
            <text:p>59.2</text:p>
          </table:table-cell>
          <table:table-cell office:value-type="float" office:value="58.5" calcext:value-type="float">
            <text:p>58.5</text:p>
          </table:table-cell>
          <table:table-cell office:value-type="float" office:value="57.6" calcext:value-type="float">
            <text:p>57.6</text:p>
          </table:table-cell>
          <table:table-cell office:value-type="float" office:value="55.9" calcext:value-type="float">
            <text:p>55.9</text:p>
          </table:table-cell>
          <table:table-cell office:value-type="float" office:value="55.6" calcext:value-type="float">
            <text:p>55.6</text:p>
          </table:table-cell>
          <table:table-cell office:value-type="float" office:value="57.6" calcext:value-type="float">
            <text:p>57.6</text:p>
          </table:table-cell>
          <table:table-cell office:value-type="float" office:value="55.4" calcext:value-type="float">
            <text:p>55.4</text:p>
          </table:table-cell>
          <table:table-cell office:value-type="float" office:value="56.2" calcext:value-type="float">
            <text:p>56.2</text:p>
          </table:table-cell>
          <table:table-cell office:value-type="float" office:value="6" calcext:value-type="float">
            <text:p>6</text:p>
          </table:table-cell>
          <table:table-cell table:style-name="ce38" table:formula="of:=[.E9]-INDEX([.E:.E];LOOKUP(2;1/([.L$1:.L9]=&quot;-&quot;);ROW([.L$1:.L9]))+[.$K9]-1)" office:value-type="float" office:value="-5.9" calcext:value-type="float">
            <text:p>-5.9</text:p>
          </table:table-cell>
          <table:table-cell table:style-name="ce38" table:formula="of:=[.F9]-INDEX([.F:.F];LOOKUP(2;1/([.M$1:.M9]=&quot;-&quot;);ROW([.M$1:.M9]))+[.$K9]-1)" office:value-type="float" office:value="-4.7" calcext:value-type="float">
            <text:p>-4.7</text:p>
          </table:table-cell>
          <table:table-cell table:style-name="ce38" table:formula="of:=MIN((INDEX([.E:.E];LOOKUP(2;1/([.N$1:.N9]=&quot;-&quot;);ROW([.N$1:.N9]))+[.$K9]-1)-INDEX([.G:.G];LOOKUP(2;1/([.N$1:.N9]=&quot;-&quot;);ROW([.N$1:.N9]))+[.$K9]-1));0)-([.E9]-[.G9])" office:value-type="float" office:value="-2" calcext:value-type="float">
            <text:p>-2</text:p>
          </table:table-cell>
          <table:table-cell table:style-name="ce38" table:formula="of:=[.G9]-INDEX([.G:.G];LOOKUP(2;1/([.O$1:.O9]=&quot;-&quot;);ROW([.O$1:.O9]))+[.$K9]-1)" office:value-type="float" office:value="1.6" calcext:value-type="float">
            <text:p>1.6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SIMPLE-many_vox-single_brain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1.5" calcext:value-type="float">
            <text:p>1.5</text:p>
          </table:table-cell>
          <table:table-cell table:style-name="ce38" table:formula="of:=[.F10]-INDEX([.F:.F];LOOKUP(2;1/([.M$1:.M10]=&quot;-&quot;);ROW([.M$1:.M10]))+[.$K10]-1)" office:value-type="float" office:value="2.8" calcext:value-type="float">
            <text:p>2.8</text:p>
          </table:table-cell>
          <table:table-cell table:style-name="ce38" table:formula="of:=MIN((INDEX([.E:.E];LOOKUP(2;1/([.N$1:.N10]=&quot;-&quot;);ROW([.N$1:.N10]))+[.$K10]-1)-INDEX([.G:.G];LOOKUP(2;1/([.N$1:.N10]=&quot;-&quot;);ROW([.N$1:.N10]))+[.$K10]-1));0)-([.E10]-[.G10])" office:value-type="float" office:value="-7.2" calcext:value-type="float">
            <text:p>-7.2</text:p>
          </table:table-cell>
          <table:table-cell table:style-name="ce38" table:formula="of:=[.G10]-INDEX([.G:.G];LOOKUP(2;1/([.O$1:.O10]=&quot;-&quot;);ROW([.O$1:.O10]))+[.$K10]-1)" office:value-type="float" office:value="3.8" calcext:value-type="float">
            <text:p>3.8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SIMPLE-many_vox-CLR</text:p>
          </table:table-cell>
          <table:table-cell office:value-type="float" office:value="67.4" calcext:value-type="float">
            <text:p>67.4</text:p>
          </table:table-cell>
          <table:table-cell office:value-type="float" office:value="61.5" calcext:value-type="float">
            <text:p>61.5</text:p>
          </table:table-cell>
          <table:table-cell office:value-type="float" office:value="63.8" calcext:value-type="float">
            <text:p>63.8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55.8" calcext:value-type="float">
            <text:p>55.8</text:p>
          </table:table-cell>
          <table:table-cell office:value-type="float" office:value="60.7" calcext:value-type="float">
            <text:p>60.7</text:p>
          </table:table-cell>
          <table:table-cell office:value-type="float" office:value="59" calcext:value-type="float">
            <text:p>59</text:p>
          </table:table-cell>
          <table:table-cell office:value-type="float" office:value="56.5" calcext:value-type="float">
            <text:p>56.5</text:p>
          </table:table-cell>
          <table:table-cell office:value-type="float" office:value="8" calcext:value-type="float">
            <text:p>8</text:p>
          </table:table-cell>
          <table:table-cell table:style-name="ce38" table:formula="of:=[.E11]-INDEX([.E:.E];LOOKUP(2;1/([.L$1:.L11]=&quot;-&quot;);ROW([.L$1:.L11]))+[.$K11]-1)" office:value-type="float" office:value="-4.3" calcext:value-type="float">
            <text:p>-4.3</text:p>
          </table:table-cell>
          <table:table-cell table:style-name="ce38" table:formula="of:=[.F11]-INDEX([.F:.F];LOOKUP(2;1/([.M$1:.M11]=&quot;-&quot;);ROW([.M$1:.M11]))+[.$K11]-1)" office:value-type="float" office:value="-3.5" calcext:value-type="float">
            <text:p>-3.5</text:p>
          </table:table-cell>
          <table:table-cell table:style-name="ce38" table:formula="of:=MIN((INDEX([.E:.E];LOOKUP(2;1/([.N$1:.N11]=&quot;-&quot;);ROW([.N$1:.N11]))+[.$K11]-1)-INDEX([.G:.G];LOOKUP(2;1/([.N$1:.N11]=&quot;-&quot;);ROW([.N$1:.N11]))+[.$K11]-1));0)-([.E11]-[.G11])" office:value-type="float" office:value="-4.90000000000001" calcext:value-type="float">
            <text:p>-4.90000000000001</text:p>
          </table:table-cell>
          <table:table-cell table:style-name="ce38" table:formula="of:=[.G11]-INDEX([.G:.G];LOOKUP(2;1/([.O$1:.O11]=&quot;-&quot;);ROW([.O$1:.O11]))+[.$K11]-1)" office:value-type="float" office:value="-2" calcext:value-type="float">
            <text:p>-2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SIMPLE-many_vox-CL</text:p>
          </table:table-cell>
          <table:table-cell office:value-type="float" office:value="68.3" calcext:value-type="float">
            <text:p>68.3</text:p>
          </table:table-cell>
          <table:table-cell office:value-type="float" office:value="60.3" calcext:value-type="float">
            <text:p>60.3</text:p>
          </table:table-cell>
          <table:table-cell office:value-type="float" office:value="59.7" calcext:value-type="float">
            <text:p>59.7</text:p>
          </table:table-cell>
          <table:table-cell office:value-type="float" office:value="62.6" calcext:value-type="float">
            <text:p>62.6</text:p>
          </table:table-cell>
          <table:table-cell office:value-type="float" office:value="59.4" calcext:value-type="float">
            <text:p>59.4</text:p>
          </table:table-cell>
          <table:table-cell office:value-type="float" office:value="55.1" calcext:value-type="float">
            <text:p>55.1</text:p>
          </table:table-cell>
          <table:table-cell office:value-type="float" office:value="64.5" calcext:value-type="float">
            <text:p>64.5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9" calcext:value-type="float">
            <text:p>9</text:p>
          </table:table-cell>
          <table:table-cell table:style-name="ce38" table:formula="of:=[.E12]-INDEX([.E:.E];LOOKUP(2;1/([.L$1:.L12]=&quot;-&quot;);ROW([.L$1:.L12]))+[.$K12]-1)" office:value-type="float" office:value="1.9" calcext:value-type="float">
            <text:p>1.9</text:p>
          </table:table-cell>
          <table:table-cell table:style-name="ce38" table:formula="of:=[.F12]-INDEX([.F:.F];LOOKUP(2;1/([.M$1:.M12]=&quot;-&quot;);ROW([.M$1:.M12]))+[.$K12]-1)" office:value-type="float" office:value="-0.5" calcext:value-type="float">
            <text:p>-0.5</text:p>
          </table:table-cell>
          <table:table-cell table:style-name="ce38" table:formula="of:=MIN((INDEX([.E:.E];LOOKUP(2;1/([.N$1:.N12]=&quot;-&quot;);ROW([.N$1:.N12]))+[.$K12]-1)-INDEX([.G:.G];LOOKUP(2;1/([.N$1:.N12]=&quot;-&quot;);ROW([.N$1:.N12]))+[.$K12]-1));0)-([.E12]-[.G12])" office:value-type="float" office:value="-7.5" calcext:value-type="float">
            <text:p>-7.5</text:p>
          </table:table-cell>
          <table:table-cell table:style-name="ce38" table:formula="of:=[.G12]-INDEX([.G:.G];LOOKUP(2;1/([.O$1:.O12]=&quot;-&quot;);ROW([.O$1:.O12]))+[.$K12]-1)" office:value-type="float" office:value="-0.699999999999996" calcext:value-type="float">
            <text:p>-0.699999999999996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SIMPLE-many_vox-CR</text:p>
          </table:table-cell>
          <table:table-cell office:value-type="float" office:value="66.8" calcext:value-type="float">
            <text:p>66.8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0.2" calcext:value-type="float">
            <text:p>60.2</text:p>
          </table:table-cell>
          <table:table-cell office:value-type="float" office:value="62" calcext:value-type="float">
            <text:p>62</text:p>
          </table:table-cell>
          <table:table-cell office:value-type="float" office:value="61.5" calcext:value-type="float">
            <text:p>61.5</text:p>
          </table:table-cell>
          <table:table-cell office:value-type="float" office:value="59.3" calcext:value-type="float">
            <text:p>59.3</text:p>
          </table:table-cell>
          <table:table-cell office:value-type="float" office:value="9" calcext:value-type="float">
            <text:p>9</text:p>
          </table:table-cell>
          <table:table-cell table:style-name="ce38" table:formula="of:=[.E13]-INDEX([.E:.E];LOOKUP(2;1/([.L$1:.L13]=&quot;-&quot;);ROW([.L$1:.L13]))+[.$K13]-1)" office:value-type="float" office:value="2" calcext:value-type="float">
            <text:p>2</text:p>
          </table:table-cell>
          <table:table-cell table:style-name="ce38" table:formula="of:=[.F13]-INDEX([.F:.F];LOOKUP(2;1/([.M$1:.M13]=&quot;-&quot;);ROW([.M$1:.M13]))+[.$K13]-1)" office:value-type="float" office:value="3.9" calcext:value-type="float">
            <text:p>3.9</text:p>
          </table:table-cell>
          <table:table-cell table:style-name="ce38" table:formula="of:=MIN((INDEX([.E:.E];LOOKUP(2;1/([.N$1:.N13]=&quot;-&quot;);ROW([.N$1:.N13]))+[.$K13]-1)-INDEX([.G:.G];LOOKUP(2;1/([.N$1:.N13]=&quot;-&quot;);ROW([.N$1:.N13]))+[.$K13]-1));0)-([.E13]-[.G13])" office:value-type="float" office:value="-2.5" calcext:value-type="float">
            <text:p>-2.5</text:p>
          </table:table-cell>
          <table:table-cell table:style-name="ce38" table:formula="of:=[.G13]-INDEX([.G:.G];LOOKUP(2;1/([.O$1:.O13]=&quot;-&quot;);ROW([.O$1:.O13]))+[.$K13]-1)" office:value-type="float" office:value="4.40000000000001" calcext:value-type="float">
            <text:p>4.4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SIMPLE-many_vox-HLR</text:p>
          </table:table-cell>
          <table:table-cell office:value-type="float" office:value="61.6" calcext:value-type="float">
            <text:p>61.6</text:p>
          </table:table-cell>
          <table:table-cell office:value-type="float" office:value="55.4" calcext:value-type="float">
            <text:p>55.4</text:p>
          </table:table-cell>
          <table:table-cell office:value-type="float" office:value="57.4" calcext:value-type="float">
            <text:p>57.4</text:p>
          </table:table-cell>
          <table:table-cell office:value-type="float" office:value="57.8" calcext:value-type="float">
            <text:p>57.8</text:p>
          </table:table-cell>
          <table:table-cell office:value-type="float" office:value="56.4" calcext:value-type="float">
            <text:p>56.4</text:p>
          </table:table-cell>
          <table:table-cell office:value-type="float" office:value="54.1" calcext:value-type="float">
            <text:p>54.1</text:p>
          </table:table-cell>
          <table:table-cell office:value-type="float" office:value="57.9" calcext:value-type="float">
            <text:p>57.9</text:p>
          </table:table-cell>
          <table:table-cell office:value-type="float" office:value="56" calcext:value-type="float">
            <text:p>56</text:p>
          </table:table-cell>
          <table:table-cell office:value-type="float" office:value="54.2" calcext:value-type="float">
            <text:p>54.2</text:p>
          </table:table-cell>
          <table:table-cell office:value-type="float" office:value="9" calcext:value-type="float">
            <text:p>9</text:p>
          </table:table-cell>
          <table:table-cell table:style-name="ce38" table:formula="of:=[.E14]-INDEX([.E:.E];LOOKUP(2;1/([.L$1:.L14]=&quot;-&quot;);ROW([.L$1:.L14]))+[.$K14]-1)" office:value-type="float" office:value="-2.90000000000001" calcext:value-type="float">
            <text:p>-2.90000000000001</text:p>
          </table:table-cell>
          <table:table-cell table:style-name="ce38" table:formula="of:=[.F14]-INDEX([.F:.F];LOOKUP(2;1/([.M$1:.M14]=&quot;-&quot;);ROW([.M$1:.M14]))+[.$K14]-1)" office:value-type="float" office:value="-3.5" calcext:value-type="float">
            <text:p>-3.5</text:p>
          </table:table-cell>
          <table:table-cell table:style-name="ce38" table:formula="of:=MIN((INDEX([.E:.E];LOOKUP(2;1/([.N$1:.N14]=&quot;-&quot;);ROW([.N$1:.N14]))+[.$K14]-1)-INDEX([.G:.G];LOOKUP(2;1/([.N$1:.N14]=&quot;-&quot;);ROW([.N$1:.N14]))+[.$K14]-1));0)-([.E14]-[.G14])" office:value-type="float" office:value="-3.7" calcext:value-type="float">
            <text:p>-3.7</text:p>
          </table:table-cell>
          <table:table-cell table:style-name="ce38" table:formula="of:=[.G14]-INDEX([.G:.G];LOOKUP(2;1/([.O$1:.O14]=&quot;-&quot;);ROW([.O$1:.O14]))+[.$K14]-1)" office:value-type="float" office:value="-1.7" calcext:value-type="float">
            <text:p>-1.7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SIMPLE-many_vox-HL</text:p>
          </table:table-cell>
          <table:table-cell office:value-type="float" office:value="60.4" calcext:value-type="float">
            <text:p>60.4</text:p>
          </table:table-cell>
          <table:table-cell office:value-type="float" office:value="54.2" calcext:value-type="float">
            <text:p>54.2</text:p>
          </table:table-cell>
          <table:table-cell office:value-type="float" office:value="52.5" calcext:value-type="float">
            <text:p>52.5</text:p>
          </table:table-cell>
          <table:table-cell office:value-type="float" office:value="55.5" calcext:value-type="float">
            <text:p>55.5</text:p>
          </table:table-cell>
          <table:table-cell office:value-type="float" office:value="52.7" calcext:value-type="float">
            <text:p>52.7</text:p>
          </table:table-cell>
          <table:table-cell office:value-type="float" office:value="52.6" calcext:value-type="float">
            <text:p>52.6</text:p>
          </table:table-cell>
          <table:table-cell office:value-type="float" office:value="57.2" calcext:value-type="float">
            <text:p>57.2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38" table:formula="of:=[.E15]-INDEX([.E:.E];LOOKUP(2;1/([.L$1:.L15]=&quot;-&quot;);ROW([.L$1:.L15]))+[.$K15]-1)" office:value-type="float" office:value="-5.2" calcext:value-type="float">
            <text:p>-5.2</text:p>
          </table:table-cell>
          <table:table-cell table:style-name="ce38" table:formula="of:=[.F15]-INDEX([.F:.F];LOOKUP(2;1/([.M$1:.M15]=&quot;-&quot;);ROW([.M$1:.M15]))+[.$K15]-1)" office:value-type="float" office:value="-7.2" calcext:value-type="float">
            <text:p>-7.2</text:p>
          </table:table-cell>
          <table:table-cell table:style-name="ce38" table:formula="of:=MIN((INDEX([.E:.E];LOOKUP(2;1/([.N$1:.N15]=&quot;-&quot;);ROW([.N$1:.N15]))+[.$K15]-1)-INDEX([.G:.G];LOOKUP(2;1/([.N$1:.N15]=&quot;-&quot;);ROW([.N$1:.N15]))+[.$K15]-1));0)-([.E15]-[.G15])" office:value-type="float" office:value="-2.9" calcext:value-type="float">
            <text:p>-2.9</text:p>
          </table:table-cell>
          <table:table-cell table:style-name="ce38" table:formula="of:=[.G15]-INDEX([.G:.G];LOOKUP(2;1/([.O$1:.O15]=&quot;-&quot;);ROW([.O$1:.O15]))+[.$K15]-1)" office:value-type="float" office:value="-3.2" calcext:value-type="float">
            <text:p>-3.2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SIMPLE-many_vox-HR</text:p>
          </table:table-cell>
          <table:table-cell office:value-type="float" office:value="61.5" calcext:value-type="float">
            <text:p>61.5</text:p>
          </table:table-cell>
          <table:table-cell office:value-type="float" office:value="56.3" calcext:value-type="float">
            <text:p>56.3</text:p>
          </table:table-cell>
          <table:table-cell office:value-type="float" office:value="57.3" calcext:value-type="float">
            <text:p>57.3</text:p>
          </table:table-cell>
          <table:table-cell office:value-type="float" office:value="56.9" calcext:value-type="float">
            <text:p>56.9</text:p>
          </table:table-cell>
          <table:table-cell office:value-type="float" office:value="56" calcext:value-type="float">
            <text:p>56</text:p>
          </table:table-cell>
          <table:table-cell office:value-type="float" office:value="52.3" calcext:value-type="float">
            <text:p>52.3</text:p>
          </table:table-cell>
          <table:table-cell office:value-type="float" office:value="56" calcext:value-type="float">
            <text:p>56</text:p>
          </table:table-cell>
          <table:table-cell office:value-type="float" office:value="53.7" calcext:value-type="float">
            <text:p>53.7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style-name="ce38" table:formula="of:=[.E16]-INDEX([.E:.E];LOOKUP(2;1/([.L$1:.L16]=&quot;-&quot;);ROW([.L$1:.L16]))+[.$K16]-1)" office:value-type="float" office:value="-3.8" calcext:value-type="float">
            <text:p>-3.8</text:p>
          </table:table-cell>
          <table:table-cell table:style-name="ce38" table:formula="of:=[.F16]-INDEX([.F:.F];LOOKUP(2;1/([.M$1:.M16]=&quot;-&quot;);ROW([.M$1:.M16]))+[.$K16]-1)" office:value-type="float" office:value="-3.9" calcext:value-type="float">
            <text:p>-3.9</text:p>
          </table:table-cell>
          <table:table-cell table:style-name="ce38" table:formula="of:=MIN((INDEX([.E:.E];LOOKUP(2;1/([.N$1:.N16]=&quot;-&quot;);ROW([.N$1:.N16]))+[.$K16]-1)-INDEX([.G:.G];LOOKUP(2;1/([.N$1:.N16]=&quot;-&quot;);ROW([.N$1:.N16]))+[.$K16]-1));0)-([.E16]-[.G16])" office:value-type="float" office:value="-4.6" calcext:value-type="float">
            <text:p>-4.6</text:p>
          </table:table-cell>
          <table:table-cell table:style-name="ce38" table:formula="of:=[.G16]-INDEX([.G:.G];LOOKUP(2;1/([.O$1:.O16]=&quot;-&quot;);ROW([.O$1:.O16]))+[.$K16]-1)" office:value-type="float" office:value="-3.5" calcext:value-type="float">
            <text:p>-3.5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SIMPLE-many_vox-HLR-clinical_CAP</text:p>
          </table:table-cell>
          <table:table-cell office:value-type="float" office:value="65.2" calcext:value-type="float">
            <text:p>65.2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54.2" calcext:value-type="float">
            <text:p>54.2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style-name="ce38" table:formula="of:=[.E17]-INDEX([.E:.E];LOOKUP(2;1/([.L$1:.L17]=&quot;-&quot;);ROW([.L$1:.L17]))+[.$K17]-1)" office:value-type="float" office:value="3.2" calcext:value-type="float">
            <text:p>3.2</text:p>
          </table:table-cell>
          <table:table-cell table:style-name="ce38" table:formula="of:=[.F17]-INDEX([.F:.F];LOOKUP(2;1/([.M$1:.M17]=&quot;-&quot;);ROW([.M$1:.M17]))+[.$K17]-1)" office:value-type="float" office:value="-2.2" calcext:value-type="float">
            <text:p>-2.2</text:p>
          </table:table-cell>
          <table:table-cell table:style-name="ce38" table:formula="of:=MIN((INDEX([.E:.E];LOOKUP(2;1/([.N$1:.N17]=&quot;-&quot;);ROW([.N$1:.N17]))+[.$K17]-1)-INDEX([.G:.G];LOOKUP(2;1/([.N$1:.N17]=&quot;-&quot;);ROW([.N$1:.N17]))+[.$K17]-1));0)-([.E17]-[.G17])" office:value-type="float" office:value="-3.9" calcext:value-type="float">
            <text:p>-3.9</text:p>
          </table:table-cell>
          <table:table-cell table:style-name="ce38" table:formula="of:=[.G17]-INDEX([.G:.G];LOOKUP(2;1/([.O$1:.O17]=&quot;-&quot;);ROW([.O$1:.O17]))+[.$K17]-1)" office:value-type="float" office:value="3" calcext:value-type="float">
            <text:p>3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SIMPLE-many_vox-HLR-clinical_UHDRS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.5</text:p>
          </table:table-cell>
          <table:table-cell office:value-type="float" office:value="58.8" calcext:value-type="float">
            <text:p>58.8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.8" calcext:value-type="float">
            <text:p>59.8</text:p>
          </table:table-cell>
          <table:table-cell office:value-type="float" office:value="12" calcext:value-type="float">
            <text:p>12</text:p>
          </table:table-cell>
          <table:table-cell table:style-name="ce38" table:formula="of:=[.E18]-INDEX([.E:.E];LOOKUP(2;1/([.L$1:.L18]=&quot;-&quot;);ROW([.L$1:.L18]))+[.$K18]-1)" office:value-type="float" office:value="1" calcext:value-type="float">
            <text:p>1</text:p>
          </table:table-cell>
          <table:table-cell table:style-name="ce38" table:formula="of:=[.F18]-INDEX([.F:.F];LOOKUP(2;1/([.M$1:.M18]=&quot;-&quot;);ROW([.M$1:.M18]))+[.$K18]-1)" office:value-type="float" office:value="-2.8" calcext:value-type="float">
            <text:p>-2.8</text:p>
          </table:table-cell>
          <table:table-cell table:style-name="ce38" table:formula="of:=MIN((INDEX([.E:.E];LOOKUP(2;1/([.N$1:.N18]=&quot;-&quot;);ROW([.N$1:.N18]))+[.$K18]-1)-INDEX([.G:.G];LOOKUP(2;1/([.N$1:.N18]=&quot;-&quot;);ROW([.N$1:.N18]))+[.$K18]-1));0)-([.E18]-[.G18])" office:value-type="float" office:value="0.400000000000006" calcext:value-type="float">
            <text:p>0.400000000000006</text:p>
          </table:table-cell>
          <table:table-cell table:style-name="ce38" table:formula="of:=[.G18]-INDEX([.G:.G];LOOKUP(2;1/([.O$1:.O18]=&quot;-&quot;);ROW([.O$1:.O18]))+[.$K18]-1)" office:value-type="float" office:value="5.1" calcext:value-type="float">
            <text:p>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SIMPLE-many_vox-HLR-clinical_all</text:p>
          </table:table-cell>
          <table:table-cell office:value-type="float" office:value="56.1" calcext:value-type="float">
            <text:p>56.1</text:p>
          </table:table-cell>
          <table:table-cell office:value-type="float" office:value="46.5" calcext:value-type="float">
            <text:p>46.5</text:p>
          </table:table-cell>
          <table:table-cell office:value-type="float" office:value="44.2" calcext:value-type="float">
            <text:p>44.2</text:p>
          </table:table-cell>
          <table:table-cell office:value-type="float" office:value="55.3" calcext:value-type="float">
            <text:p>55.3</text:p>
          </table:table-cell>
          <table:table-cell office:value-type="float" office:value="49.9" calcext:value-type="float">
            <text:p>49.9</text:p>
          </table:table-cell>
          <table:table-cell office:value-type="float" office:value="48.3" calcext:value-type="float">
            <text:p>48.3</text:p>
          </table:table-cell>
          <table:table-cell office:value-type="float" office:value="55.4" calcext:value-type="float">
            <text:p>55.4</text:p>
          </table:table-cell>
          <table:table-cell office:value-type="float" office:value="50.7" calcext:value-type="float">
            <text:p>50.7</text:p>
          </table:table-cell>
          <table:table-cell office:value-type="float" office:value="48.2" calcext:value-type="float">
            <text:p>48.2</text:p>
          </table:table-cell>
          <table:table-cell office:value-type="float" office:value="12" calcext:value-type="float">
            <text:p>12</text:p>
          </table:table-cell>
          <table:table-cell table:style-name="ce38" table:formula="of:=[.E19]-INDEX([.E:.E];LOOKUP(2;1/([.L$1:.L19]=&quot;-&quot;);ROW([.L$1:.L19]))+[.$K19]-1)" office:value-type="float" office:value="-2.5" calcext:value-type="float">
            <text:p>-2.5</text:p>
          </table:table-cell>
          <table:table-cell table:style-name="ce38" table:formula="of:=[.F19]-INDEX([.F:.F];LOOKUP(2;1/([.M$1:.M19]=&quot;-&quot;);ROW([.M$1:.M19]))+[.$K19]-1)" office:value-type="float" office:value="-6.5" calcext:value-type="float">
            <text:p>-6.5</text:p>
          </table:table-cell>
          <table:table-cell table:style-name="ce38" table:formula="of:=MIN((INDEX([.E:.E];LOOKUP(2;1/([.N$1:.N19]=&quot;-&quot;);ROW([.N$1:.N19]))+[.$K19]-1)-INDEX([.G:.G];LOOKUP(2;1/([.N$1:.N19]=&quot;-&quot;);ROW([.N$1:.N19]))+[.$K19]-1));0)-([.E19]-[.G19])" office:value-type="float" office:value="-7" calcext:value-type="float">
            <text:p>-7</text:p>
          </table:table-cell>
          <table:table-cell table:style-name="ce38" table:formula="of:=[.G19]-INDEX([.G:.G];LOOKUP(2;1/([.O$1:.O19]=&quot;-&quot;);ROW([.O$1:.O19]))+[.$K19]-1)" office:value-type="float" office:value="-5.8" calcext:value-type="float">
            <text:p>-5.8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28-DUAL-first_8-second_mse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SIMPLE-many_vox-CHLR</text:p>
          </table:table-cell>
          <table:table-cell office:value-type="float" office:value="63.7" calcext:value-type="float">
            <text:p>63.7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9.1" calcext:value-type="float">
            <text:p>59.1</text:p>
          </table:table-cell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9.7" calcext:value-type="float">
            <text:p>59.7</text:p>
          </table:table-cell>
          <table:table-cell office:value-type="float" office:value="57.4" calcext:value-type="float">
            <text:p>57.4</text:p>
          </table:table-cell>
          <table:table-cell office:value-type="float" office:value="9" calcext:value-type="float">
            <text:p>9</text:p>
          </table:table-cell>
          <table:table-cell table:style-name="ce38" table:formula="of:=[.E20]-INDEX([.E:.E];LOOKUP(2;1/([.L$1:.L20]=&quot;-&quot;);ROW([.L$1:.L20]))+[.$K20]-1)" office:value-type="float" office:value="-1.6" calcext:value-type="float">
            <text:p>-1.6</text:p>
          </table:table-cell>
          <table:table-cell table:style-name="ce38" table:formula="of:=[.F20]-INDEX([.F:.F];LOOKUP(2;1/([.M$1:.M20]=&quot;-&quot;);ROW([.M$1:.M20]))+[.$K20]-1)" office:value-type="float" office:value="0.100000000000001" calcext:value-type="float">
            <text:p>0.100000000000001</text:p>
          </table:table-cell>
          <table:table-cell table:style-name="ce38" table:formula="of:=MIN((INDEX([.E:.E];LOOKUP(2;1/([.N$1:.N20]=&quot;-&quot;);ROW([.N$1:.N20]))+[.$K20]-1)-INDEX([.G:.G];LOOKUP(2;1/([.N$1:.N20]=&quot;-&quot;);ROW([.N$1:.N20]))+[.$K20]-1));0)-([.E20]-[.G20])" office:value-type="float" office:value="-2.9" calcext:value-type="float">
            <text:p>-2.9</text:p>
          </table:table-cell>
          <table:table-cell table:style-name="ce38" table:formula="of:=[.G20]-INDEX([.G:.G];LOOKUP(2;1/([.O$1:.O20]=&quot;-&quot;);ROW([.O$1:.O20]))+[.$K20]-1)" office:value-type="float" office:value="0.400000000000006" calcext:value-type="float">
            <text:p>0.40000000000000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SIMPLE-many_vox-CHL</text:p>
          </table:table-cell>
          <table:table-cell office:value-type="float" office:value="65.4" calcext:value-type="float">
            <text:p>65.4</text:p>
          </table:table-cell>
          <table:table-cell office:value-type="float" office:value="61.1" calcext:value-type="float">
            <text:p>61.1</text:p>
          </table:table-cell>
          <table:table-cell office:value-type="float" office:value="59.8" calcext:value-type="float">
            <text:p>59.8</text:p>
          </table:table-cell>
          <table:table-cell office:value-type="float" office:value="61.2" calcext:value-type="float">
            <text:p>61.2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.3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60.7" calcext:value-type="float">
            <text:p>60.7</text:p>
          </table:table-cell>
          <table:table-cell office:value-type="float" office:value="9" calcext:value-type="float">
            <text:p>9</text:p>
          </table:table-cell>
          <table:table-cell table:style-name="ce38" table:formula="of:=[.E21]-INDEX([.E:.E];LOOKUP(2;1/([.L$1:.L21]=&quot;-&quot;);ROW([.L$1:.L21]))+[.$K21]-1)" office:value-type="float" office:value="0.5" calcext:value-type="float">
            <text:p>0.5</text:p>
          </table:table-cell>
          <table:table-cell table:style-name="ce38" table:formula="of:=[.F21]-INDEX([.F:.F];LOOKUP(2;1/([.M$1:.M21]=&quot;-&quot;);ROW([.M$1:.M21]))+[.$K21]-1)" office:value-type="float" office:value="0.100000000000001" calcext:value-type="float">
            <text:p>0.100000000000001</text:p>
          </table:table-cell>
          <table:table-cell table:style-name="ce38" table:formula="of:=MIN((INDEX([.E:.E];LOOKUP(2;1/([.N$1:.N21]=&quot;-&quot;);ROW([.N$1:.N21]))+[.$K21]-1)-INDEX([.G:.G];LOOKUP(2;1/([.N$1:.N21]=&quot;-&quot;);ROW([.N$1:.N21]))+[.$K21]-1));0)-([.E21]-[.G21])" office:value-type="float" office:value="-3.90000000000001" calcext:value-type="float">
            <text:p>-3.90000000000001</text:p>
          </table:table-cell>
          <table:table-cell table:style-name="ce38" table:formula="of:=[.G21]-INDEX([.G:.G];LOOKUP(2;1/([.O$1:.O21]=&quot;-&quot;);ROW([.O$1:.O21]))+[.$K21]-1)" office:value-type="float" office:value="1.5" calcext:value-type="float">
            <text:p>1.5</text:p>
          </table:table-cell>
          <table:table-cell table:number-columns-repeated="2"/>
          <table:table-cell office:value-type="float" office:value="66.4" calcext:value-type="float">
            <text:p>66.4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SIMPLE-many_vox-CHR</text:p>
          </table:table-cell>
          <table:table-cell office:value-type="float" office:value="65.5" calcext:value-type="float">
            <text:p>65.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59.5" calcext:value-type="float">
            <text:p>59.5</text:p>
          </table:table-cell>
          <table:table-cell office:value-type="float" office:value="60.2" calcext:value-type="float">
            <text:p>60.2</text:p>
          </table:table-cell>
          <table:table-cell office:value-type="float" office:value="55.2" calcext:value-type="float">
            <text:p>55.2</text:p>
          </table:table-cell>
          <table:table-cell office:value-type="float" office:value="58.4" calcext:value-type="float">
            <text:p>58.4</text:p>
          </table:table-cell>
          <table:table-cell office:value-type="float" office:value="57.9" calcext:value-type="float">
            <text:p>57.9</text:p>
          </table:table-cell>
          <table:table-cell office:value-type="float" office:value="54.1" calcext:value-type="float">
            <text:p>54.1</text:p>
          </table:table-cell>
          <table:table-cell office:value-type="float" office:value="9" calcext:value-type="float">
            <text:p>9</text:p>
          </table:table-cell>
          <table:table-cell table:style-name="ce38" table:formula="of:=[.E22]-INDEX([.E:.E];LOOKUP(2;1/([.L$1:.L22]=&quot;-&quot;);ROW([.L$1:.L22]))+[.$K22]-1)" office:value-type="float" office:value="-1.2" calcext:value-type="float">
            <text:p>-1.2</text:p>
          </table:table-cell>
          <table:table-cell table:style-name="ce38" table:formula="of:=[.F22]-INDEX([.F:.F];LOOKUP(2;1/([.M$1:.M22]=&quot;-&quot;);ROW([.M$1:.M22]))+[.$K22]-1)" office:value-type="float" office:value="0.300000000000004" calcext:value-type="float">
            <text:p>0.300000000000004</text:p>
          </table:table-cell>
          <table:table-cell table:style-name="ce38" table:formula="of:=MIN((INDEX([.E:.E];LOOKUP(2;1/([.N$1:.N22]=&quot;-&quot;);ROW([.N$1:.N22]))+[.$K22]-1)-INDEX([.G:.G];LOOKUP(2;1/([.N$1:.N22]=&quot;-&quot;);ROW([.N$1:.N22]))+[.$K22]-1));0)-([.E22]-[.G22])" office:value-type="float" office:value="-4.3" calcext:value-type="float">
            <text:p>-4.3</text:p>
          </table:table-cell>
          <table:table-cell table:style-name="ce38" table:formula="of:=[.G22]-INDEX([.G:.G];LOOKUP(2;1/([.O$1:.O22]=&quot;-&quot;);ROW([.O$1:.O22]))+[.$K22]-1)" office:value-type="float" office:value="-0.599999999999994" calcext:value-type="float">
            <text:p>-0.599999999999994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SIMPLE-many_vox-CLR_coords</text:p>
          </table:table-cell>
          <table:table-cell office:value-type="float" office:value="66.5" calcext:value-type="float">
            <text:p>66.5</text:p>
          </table:table-cell>
          <table:table-cell office:value-type="float" office:value="63.2" calcext:value-type="float">
            <text:p>63.2</text:p>
          </table:table-cell>
          <table:table-cell office:value-type="float" office:value="63.5" calcext:value-type="float">
            <text:p>63.5</text:p>
          </table:table-cell>
          <table:table-cell office:value-type="float" office:value="62.1" calcext:value-type="float">
            <text:p>62.1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58.4" calcext:value-type="float">
            <text:p>58.4</text:p>
          </table:table-cell>
          <table:table-cell office:value-type="float" office:value="9" calcext:value-type="float">
            <text:p>9</text:p>
          </table:table-cell>
          <table:table-cell table:style-name="ce38" table:formula="of:=[.E23]-INDEX([.E:.E];LOOKUP(2;1/([.L$1:.L23]=&quot;-&quot;);ROW([.L$1:.L23]))+[.$K23]-1)" office:value-type="float" office:value="1.4" calcext:value-type="float">
            <text:p>1.4</text:p>
          </table:table-cell>
          <table:table-cell table:style-name="ce38" table:formula="of:=[.F23]-INDEX([.F:.F];LOOKUP(2;1/([.M$1:.M23]=&quot;-&quot;);ROW([.M$1:.M23]))+[.$K23]-1)" office:value-type="float" office:value="3" calcext:value-type="float">
            <text:p>3</text:p>
          </table:table-cell>
          <table:table-cell table:style-name="ce38" table:formula="of:=MIN((INDEX([.E:.E];LOOKUP(2;1/([.N$1:.N23]=&quot;-&quot;);ROW([.N$1:.N23]))+[.$K23]-1)-INDEX([.G:.G];LOOKUP(2;1/([.N$1:.N23]=&quot;-&quot;);ROW([.N$1:.N23]))+[.$K23]-1));0)-([.E23]-[.G23])" office:value-type="float" office:value="-4.9" calcext:value-type="float">
            <text:p>-4.9</text:p>
          </table:table-cell>
          <table:table-cell table:style-name="ce38" table:formula="of:=[.G23]-INDEX([.G:.G];LOOKUP(2;1/([.O$1:.O23]=&quot;-&quot;);ROW([.O$1:.O23]))+[.$K23]-1)" office:value-type="float" office:value="1.40000000000001" calcext:value-type="float">
            <text:p>1.40000000000001</text:p>
          </table:table-cell>
          <table:table-cell table:number-columns-repeated="2"/>
          <table:table-cell office:value-type="float" office:value="66.6" calcext:value-type="float">
            <text:p>66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SIMPLE-many_vox-CLR_scale</text:p>
          </table:table-cell>
          <table:table-cell office:value-type="float" office:value="67.6" calcext:value-type="float">
            <text:p>67.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table:style-name="ce38" table:formula="of:=[.E24]-INDEX([.E:.E];LOOKUP(2;1/([.L$1:.L24]=&quot;-&quot;);ROW([.L$1:.L24]))+[.$K24]-1)" office:value-type="float" office:value="0.199999999999996" calcext:value-type="float">
            <text:p>0.199999999999996</text:p>
          </table:table-cell>
          <table:table-cell table:style-name="ce38" table:formula="of:=[.F24]-INDEX([.F:.F];LOOKUP(2;1/([.M$1:.M24]=&quot;-&quot;);ROW([.M$1:.M24]))+[.$K24]-1)" office:value-type="float" office:value="-0.199999999999996" calcext:value-type="float">
            <text:p>-0.199999999999996</text:p>
          </table:table-cell>
          <table:table-cell table:style-name="ce38" table:formula="of:=MIN((INDEX([.E:.E];LOOKUP(2;1/([.N$1:.N24]=&quot;-&quot;);ROW([.N$1:.N24]))+[.$K24]-1)-INDEX([.G:.G];LOOKUP(2;1/([.N$1:.N24]=&quot;-&quot;);ROW([.N$1:.N24]))+[.$K24]-1));0)-([.E24]-[.G24])" office:value-type="float" office:value="-5.5" calcext:value-type="float">
            <text:p>-5.5</text:p>
          </table:table-cell>
          <table:table-cell table:style-name="ce38" table:formula="of:=[.G24]-INDEX([.G:.G];LOOKUP(2;1/([.O$1:.O24]=&quot;-&quot;);ROW([.O$1:.O24]))+[.$K24]-1)" office:value-type="float" office:value="-0.399999999999999" calcext:value-type="float">
            <text:p>-0.399999999999999</text:p>
          </table:table-cell>
          <table:table-cell table:number-columns-repeated="2"/>
          <table:table-cell office:value-type="float" office:value="65.4" calcext:value-type="float">
            <text:p>65.4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SIMPLE-many_vox-CLR_b50</text:p>
          </table:table-cell>
          <table:table-cell office:value-type="float" office:value="64.1" calcext:value-type="float">
            <text:p>64.1</text:p>
          </table:table-cell>
          <table:table-cell office:value-type="float" office:value="58.4" calcext:value-type="float">
            <text:p>58.4</text:p>
          </table:table-cell>
          <table:table-cell office:value-type="float" office:value="61.3" calcext:value-type="float">
            <text:p>61.3</text:p>
          </table:table-cell>
          <table:table-cell office:value-type="float" office:value="59.7" calcext:value-type="float">
            <text:p>59.7</text:p>
          </table:table-cell>
          <table:table-cell office:value-type="float" office:value="58.6" calcext:value-type="float">
            <text:p>58.6</text:p>
          </table:table-cell>
          <table:table-cell office:value-type="float" office:value="55.8" calcext:value-type="float">
            <text:p>55.8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6.8" calcext:value-type="float">
            <text:p>56.8</text:p>
          </table:table-cell>
          <table:table-cell office:value-type="float" office:value="9" calcext:value-type="float">
            <text:p>9</text:p>
          </table:table-cell>
          <table:table-cell table:style-name="ce38" table:formula="of:=[.E25]-INDEX([.E:.E];LOOKUP(2;1/([.L$1:.L25]=&quot;-&quot;);ROW([.L$1:.L25]))+[.$K25]-1)" office:value-type="float" office:value="-1" calcext:value-type="float">
            <text:p>-1</text:p>
          </table:table-cell>
          <table:table-cell table:style-name="ce38" table:formula="of:=[.F25]-INDEX([.F:.F];LOOKUP(2;1/([.M$1:.M25]=&quot;-&quot;);ROW([.M$1:.M25]))+[.$K25]-1)" office:value-type="float" office:value="-1.3" calcext:value-type="float">
            <text:p>-1.3</text:p>
          </table:table-cell>
          <table:table-cell table:style-name="ce38" table:formula="of:=MIN((INDEX([.E:.E];LOOKUP(2;1/([.N$1:.N25]=&quot;-&quot;);ROW([.N$1:.N25]))+[.$K25]-1)-INDEX([.G:.G];LOOKUP(2;1/([.N$1:.N25]=&quot;-&quot;);ROW([.N$1:.N25]))+[.$K25]-1));0)-([.E25]-[.G25])" office:value-type="float" office:value="-3.90000000000001" calcext:value-type="float">
            <text:p>-3.90000000000001</text:p>
          </table:table-cell>
          <table:table-cell table:style-name="ce38" table:formula="of:=[.G25]-INDEX([.G:.G];LOOKUP(2;1/([.O$1:.O25]=&quot;-&quot;);ROW([.O$1:.O25]))+[.$K25]-1)" office:value-type="float" office:value="0" calcext:value-type="float">
            <text:p>0</text:p>
          </table:table-cell>
          <table:table-cell table:number-columns-repeated="2"/>
          <table:table-cell office:value-type="float" office:value="63.8" calcext:value-type="float">
            <text:p>63.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SIMPLE-many_vox-feature_10</text:p>
          </table:table-cell>
          <table:table-cell office:value-type="float" office:value="67.2" calcext:value-type="float">
            <text:p>67.2</text:p>
          </table:table-cell>
          <table:table-cell office:value-type="float" office:value="59.5" calcext:value-type="float">
            <text:p>59.5</text:p>
          </table:table-cell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61.7" calcext:value-type="float">
            <text:p>61.7</text:p>
          </table:table-cell>
          <table:table-cell office:value-type="float" office:value="58.9" calcext:value-type="float">
            <text:p>58.9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table:style-name="ce38" table:formula="of:=[.E26]-INDEX([.E:.E];LOOKUP(2;1/([.L$1:.L26]=&quot;-&quot;);ROW([.L$1:.L26]))+[.$K26]-1)" office:value-type="float" office:value="1.09999999999999" calcext:value-type="float">
            <text:p>1.09999999999999</text:p>
          </table:table-cell>
          <table:table-cell table:style-name="ce38" table:formula="of:=[.F26]-INDEX([.F:.F];LOOKUP(2;1/([.M$1:.M26]=&quot;-&quot;);ROW([.M$1:.M26]))+[.$K26]-1)" office:value-type="float" office:value="-0.100000000000001" calcext:value-type="float">
            <text:p>-0.100000000000001</text:p>
          </table:table-cell>
          <table:table-cell table:style-name="ce38" table:formula="of:=MIN((INDEX([.E:.E];LOOKUP(2;1/([.N$1:.N26]=&quot;-&quot;);ROW([.N$1:.N26]))+[.$K26]-1)-INDEX([.G:.G];LOOKUP(2;1/([.N$1:.N26]=&quot;-&quot;);ROW([.N$1:.N26]))+[.$K26]-1));0)-([.E26]-[.G26])" office:value-type="float" office:value="-4.9" calcext:value-type="float">
            <text:p>-4.9</text:p>
          </table:table-cell>
          <table:table-cell table:style-name="ce38" table:formula="of:=[.G26]-INDEX([.G:.G];LOOKUP(2;1/([.O$1:.O26]=&quot;-&quot;);ROW([.O$1:.O26]))+[.$K26]-1)" office:value-type="float" office:value="1.1" calcext:value-type="float">
            <text:p>1.1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/25-SIMPLE-many_vox-feature_20</text:p>
          </table:table-cell>
          <table:table-cell office:value-type="float" office:value="65.1" calcext:value-type="float">
            <text:p>65.1</text:p>
          </table:table-cell>
          <table:table-cell office:value-type="float" office:value="58.7" calcext:value-type="float">
            <text:p>58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54.3" calcext:value-type="float">
            <text:p>54.3</text:p>
          </table:table-cell>
          <table:table-cell office:value-type="float" office:value="59.2" calcext:value-type="float">
            <text:p>59.2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.1</text:p>
          </table:table-cell>
          <table:table-cell office:value-type="float" office:value="9" calcext:value-type="float">
            <text:p>9</text:p>
          </table:table-cell>
          <table:table-cell table:style-name="ce38" table:formula="of:=[.E27]-INDEX([.E:.E];LOOKUP(2;1/([.L$1:.L27]=&quot;-&quot;);ROW([.L$1:.L27]))+[.$K27]-1)" office:value-type="float" office:value="-1.7" calcext:value-type="float">
            <text:p>-1.7</text:p>
          </table:table-cell>
          <table:table-cell table:style-name="ce38" table:formula="of:=[.F27]-INDEX([.F:.F];LOOKUP(2;1/([.M$1:.M27]=&quot;-&quot;);ROW([.M$1:.M27]))+[.$K27]-1)" office:value-type="float" office:value="-2.2" calcext:value-type="float">
            <text:p>-2.2</text:p>
          </table:table-cell>
          <table:table-cell table:style-name="ce38" table:formula="of:=MIN((INDEX([.E:.E];LOOKUP(2;1/([.N$1:.N27]=&quot;-&quot;);ROW([.N$1:.N27]))+[.$K27]-1)-INDEX([.G:.G];LOOKUP(2;1/([.N$1:.N27]=&quot;-&quot;);ROW([.N$1:.N27]))+[.$K27]-1));0)-([.E27]-[.G27])" office:value-type="float" office:value="-4.7" calcext:value-type="float">
            <text:p>-4.7</text:p>
          </table:table-cell>
          <table:table-cell table:style-name="ce38" table:formula="of:=[.G27]-INDEX([.G:.G];LOOKUP(2;1/([.O$1:.O27]=&quot;-&quot;);ROW([.O$1:.O27]))+[.$K27]-1)" office:value-type="float" office:value="-1.5" calcext:value-type="float">
            <text:p>-1.5</text:p>
          </table:table-cell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SIMPLE-many_vox-feature_30</text:p>
          </table:table-cell>
          <table:table-cell office:value-type="float" office:value="63.2" calcext:value-type="float">
            <text:p>63.2</text:p>
          </table:table-cell>
          <table:table-cell office:value-type="float" office:value="57" calcext:value-type="float">
            <text:p>57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7.3" calcext:value-type="float">
            <text:p>57.3</text:p>
          </table:table-cell>
          <table:table-cell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28]-INDEX([.E:.E];LOOKUP(2;1/([.L$1:.L28]=&quot;-&quot;);ROW([.L$1:.L28]))+[.$K28]-1)" office:value-type="float" office:value="-3.6" calcext:value-type="float">
            <text:p>-3.6</text:p>
          </table:table-cell>
          <table:table-cell table:style-name="ce38" table:formula="of:=[.F28]-INDEX([.F:.F];LOOKUP(2;1/([.M$1:.M28]=&quot;-&quot;);ROW([.M$1:.M28]))+[.$K28]-1)" office:value-type="float" office:value="-5.1" calcext:value-type="float">
            <text:p>-5.1</text:p>
          </table:table-cell>
          <table:table-cell table:style-name="ce38" table:formula="of:=MIN((INDEX([.E:.E];LOOKUP(2;1/([.N$1:.N28]=&quot;-&quot;);ROW([.N$1:.N28]))+[.$K28]-1)-INDEX([.G:.G];LOOKUP(2;1/([.N$1:.N28]=&quot;-&quot;);ROW([.N$1:.N28]))+[.$K28]-1));0)-([.E28]-[.G28])" office:value-type="float" office:value="-4.1" calcext:value-type="float">
            <text:p>-4.1</text:p>
          </table:table-cell>
          <table:table-cell table:style-name="ce38" table:formula="of:=[.G28]-INDEX([.G:.G];LOOKUP(2;1/([.O$1:.O28]=&quot;-&quot;);ROW([.O$1:.O28]))+[.$K28]-1)" office:value-type="float" office:value="-2.8" calcext:value-type="float">
            <text:p>-2.8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SIMPLE-many_vox-feature_40</text:p>
          </table:table-cell>
          <table:table-cell office:value-type="float" office:value="62.7" calcext:value-type="float">
            <text:p>62.7</text:p>
          </table:table-cell>
          <table:table-cell office:value-type="float" office:value="56.9" calcext:value-type="float">
            <text:p>56.9</text:p>
          </table:table-cell>
          <table:table-cell office:value-type="float" office:value="60.1" calcext:value-type="float">
            <text:p>60.1</text:p>
          </table:table-cell>
          <table:table-cell office:value-type="float" office:value="56.2" calcext:value-type="float">
            <text:p>56.2</text:p>
          </table:table-cell>
          <table:table-cell office:value-type="float" office:value="54.3" calcext:value-type="float">
            <text:p>54.3</text:p>
          </table:table-cell>
          <table:table-cell office:value-type="float" office:value="53.3" calcext:value-type="float">
            <text:p>53.3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29]-INDEX([.E:.E];LOOKUP(2;1/([.L$1:.L29]=&quot;-&quot;);ROW([.L$1:.L29]))+[.$K29]-1)" office:value-type="float" office:value="-4.5" calcext:value-type="float">
            <text:p>-4.5</text:p>
          </table:table-cell>
          <table:table-cell table:style-name="ce38" table:formula="of:=[.F29]-INDEX([.F:.F];LOOKUP(2;1/([.M$1:.M29]=&quot;-&quot;);ROW([.M$1:.M29]))+[.$K29]-1)" office:value-type="float" office:value="-5.6" calcext:value-type="float">
            <text:p>-5.6</text:p>
          </table:table-cell>
          <table:table-cell table:style-name="ce38" table:formula="of:=MIN((INDEX([.E:.E];LOOKUP(2;1/([.N$1:.N29]=&quot;-&quot;);ROW([.N$1:.N29]))+[.$K29]-1)-INDEX([.G:.G];LOOKUP(2;1/([.N$1:.N29]=&quot;-&quot;);ROW([.N$1:.N29]))+[.$K29]-1));0)-([.E29]-[.G29])" office:value-type="float" office:value="-2.90000000000001" calcext:value-type="float">
            <text:p>-2.90000000000001</text:p>
          </table:table-cell>
          <table:table-cell table:style-name="ce38" table:formula="of:=[.G29]-INDEX([.G:.G];LOOKUP(2;1/([.O$1:.O29]=&quot;-&quot;);ROW([.O$1:.O29]))+[.$K29]-1)" office:value-type="float" office:value="-2.5" calcext:value-type="float">
            <text:p>-2.5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DUAL-first_8-second_ms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6.4" calcext:value-type="float">
            <text:p>66.4</text:p>
          </table:table-cell>
          <table:table-cell office:value-type="float" office:value="63.5" calcext:value-type="float">
            <text:p>63.5</text:p>
          </table:table-cell>
          <table:table-cell office:value-type="float" office:value="66.6" calcext:value-type="float">
            <text:p>66.6</text:p>
          </table:table-cell>
          <table:table-cell office:value-type="float" office:value="65.4" calcext:value-type="float">
            <text:p>65.4</text:p>
          </table:table-cell>
          <table:table-cell office:value-type="float" office:value="63.8" calcext:value-type="float">
            <text:p>63.8</text:p>
          </table:table-cell>
          <table:table-cell office:value-type="float" office:value="9" calcext:value-type="float">
            <text:p>9</text:p>
          </table:table-cell>
          <table:table-cell table:style-name="ce38" table:formula="of:=[.E30]-INDEX([.E:.E];LOOKUP(2;1/([.L$1:.L30]=&quot;-&quot;);ROW([.L$1:.L30]))+[.$K30]-1)" office:value-type="float" office:value="6.3" calcext:value-type="float">
            <text:p>6.3</text:p>
          </table:table-cell>
          <table:table-cell table:style-name="ce38" table:formula="of:=[.F30]-INDEX([.F:.F];LOOKUP(2;1/([.M$1:.M30]=&quot;-&quot;);ROW([.M$1:.M30]))+[.$K30]-1)" office:value-type="float" office:value="6.50000000000001" calcext:value-type="float">
            <text:p>6.50000000000001</text:p>
          </table:table-cell>
          <table:table-cell table:style-name="ce38" table:formula="of:=MIN((INDEX([.E:.E];LOOKUP(2;1/([.N$1:.N30]=&quot;-&quot;);ROW([.N$1:.N30]))+[.$K30]-1)-INDEX([.G:.G];LOOKUP(2;1/([.N$1:.N30]=&quot;-&quot;);ROW([.N$1:.N30]))+[.$K30]-1));0)-([.E30]-[.G30])" office:value-type="float" office:value="-3.5" calcext:value-type="float">
            <text:p>-3.5</text:p>
          </table:table-cell>
          <table:table-cell table:style-name="ce38" table:formula="of:=[.G30]-INDEX([.G:.G];LOOKUP(2;1/([.O$1:.O30]=&quot;-&quot;);ROW([.O$1:.O30]))+[.$K30]-1)" office:value-type="float" office:value="7.7" calcext:value-type="float">
            <text:p>7.7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DUAL-first_8-second_bc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.7" calcext:value-type="float">
            <text:p>65.7</text:p>
          </table:table-cell>
          <table:table-cell office:value-type="float" office:value="62.3" calcext:value-type="float">
            <text:p>62.3</text:p>
          </table:table-cell>
          <table:table-cell office:value-type="float" office:value="65.8" calcext:value-type="float">
            <text:p>65.8</text:p>
          </table:table-cell>
          <table:table-cell office:value-type="float" office:value="65.2" calcext:value-type="float">
            <text:p>65.2</text:p>
          </table:table-cell>
          <table:table-cell office:value-type="float" office:value="62.8" calcext:value-type="float">
            <text:p>62.8</text:p>
          </table:table-cell>
          <table:table-cell office:value-type="float" office:value="28" calcext:value-type="float">
            <text:p>28</text:p>
          </table:table-cell>
          <table:table-cell table:style-name="ce38" table:formula="of:=[.E31]-INDEX([.E:.E];LOOKUP(2;1/([.L$1:.L31]=&quot;-&quot;);ROW([.L$1:.L31]))+[.$K31]-1)" office:value-type="float" office:value="-0.900000000000006" calcext:value-type="float">
            <text:p>-0.900000000000006</text:p>
          </table:table-cell>
          <table:table-cell table:style-name="ce38" table:formula="of:=[.F31]-INDEX([.F:.F];LOOKUP(2;1/([.M$1:.M31]=&quot;-&quot;);ROW([.M$1:.M31]))+[.$K31]-1)" office:value-type="float" office:value="-0.700000000000003" calcext:value-type="float">
            <text:p>-0.700000000000003</text:p>
          </table:table-cell>
          <table:table-cell table:style-name="ce38" table:formula="of:=MIN((INDEX([.E:.E];LOOKUP(2;1/([.N$1:.N31]=&quot;-&quot;);ROW([.N$1:.N31]))+[.$K31]-1)-INDEX([.G:.G];LOOKUP(2;1/([.N$1:.N31]=&quot;-&quot;);ROW([.N$1:.N31]))+[.$K31]-1));0)-([.E31]-[.G31])" office:value-type="float" office:value="-3.8" calcext:value-type="float">
            <text:p>-3.8</text:p>
          </table:table-cell>
          <table:table-cell table:style-name="ce38" table:formula="of:=[.G31]-INDEX([.G:.G];LOOKUP(2;1/([.O$1:.O31]=&quot;-&quot;);ROW([.O$1:.O31]))+[.$K31]-1)" office:value-type="float" office:value="-1.2" calcext:value-type="float">
            <text:p>-1.2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DUAL-first_7-second_ms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" calcext:value-type="float">
            <text:p>65</text:p>
          </table:table-cell>
          <table:table-cell office:value-type="float" office:value="61.3" calcext:value-type="float">
            <text:p>61.3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61.7" calcext:value-type="float">
            <text:p>61.7</text:p>
          </table:table-cell>
          <table:table-cell office:value-type="float" office:value="28" calcext:value-type="float">
            <text:p>28</text:p>
          </table:table-cell>
          <table:table-cell table:style-name="ce38" table:formula="of:=[.E32]-INDEX([.E:.E];LOOKUP(2;1/([.L$1:.L32]=&quot;-&quot;);ROW([.L$1:.L32]))+[.$K32]-1)" office:value-type="float" office:value="-0.900000000000006" calcext:value-type="float">
            <text:p>-0.900000000000006</text:p>
          </table:table-cell>
          <table:table-cell table:style-name="ce38" table:formula="of:=[.F32]-INDEX([.F:.F];LOOKUP(2;1/([.M$1:.M32]=&quot;-&quot;);ROW([.M$1:.M32]))+[.$K32]-1)" office:value-type="float" office:value="-1.40000000000001" calcext:value-type="float">
            <text:p>-1.40000000000001</text:p>
          </table:table-cell>
          <table:table-cell table:style-name="ce38" table:formula="of:=MIN((INDEX([.E:.E];LOOKUP(2;1/([.N$1:.N32]=&quot;-&quot;);ROW([.N$1:.N32]))+[.$K32]-1)-INDEX([.G:.G];LOOKUP(2;1/([.N$1:.N32]=&quot;-&quot;);ROW([.N$1:.N32]))+[.$K32]-1));0)-([.E32]-[.G32])" office:value-type="float" office:value="-4.8" calcext:value-type="float">
            <text:p>-4.8</text:p>
          </table:table-cell>
          <table:table-cell table:style-name="ce38" table:formula="of:=[.G32]-INDEX([.G:.G];LOOKUP(2;1/([.O$1:.O32]=&quot;-&quot;);ROW([.O$1:.O32]))+[.$K32]-1)" office:value-type="float" office:value="-2.2" calcext:value-type="float">
            <text:p>-2.2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DUAL-first_7-second_bce</text:p>
          </table:table-cell>
          <table:table-cell table:number-columns-repeated="3"/>
          <table:table-cell office:value-type="float" office:value="65.2" calcext:value-type="float">
            <text:p>65.2</text:p>
          </table:table-cell>
          <table:table-cell office:value-type="float" office:value="64.4" calcext:value-type="float">
            <text:p>64.4</text:p>
          </table:table-cell>
          <table:table-cell office:value-type="float" office:value="60.2" calcext:value-type="float">
            <text:p>60.2</text:p>
          </table:table-cell>
          <table:table-cell office:value-type="float" office:value="64.9" calcext:value-type="float">
            <text:p>64.9</text:p>
          </table:table-cell>
          <table:table-cell office:value-type="float" office:value="63.7" calcext:value-type="float">
            <text:p>63.7</text:p>
          </table:table-cell>
          <table:table-cell office:value-type="float" office:value="60.8" calcext:value-type="float">
            <text:p>60.8</text:p>
          </table:table-cell>
          <table:table-cell office:value-type="float" office:value="28" calcext:value-type="float">
            <text:p>28</text:p>
          </table:table-cell>
          <table:table-cell table:style-name="ce38" table:formula="of:=[.E33]-INDEX([.E:.E];LOOKUP(2;1/([.L$1:.L33]=&quot;-&quot;);ROW([.L$1:.L33]))+[.$K33]-1)" office:value-type="float" office:value="-1.8" calcext:value-type="float">
            <text:p>-1.8</text:p>
          </table:table-cell>
          <table:table-cell table:style-name="ce38" table:formula="of:=[.F33]-INDEX([.F:.F];LOOKUP(2;1/([.M$1:.M33]=&quot;-&quot;);ROW([.M$1:.M33]))+[.$K33]-1)" office:value-type="float" office:value="-2" calcext:value-type="float">
            <text:p>-2</text:p>
          </table:table-cell>
          <table:table-cell table:style-name="ce38" table:formula="of:=MIN((INDEX([.E:.E];LOOKUP(2;1/([.N$1:.N33]=&quot;-&quot;);ROW([.N$1:.N33]))+[.$K33]-1)-INDEX([.G:.G];LOOKUP(2;1/([.N$1:.N33]=&quot;-&quot;);ROW([.N$1:.N33]))+[.$K33]-1));0)-([.E33]-[.G33])" office:value-type="float" office:value="-5" calcext:value-type="float">
            <text:p>-5</text:p>
          </table:table-cell>
          <table:table-cell table:style-name="ce38" table:formula="of:=[.G33]-INDEX([.G:.G];LOOKUP(2;1/([.O$1:.O33]=&quot;-&quot;);ROW([.O$1:.O33]))+[.$K33]-1)" office:value-type="float" office:value="-3.3" calcext:value-type="float">
            <text:p>-3.3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/32-DUAL-first_8-second_mse-single_brain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6.6" calcext:value-type="float">
            <text:p>66.6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office:value-type="float" office:value="65.8" calcext:value-type="float">
            <text:p>65.8</text:p>
          </table:table-cell>
          <table:table-cell office:value-type="float" office:value="59.9" calcext:value-type="float">
            <text:p>59.9</text:p>
          </table:table-cell>
          <table:table-cell office:value-type="float" office:value="28" calcext:value-type="float">
            <text:p>28</text:p>
          </table:table-cell>
          <table:table-cell table:style-name="ce38" table:formula="of:=[.E34]-INDEX([.E:.E];LOOKUP(2;1/([.L$1:.L34]=&quot;-&quot;);ROW([.L$1:.L34]))+[.$K34]-1)" office:value-type="float" office:value="-1.5" calcext:value-type="float">
            <text:p>-1.5</text:p>
          </table:table-cell>
          <table:table-cell table:style-name="ce38" table:formula="of:=[.F34]-INDEX([.F:.F];LOOKUP(2;1/([.M$1:.M34]=&quot;-&quot;);ROW([.M$1:.M34]))+[.$K34]-1)" office:value-type="float" office:value="0.199999999999989" calcext:value-type="float">
            <text:p>0.199999999999989</text:p>
          </table:table-cell>
          <table:table-cell table:style-name="ce38" table:formula="of:=MIN((INDEX([.E:.E];LOOKUP(2;1/([.N$1:.N34]=&quot;-&quot;);ROW([.N$1:.N34]))+[.$K34]-1)-INDEX([.G:.G];LOOKUP(2;1/([.N$1:.N34]=&quot;-&quot;);ROW([.N$1:.N34]))+[.$K34]-1));0)-([.E34]-[.G34])" office:value-type="float" office:value="-6.2" calcext:value-type="float">
            <text:p>-6.2</text:p>
          </table:table-cell>
          <table:table-cell table:style-name="ce38" table:formula="of:=[.G34]-INDEX([.G:.G];LOOKUP(2;1/([.O$1:.O34]=&quot;-&quot;);ROW([.O$1:.O34]))+[.$K34]-1)" office:value-type="float" office:value="-4.2" calcext:value-type="float">
            <text:p>-4.2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3-DUAL-first_8-second_mse-feature_10</text:p>
          </table:table-cell>
          <table:table-cell table:number-columns-repeated="3"/>
          <table:table-cell office:value-type="float" office:value="65.6" calcext:value-type="float">
            <text:p>65.6</text:p>
          </table:table-cell>
          <table:table-cell office:value-type="float" office:value="65.1" calcext:value-type="float">
            <text:p>65.1</text:p>
          </table:table-cell>
          <table:table-cell office:value-type="float" office:value="61.8" calcext:value-type="float">
            <text:p>61.8</text:p>
          </table:table-cell>
          <table:table-cell office:value-type="float" office:value="65.3" calcext:value-type="float">
            <text:p>65.3</text:p>
          </table:table-cell>
          <table:table-cell office:value-type="float" office:value="64.2" calcext:value-type="float">
            <text:p>64.2</text:p>
          </table:table-cell>
          <table:table-cell office:value-type="float" office:value="62.1" calcext:value-type="float">
            <text:p>62.1</text:p>
          </table:table-cell>
          <table:table-cell office:value-type="float" office:value="28" calcext:value-type="float">
            <text:p>28</text:p>
          </table:table-cell>
          <table:table-cell table:style-name="ce38" table:formula="of:=[.E35]-INDEX([.E:.E];LOOKUP(2;1/([.L$1:.L35]=&quot;-&quot;);ROW([.L$1:.L35]))+[.$K35]-1)" office:value-type="float" office:value="-1.40000000000001" calcext:value-type="float">
            <text:p>-1.40000000000001</text:p>
          </table:table-cell>
          <table:table-cell table:style-name="ce38" table:formula="of:=[.F35]-INDEX([.F:.F];LOOKUP(2;1/([.M$1:.M35]=&quot;-&quot;);ROW([.M$1:.M35]))+[.$K35]-1)" office:value-type="float" office:value="-1.30000000000001" calcext:value-type="float">
            <text:p>-1.30000000000001</text:p>
          </table:table-cell>
          <table:table-cell table:style-name="ce38" table:formula="of:=MIN((INDEX([.E:.E];LOOKUP(2;1/([.N$1:.N35]=&quot;-&quot;);ROW([.N$1:.N35]))+[.$K35]-1)-INDEX([.G:.G];LOOKUP(2;1/([.N$1:.N35]=&quot;-&quot;);ROW([.N$1:.N35]))+[.$K35]-1));0)-([.E35]-[.G35])" office:value-type="float" office:value="-3.8" calcext:value-type="float">
            <text:p>-3.8</text:p>
          </table:table-cell>
          <table:table-cell table:style-name="ce38" table:formula="of:=[.G35]-INDEX([.G:.G];LOOKUP(2;1/([.O$1:.O35]=&quot;-&quot;);ROW([.O$1:.O35]))+[.$K35]-1)" office:value-type="float" office:value="-1.7" calcext:value-type="float">
            <text:p>-1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1-SIMPLE-single_vox</text:p>
          </table:table-cell>
          <table:table-cell office:value-type="float" office:value="42.3" calcext:value-type="float">
            <text:p>42.3</text:p>
          </table:table-cell>
          <table:table-cell office:value-type="float" office:value="40.1" calcext:value-type="float">
            <text:p>40.1</text:p>
          </table:table-cell>
          <table:table-cell office:value-type="float" office:value="36" calcext:value-type="float">
            <text:p>36</text:p>
          </table:table-cell>
          <table:table-cell office:value-type="float" office:value="48.7" calcext:value-type="float">
            <text:p>48.7</text:p>
          </table:table-cell>
          <table:table-cell office:value-type="float" office:value="50.2" calcext:value-type="float">
            <text:p>50.2</text:p>
          </table:table-cell>
          <table:table-cell office:value-type="float" office:value="46.7" calcext:value-type="float">
            <text:p>46.7</text:p>
          </table:table-cell>
          <table:table-cell office:value-type="float" office:value="48.5" calcext:value-type="float">
            <text:p>48.5</text:p>
          </table:table-cell>
          <table:table-cell office:value-type="float" office:value="48.7" calcext:value-type="float">
            <text:p>48.7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MPLE-single_vox-single_targets</text:p>
          </table:table-cell>
          <table:table-cell office:value-type="float" office:value="45.2" calcext:value-type="float">
            <text:p>45.2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office:value-type="float" office:value="47.6" calcext:value-type="float">
            <text:p>47.6</text:p>
          </table:table-cell>
          <table:table-cell office:value-type="float" office:value="46.5" calcext:value-type="float">
            <text:p>46.5</text:p>
          </table:table-cell>
          <table:table-cell office:value-type="float" office:value="41.9" calcext:value-type="float">
            <text:p>41.9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table:style-name="ce38" table:formula="of:=[.E37]-INDEX([.E:.E];LOOKUP(2;1/([.L$1:.L37]=&quot;-&quot;);ROW([.L$1:.L37]))+[.$K37]-1)" office:value-type="float" office:value="-1.1" calcext:value-type="float">
            <text:p>-1.1</text:p>
          </table:table-cell>
          <table:table-cell table:style-name="ce38" table:formula="of:=[.F37]-INDEX([.F:.F];LOOKUP(2;1/([.M$1:.M37]=&quot;-&quot;);ROW([.M$1:.M37]))+[.$K37]-1)" office:value-type="float" office:value="-3.7" calcext:value-type="float">
            <text:p>-3.7</text:p>
          </table:table-cell>
          <table:table-cell table:style-name="ce38" table:formula="of:=MIN((INDEX([.E:.E];LOOKUP(2;1/([.N$1:.N37]=&quot;-&quot;);ROW([.N$1:.N37]))+[.$K37]-1)-INDEX([.G:.G];LOOKUP(2;1/([.N$1:.N37]=&quot;-&quot;);ROW([.N$1:.N37]))+[.$K37]-1));0)-([.E37]-[.G37])" office:value-type="float" office:value="-5.7" calcext:value-type="float">
            <text:p>-5.7</text:p>
          </table:table-cell>
          <table:table-cell table:style-name="ce38" table:formula="of:=[.G37]-INDEX([.G:.G];LOOKUP(2;1/([.O$1:.O37]=&quot;-&quot;);ROW([.O$1:.O37]))+[.$K37]-1)" office:value-type="float" office:value="-4.8" calcext:value-type="float">
            <text:p>-4.8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MPLE-single_vox-single_roi</text:p>
          </table:table-cell>
          <table:table-cell office:value-type="float" office:value="44.5" calcext:value-type="float">
            <text:p>44.5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8.9" calcext:value-type="float">
            <text:p>48.9</text:p>
          </table:table-cell>
          <table:table-cell office:value-type="float" office:value="49.6" calcext:value-type="float">
            <text:p>49.6</text:p>
          </table:table-cell>
          <table:table-cell office:value-type="float" office:value="43.4" calcext:value-type="float">
            <text:p>43.4</text:p>
          </table:table-cell>
          <table:table-cell office:value-type="float" office:value="48.7" calcext:value-type="float">
            <text:p>48.7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style-name="ce38" table:formula="of:=[.E38]-INDEX([.E:.E];LOOKUP(2;1/([.L$1:.L38]=&quot;-&quot;);ROW([.L$1:.L38]))+[.$K38]-1)" office:value-type="float" office:value="0.199999999999996" calcext:value-type="float">
            <text:p>0.199999999999996</text:p>
          </table:table-cell>
          <table:table-cell table:style-name="ce38" table:formula="of:=[.F38]-INDEX([.F:.F];LOOKUP(2;1/([.M$1:.M38]=&quot;-&quot;);ROW([.M$1:.M38]))+[.$K38]-1)" office:value-type="float" office:value="-0.600000000000001" calcext:value-type="float">
            <text:p>-0.600000000000001</text:p>
          </table:table-cell>
          <table:table-cell table:style-name="ce38" table:formula="of:=MIN((INDEX([.E:.E];LOOKUP(2;1/([.N$1:.N38]=&quot;-&quot;);ROW([.N$1:.N38]))+[.$K38]-1)-INDEX([.G:.G];LOOKUP(2;1/([.N$1:.N38]=&quot;-&quot;);ROW([.N$1:.N38]))+[.$K38]-1));0)-([.E38]-[.G38])" office:value-type="float" office:value="-5.5" calcext:value-type="float">
            <text:p>-5.5</text:p>
          </table:table-cell>
          <table:table-cell table:style-name="ce38" table:formula="of:=[.G38]-INDEX([.G:.G];LOOKUP(2;1/([.O$1:.O38]=&quot;-&quot;);ROW([.O$1:.O38]))+[.$K38]-1)" office:value-type="float" office:value="-3.3" calcext:value-type="float">
            <text:p>-3.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MPLE-single_vox-single_brain</text:p>
          </table:table-cell>
          <table:table-cell office:value-type="float" office:value="41.1" calcext:value-type="float">
            <text:p>41.1</text:p>
          </table:table-cell>
          <table:table-cell office:value-type="float" office:value="38.4" calcext:value-type="float">
            <text:p>38.4</text:p>
          </table:table-cell>
          <table:table-cell office:value-type="float" office:value="40.4" calcext:value-type="float">
            <text:p>40.4</text:p>
          </table:table-cell>
          <table:table-cell office:value-type="float" office:value="48.2" calcext:value-type="float">
            <text:p>48.2</text:p>
          </table:table-cell>
          <table:table-cell office:value-type="float" office:value="49" calcext:value-type="float">
            <text:p>49</text:p>
          </table:table-cell>
          <table:table-cell office:value-type="float" office:value="47.4" calcext:value-type="float">
            <text:p>47.4</text:p>
          </table:table-cell>
          <table:table-cell office:value-type="float" office:value="47.9" calcext:value-type="float">
            <text:p>47.9</text:p>
          </table:table-cell>
          <table:table-cell office:value-type="float" office:value="48" calcext:value-type="float">
            <text:p>48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style-name="ce38" table:formula="of:=[.E39]-INDEX([.E:.E];LOOKUP(2;1/([.L$1:.L39]=&quot;-&quot;);ROW([.L$1:.L39]))+[.$K39]-1)" office:value-type="float" office:value="-0.5" calcext:value-type="float">
            <text:p>-0.5</text:p>
          </table:table-cell>
          <table:table-cell table:style-name="ce38" table:formula="of:=[.F39]-INDEX([.F:.F];LOOKUP(2;1/([.M$1:.M39]=&quot;-&quot;);ROW([.M$1:.M39]))+[.$K39]-1)" office:value-type="float" office:value="-1.2" calcext:value-type="float">
            <text:p>-1.2</text:p>
          </table:table-cell>
          <table:table-cell table:style-name="ce38" table:formula="of:=MIN((INDEX([.E:.E];LOOKUP(2;1/([.N$1:.N39]=&quot;-&quot;);ROW([.N$1:.N39]))+[.$K39]-1)-INDEX([.G:.G];LOOKUP(2;1/([.N$1:.N39]=&quot;-&quot;);ROW([.N$1:.N39]))+[.$K39]-1));0)-([.E39]-[.G39])" office:value-type="float" office:value="-0.800000000000004" calcext:value-type="float">
            <text:p>-0.800000000000004</text:p>
          </table:table-cell>
          <table:table-cell table:style-name="ce38" table:formula="of:=[.G39]-INDEX([.G:.G];LOOKUP(2;1/([.O$1:.O39]=&quot;-&quot;);ROW([.O$1:.O39]))+[.$K39]-1)" office:value-type="float" office:value="0.699999999999996" calcext:value-type="float">
            <text:p>0.699999999999996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MPLE-single_vox-many_brain</text:p>
          </table:table-cell>
          <table:table-cell office:value-type="float" office:value="42.9" calcext:value-type="float">
            <text:p>42.9</text:p>
          </table:table-cell>
          <table:table-cell office:value-type="float" office:value="40.3" calcext:value-type="float">
            <text:p>40.3</text:p>
          </table:table-cell>
          <table:table-cell office:value-type="float" office:value="35.7" calcext:value-type="float">
            <text:p>35.7</text:p>
          </table:table-cell>
          <table:table-cell office:value-type="float" office:value="47" calcext:value-type="float">
            <text:p>47</text:p>
          </table:table-cell>
          <table:table-cell office:value-type="float" office:value="47.7" calcext:value-type="float">
            <text:p>47.7</text:p>
          </table:table-cell>
          <table:table-cell office:value-type="float" office:value="40.1" calcext:value-type="float">
            <text:p>40.1</text:p>
          </table:table-cell>
          <table:table-cell office:value-type="float" office:value="46.7" calcext:value-type="float">
            <text:p>46.7</text:p>
          </table:table-cell>
          <table:table-cell office:value-type="float" office:value="46.9" calcext:value-type="float">
            <text:p>46.9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table:style-name="ce38" table:formula="of:=[.E40]-INDEX([.E:.E];LOOKUP(2;1/([.L$1:.L40]=&quot;-&quot;);ROW([.L$1:.L40]))+[.$K40]-1)" office:value-type="float" office:value="-1.7" calcext:value-type="float">
            <text:p>-1.7</text:p>
          </table:table-cell>
          <table:table-cell table:style-name="ce38" table:formula="of:=[.F40]-INDEX([.F:.F];LOOKUP(2;1/([.M$1:.M40]=&quot;-&quot;);ROW([.M$1:.M40]))+[.$K40]-1)" office:value-type="float" office:value="-2.5" calcext:value-type="float">
            <text:p>-2.5</text:p>
          </table:table-cell>
          <table:table-cell table:style-name="ce38" table:formula="of:=MIN((INDEX([.E:.E];LOOKUP(2;1/([.N$1:.N40]=&quot;-&quot;);ROW([.N$1:.N40]))+[.$K40]-1)-INDEX([.G:.G];LOOKUP(2;1/([.N$1:.N40]=&quot;-&quot;);ROW([.N$1:.N40]))+[.$K40]-1));0)-([.E40]-[.G40])" office:value-type="float" office:value="-6.9" calcext:value-type="float">
            <text:p>-6.9</text:p>
          </table:table-cell>
          <table:table-cell table:style-name="ce38" table:formula="of:=[.G40]-INDEX([.G:.G];LOOKUP(2;1/([.O$1:.O40]=&quot;-&quot;);ROW([.O$1:.O40]))+[.$K40]-1)" office:value-type="float" office:value="-6.6" calcext:value-type="float">
            <text:p>-6.6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SIMPLE-many_vox-single_targets</text:p>
          </table:table-cell>
          <table:table-cell office:value-type="float" office:value="66.1" calcext:value-type="float">
            <text:p>66.1</text:p>
          </table:table-cell>
          <table:table-cell table:number-columns-repeated="2" office:value-type="float" office:value="57.7" calcext:value-type="float">
            <text:p>57.7</text:p>
          </table:table-cell>
          <table:table-cell office:value-type="float" office:value="61.7" calcext:value-type="float">
            <text:p>61.7</text:p>
          </table:table-cell>
          <table:table-cell office:value-type="float" office:value="59.4" calcext:value-type="float">
            <text:p>59.4</text:p>
          </table:table-cell>
          <table:table-cell office:value-type="float" office:value="57.2" calcext:value-type="float">
            <text:p>57.2</text:p>
          </table:table-cell>
          <table:table-cell office:value-type="float" office:value="61.4" calcext:value-type="float">
            <text:p>61.4</text:p>
          </table:table-cell>
          <table:table-cell office:value-type="float" office:value="58.7" calcext:value-type="float">
            <text:p>58.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8" table:formula="of:=[.E41]-INDEX([.E:.E];LOOKUP(2;1/([.L$1:.L41]=&quot;-&quot;);ROW([.L$1:.L41]))+[.$K41]-1)" office:value-type="float" office:value="13" calcext:value-type="float">
            <text:p>13</text:p>
          </table:table-cell>
          <table:table-cell table:style-name="ce38" table:formula="of:=[.F41]-INDEX([.F:.F];LOOKUP(2;1/([.M$1:.M41]=&quot;-&quot;);ROW([.M$1:.M41]))+[.$K41]-1)" office:value-type="float" office:value="9.2" calcext:value-type="float">
            <text:p>9.2</text:p>
          </table:table-cell>
          <table:table-cell table:style-name="ce38" table:formula="of:=MIN((INDEX([.E:.E];LOOKUP(2;1/([.N$1:.N41]=&quot;-&quot;);ROW([.N$1:.N41]))+[.$K41]-1)-INDEX([.G:.G];LOOKUP(2;1/([.N$1:.N41]=&quot;-&quot;);ROW([.N$1:.N41]))+[.$K41]-1));0)-([.E41]-[.G41])" office:value-type="float" office:value="-4.5" calcext:value-type="float">
            <text:p>-4.5</text:p>
          </table:table-cell>
          <table:table-cell table:style-name="ce38" table:formula="of:=[.G41]-INDEX([.G:.G];LOOKUP(2;1/([.O$1:.O41]=&quot;-&quot;);ROW([.O$1:.O41]))+[.$K41]-1)" office:value-type="float" office:value="10.5" calcext:value-type="float">
            <text:p>1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SIMPLE-many_vox-single_roi</text:p>
          </table:table-cell>
          <table:table-cell office:value-type="float" office:value="67.6" calcext:value-type="float">
            <text:p>67.6</text:p>
          </table:table-cell>
          <table:table-cell office:value-type="float" office:value="60.2" calcext:value-type="float">
            <text:p>60.2</text:p>
          </table:table-cell>
          <table:table-cell office:value-type="float" office:value="62.6" calcext:value-type="float">
            <text:p>62.6</text:p>
          </table:table-cell>
          <table:table-cell office:value-type="float" office:value="61.9" calcext:value-type="float">
            <text:p>61.9</text:p>
          </table:table-cell>
          <table:table-cell office:value-type="float" office:value="61.2" calcext:value-type="float">
            <text:p>61.2</text:p>
          </table:table-cell>
          <table:table-cell office:value-type="float" office:value="58.3" calcext:value-type="float">
            <text:p>58.3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58.3" calcext:value-type="float">
            <text:p>58.3</text:p>
          </table:table-cell>
          <table:table-cell office:value-type="float" office:value="6" calcext:value-type="float">
            <text:p>6</text:p>
          </table:table-cell>
          <table:table-cell table:style-name="ce38" table:formula="of:=[.E42]-INDEX([.E:.E];LOOKUP(2;1/([.L$1:.L42]=&quot;-&quot;);ROW([.L$1:.L42]))+[.$K42]-1)" office:value-type="float" office:value="0.199999999999996" calcext:value-type="float">
            <text:p>0.199999999999996</text:p>
          </table:table-cell>
          <table:table-cell table:style-name="ce38" table:formula="of:=[.F42]-INDEX([.F:.F];LOOKUP(2;1/([.M$1:.M42]=&quot;-&quot;);ROW([.M$1:.M42]))+[.$K42]-1)" office:value-type="float" office:value="1.8" calcext:value-type="float">
            <text:p>1.8</text:p>
          </table:table-cell>
          <table:table-cell table:style-name="ce38" table:formula="of:=MIN((INDEX([.E:.E];LOOKUP(2;1/([.N$1:.N42]=&quot;-&quot;);ROW([.N$1:.N42]))+[.$K42]-1)-INDEX([.G:.G];LOOKUP(2;1/([.N$1:.N42]=&quot;-&quot;);ROW([.N$1:.N42]))+[.$K42]-1));0)-([.E42]-[.G42])" office:value-type="float" office:value="-3.6" calcext:value-type="float">
            <text:p>-3.6</text:p>
          </table:table-cell>
          <table:table-cell table:style-name="ce38" table:formula="of:=[.G42]-INDEX([.G:.G];LOOKUP(2;1/([.O$1:.O42]=&quot;-&quot;);ROW([.O$1:.O42]))+[.$K42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SIMPLE-many_vox-single_brain</text:p>
          </table:table-cell>
          <table:table-cell office:value-type="float" office:value="64" calcext:value-type="float">
            <text:p>64</text:p>
          </table:table-cell>
          <table:table-cell office:value-type="float" office:value="56.6" calcext:value-type="float">
            <text:p>56.6</text:p>
          </table:table-cell>
          <table:table-cell office:value-type="float" office:value="60.9" calcext:value-type="float">
            <text:p>60.9</text:p>
          </table:table-cell>
          <table:table-cell office:value-type="float" office:value="60.7" calcext:value-type="float">
            <text:p>60.7</text:p>
          </table:table-cell>
          <table:table-cell office:value-type="float" office:value="60.2" calcext:value-type="float">
            <text:p>60.2</text:p>
          </table:table-cell>
          <table:table-cell office:value-type="float" office:value="58.3" calcext:value-type="float">
            <text:p>58.3</text:p>
          </table:table-cell>
          <table:table-cell office:value-type="float" office:value="60.5" calcext:value-type="float">
            <text:p>60.5</text:p>
          </table:table-cell>
          <table:table-cell office:value-type="float" office:value="59.5" calcext:value-type="float">
            <text:p>59.5</text:p>
          </table:table-cell>
          <table:table-cell office:value-type="float" office:value="57.8" calcext:value-type="float">
            <text:p>57.8</text:p>
          </table:table-cell>
          <table:table-cell office:value-type="float" office:value="7" calcext:value-type="float">
            <text:p>7</text:p>
          </table:table-cell>
          <table:table-cell table:style-name="ce38" table:formula="of:=[.E43]-INDEX([.E:.E];LOOKUP(2;1/([.L$1:.L43]=&quot;-&quot;);ROW([.L$1:.L43]))+[.$K43]-1)" office:value-type="float" office:value="-1.2" calcext:value-type="float">
            <text:p>-1.2</text:p>
          </table:table-cell>
          <table:table-cell table:style-name="ce38" table:formula="of:=[.F43]-INDEX([.F:.F];LOOKUP(2;1/([.M$1:.M43]=&quot;-&quot;);ROW([.M$1:.M43]))+[.$K43]-1)" office:value-type="float" office:value="-1" calcext:value-type="float">
            <text:p>-1</text:p>
          </table:table-cell>
          <table:table-cell table:style-name="ce38" table:formula="of:=MIN((INDEX([.E:.E];LOOKUP(2;1/([.N$1:.N43]=&quot;-&quot;);ROW([.N$1:.N43]))+[.$K43]-1)-INDEX([.G:.G];LOOKUP(2;1/([.N$1:.N43]=&quot;-&quot;);ROW([.N$1:.N43]))+[.$K43]-1));0)-([.E43]-[.G43])" office:value-type="float" office:value="-2.40000000000001" calcext:value-type="float">
            <text:p>-2.40000000000001</text:p>
          </table:table-cell>
          <table:table-cell table:style-name="ce38" table:formula="of:=[.G43]-INDEX([.G:.G];LOOKUP(2;1/([.O$1:.O43]=&quot;-&quot;);ROW([.O$1:.O43]))+[.$K4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SIMPLE-many_vox-CLR</text:p>
          </table:table-cell>
          <table:table-cell office:value-type="float" office:value="59.3" calcext:value-type="float">
            <text:p>59.3</text:p>
          </table:table-cell>
          <table:table-cell office:value-type="float" office:value="56.9" calcext:value-type="float">
            <text:p>56.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.7" calcext:value-type="float">
            <text:p>56.7</text:p>
          </table:table-cell>
          <table:table-cell office:value-type="float" office:value="52.2" calcext:value-type="float">
            <text:p>52.2</text:p>
          </table:table-cell>
          <table:table-cell office:value-type="float" office:value="56.5" calcext:value-type="float">
            <text:p>56.5</text:p>
          </table:table-cell>
          <table:table-cell office:value-type="float" office:value="55.7" calcext:value-type="float">
            <text:p>55.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38" table:formula="of:=[.E44]-INDEX([.E:.E];LOOKUP(2;1/([.L$1:.L44]=&quot;-&quot;);ROW([.L$1:.L44]))+[.$K44]-1)" office:value-type="float" office:value="-5.2" calcext:value-type="float">
            <text:p>-5.2</text:p>
          </table:table-cell>
          <table:table-cell table:style-name="ce38" table:formula="of:=[.F44]-INDEX([.F:.F];LOOKUP(2;1/([.M$1:.M44]=&quot;-&quot;);ROW([.M$1:.M44]))+[.$K44]-1)" office:value-type="float" office:value="-4.5" calcext:value-type="float">
            <text:p>-4.5</text:p>
          </table:table-cell>
          <table:table-cell table:style-name="ce38" table:formula="of:=MIN((INDEX([.E:.E];LOOKUP(2;1/([.N$1:.N44]=&quot;-&quot;);ROW([.N$1:.N44]))+[.$K44]-1)-INDEX([.G:.G];LOOKUP(2;1/([.N$1:.N44]=&quot;-&quot;);ROW([.N$1:.N44]))+[.$K44]-1));0)-([.E44]-[.G44])" office:value-type="float" office:value="-4.5" calcext:value-type="float">
            <text:p>-4.5</text:p>
          </table:table-cell>
          <table:table-cell table:style-name="ce38" table:formula="of:=[.G44]-INDEX([.G:.G];LOOKUP(2;1/([.O$1:.O44]=&quot;-&quot;);ROW([.O$1:.O44]))+[.$K44]-1)" office:value-type="float" office:value="-6.09999999999999" calcext:value-type="float">
            <text:p>-6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SIMPLE-many_vox-CL</text:p>
          </table:table-cell>
          <table:table-cell office:value-type="float" office:value="65.9" calcext:value-type="float">
            <text:p>65.9</text:p>
          </table:table-cell>
          <table:table-cell office:value-type="float" office:value="58.5" calcext:value-type="float">
            <text:p>58.5</text:p>
          </table:table-cell>
          <table:table-cell office:value-type="float" office:value="57.3" calcext:value-type="float">
            <text:p>57.3</text:p>
          </table:table-cell>
          <table:table-cell office:value-type="float" office:value="61.1" calcext:value-type="float">
            <text:p>61.1</text:p>
          </table:table-cell>
          <table:table-cell office:value-type="float" office:value="58.1" calcext:value-type="float">
            <text:p>58.1</text:p>
          </table:table-cell>
          <table:table-cell office:value-type="float" office:value="52" calcext:value-type="float">
            <text:p>52</text:p>
          </table:table-cell>
          <table:table-cell office:value-type="float" office:value="62.7" calcext:value-type="float">
            <text:p>62.7</text:p>
          </table:table-cell>
          <table:table-cell office:value-type="float" office:value="59.2" calcext:value-type="float">
            <text:p>59.2</text:p>
          </table:table-cell>
          <table:table-cell office:value-type="float" office:value="53.7" calcext:value-type="float">
            <text:p>53.7</text:p>
          </table:table-cell>
          <table:table-cell office:value-type="float" office:value="9" calcext:value-type="float">
            <text:p>9</text:p>
          </table:table-cell>
          <table:table-cell table:style-name="ce38" table:formula="of:=[.E45]-INDEX([.E:.E];LOOKUP(2;1/([.L$1:.L45]=&quot;-&quot;);ROW([.L$1:.L45]))+[.$K45]-1)" office:value-type="float" office:value="4.4" calcext:value-type="float">
            <text:p>4.4</text:p>
          </table:table-cell>
          <table:table-cell table:style-name="ce38" table:formula="of:=[.F45]-INDEX([.F:.F];LOOKUP(2;1/([.M$1:.M45]=&quot;-&quot;);ROW([.M$1:.M45]))+[.$K45]-1)" office:value-type="float" office:value="1.4" calcext:value-type="float">
            <text:p>1.4</text:p>
          </table:table-cell>
          <table:table-cell table:style-name="ce38" table:formula="of:=MIN((INDEX([.E:.E];LOOKUP(2;1/([.N$1:.N45]=&quot;-&quot;);ROW([.N$1:.N45]))+[.$K45]-1)-INDEX([.G:.G];LOOKUP(2;1/([.N$1:.N45]=&quot;-&quot;);ROW([.N$1:.N45]))+[.$K45]-1));0)-([.E45]-[.G45])" office:value-type="float" office:value="-9.1" calcext:value-type="float">
            <text:p>-9.1</text:p>
          </table:table-cell>
          <table:table-cell table:style-name="ce38" table:formula="of:=[.G45]-INDEX([.G:.G];LOOKUP(2;1/([.O$1:.O45]=&quot;-&quot;);ROW([.O$1:.O45]))+[.$K45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SIMPLE-many_vox-CR</text:p>
          </table:table-cell>
          <table:table-cell office:value-type="float" office:value="65.9" calcext:value-type="float">
            <text:p>65.9</text:p>
          </table:table-cell>
          <table:table-cell office:value-type="float" office:value="58.3" calcext:value-type="float">
            <text:p>58.3</text:p>
          </table:table-cell>
          <table:table-cell office:value-type="float" office:value="53.1" calcext:value-type="float">
            <text:p>53.1</text:p>
          </table:table-cell>
          <table:table-cell office:value-type="float" office:value="58.6" calcext:value-type="float">
            <text:p>58.6</text:p>
          </table:table-cell>
          <table:table-cell office:value-type="float" office:value="56.6" calcext:value-type="float">
            <text:p>56.6</text:p>
          </table:table-cell>
          <table:table-cell office:value-type="float" office:value="54.4" calcext:value-type="float">
            <text:p>54.4</text:p>
          </table:table-cell>
          <table:table-cell office:value-type="float" office:value="57.3" calcext:value-type="float">
            <text:p>57.3</text:p>
          </table:table-cell>
          <table:table-cell office:value-type="float" office:value="54.9" calcext:value-type="float">
            <text:p>54.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ce38" table:formula="of:=[.E46]-INDEX([.E:.E];LOOKUP(2;1/([.L$1:.L46]=&quot;-&quot;);ROW([.L$1:.L46]))+[.$K46]-1)" office:value-type="float" office:value="1.9" calcext:value-type="float">
            <text:p>1.9</text:p>
          </table:table-cell>
          <table:table-cell table:style-name="ce38" table:formula="of:=[.F46]-INDEX([.F:.F];LOOKUP(2;1/([.M$1:.M46]=&quot;-&quot;);ROW([.M$1:.M46]))+[.$K46]-1)" office:value-type="float" office:value="-0.100000000000001" calcext:value-type="float">
            <text:p>-0.100000000000001</text:p>
          </table:table-cell>
          <table:table-cell table:style-name="ce38" table:formula="of:=MIN((INDEX([.E:.E];LOOKUP(2;1/([.N$1:.N46]=&quot;-&quot;);ROW([.N$1:.N46]))+[.$K46]-1)-INDEX([.G:.G];LOOKUP(2;1/([.N$1:.N46]=&quot;-&quot;);ROW([.N$1:.N46]))+[.$K46]-1));0)-([.E46]-[.G46])" office:value-type="float" office:value="-4.2" calcext:value-type="float">
            <text:p>-4.2</text:p>
          </table:table-cell>
          <table:table-cell table:style-name="ce38" table:formula="of:=[.G46]-INDEX([.G:.G];LOOKUP(2;1/([.O$1:.O46]=&quot;-&quot;);ROW([.O$1:.O46]))+[.$K46]-1)" office:value-type="float" office:value="2.2" calcext:value-type="float">
            <text:p>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SIMPLE-many_vox-HLR</text:p>
          </table:table-cell>
          <table:table-cell office:value-type="float" office:value="62.3" calcext:value-type="float">
            <text:p>62.3</text:p>
          </table:table-cell>
          <table:table-cell office:value-type="float" office:value="50.3" calcext:value-type="float">
            <text:p>50.3</text:p>
          </table:table-cell>
          <table:table-cell office:value-type="float" office:value="55.5" calcext:value-type="float">
            <text:p>55.5</text:p>
          </table:table-cell>
          <table:table-cell office:value-type="float" office:value="57.7" calcext:value-type="float">
            <text:p>57.7</text:p>
          </table:table-cell>
          <table:table-cell office:value-type="float" office:value="49.5" calcext:value-type="float">
            <text:p>49.5</text:p>
          </table:table-cell>
          <table:table-cell office:value-type="float" office:value="55.1" calcext:value-type="float">
            <text:p>55.1</text:p>
          </table:table-cell>
          <table:table-cell office:value-type="float" office:value="57.6" calcext:value-type="float">
            <text:p>57.6</text:p>
          </table:table-cell>
          <table:table-cell office:value-type="float" office:value="49.2" calcext:value-type="float">
            <text:p>49.2</text:p>
          </table:table-cell>
          <table:table-cell office:value-type="float" office:value="55.8" calcext:value-type="float">
            <text:p>55.8</text:p>
          </table:table-cell>
          <table:table-cell office:value-type="float" office:value="9" calcext:value-type="float">
            <text:p>9</text:p>
          </table:table-cell>
          <table:table-cell table:style-name="ce38" table:formula="of:=[.E47]-INDEX([.E:.E];LOOKUP(2;1/([.L$1:.L47]=&quot;-&quot;);ROW([.L$1:.L47]))+[.$K47]-1)" office:value-type="float" office:value="1" calcext:value-type="float">
            <text:p>1</text:p>
          </table:table-cell>
          <table:table-cell table:style-name="ce38" table:formula="of:=[.F47]-INDEX([.F:.F];LOOKUP(2;1/([.M$1:.M47]=&quot;-&quot;);ROW([.M$1:.M47]))+[.$K47]-1)" office:value-type="float" office:value="-7.2" calcext:value-type="float">
            <text:p>-7.2</text:p>
          </table:table-cell>
          <table:table-cell table:style-name="ce38" table:formula="of:=MIN((INDEX([.E:.E];LOOKUP(2;1/([.N$1:.N47]=&quot;-&quot;);ROW([.N$1:.N47]))+[.$K47]-1)-INDEX([.G:.G];LOOKUP(2;1/([.N$1:.N47]=&quot;-&quot;);ROW([.N$1:.N47]))+[.$K47]-1));0)-([.E47]-[.G47])" office:value-type="float" office:value="-2.6" calcext:value-type="float">
            <text:p>-2.6</text:p>
          </table:table-cell>
          <table:table-cell table:style-name="ce38" table:formula="of:=[.G47]-INDEX([.G:.G];LOOKUP(2;1/([.O$1:.O47]=&quot;-&quot;);ROW([.O$1:.O47]))+[.$K47]-1)" office:value-type="float" office:value="2.9" calcext:value-type="float">
            <text:p>2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SIMPLE-many_vox-HL</text:p>
          </table:table-cell>
          <table:table-cell office:value-type="float" office:value="58.6" calcext:value-type="float">
            <text:p>58.6</text:p>
          </table:table-cell>
          <table:table-cell office:value-type="float" office:value="47.7" calcext:value-type="float">
            <text:p>47.7</text:p>
          </table:table-cell>
          <table:table-cell office:value-type="float" office:value="52.3" calcext:value-type="float">
            <text:p>52.3</text:p>
          </table:table-cell>
          <table:table-cell office:value-type="float" office:value="56.5" calcext:value-type="float">
            <text:p>56.5</text:p>
          </table:table-cell>
          <table:table-cell office:value-type="float" office:value="48.5" calcext:value-type="float">
            <text:p>48.5</text:p>
          </table:table-cell>
          <table:table-cell office:value-type="float" office:value="53.1" calcext:value-type="float">
            <text:p>53.1</text:p>
          </table:table-cell>
          <table:table-cell office:value-type="float" office:value="58.1" calcext:value-type="float">
            <text:p>58.1</text:p>
          </table:table-cell>
          <table:table-cell office:value-type="float" office:value="50.4" calcext:value-type="float">
            <text:p>50.4</text:p>
          </table:table-cell>
          <table:table-cell office:value-type="float" office:value="55.9" calcext:value-type="float">
            <text:p>55.9</text:p>
          </table:table-cell>
          <table:table-cell office:value-type="float" office:value="9" calcext:value-type="float">
            <text:p>9</text:p>
          </table:table-cell>
          <table:table-cell table:style-name="ce38" table:formula="of:=[.E48]-INDEX([.E:.E];LOOKUP(2;1/([.L$1:.L48]=&quot;-&quot;);ROW([.L$1:.L48]))+[.$K48]-1)" office:value-type="float" office:value="-0.200000000000003" calcext:value-type="float">
            <text:p>-0.200000000000003</text:p>
          </table:table-cell>
          <table:table-cell table:style-name="ce38" table:formula="of:=[.F48]-INDEX([.F:.F];LOOKUP(2;1/([.M$1:.M48]=&quot;-&quot;);ROW([.M$1:.M48]))+[.$K48]-1)" office:value-type="float" office:value="-8.2" calcext:value-type="float">
            <text:p>-8.2</text:p>
          </table:table-cell>
          <table:table-cell table:style-name="ce38" table:formula="of:=MIN((INDEX([.E:.E];LOOKUP(2;1/([.N$1:.N48]=&quot;-&quot;);ROW([.N$1:.N48]))+[.$K48]-1)-INDEX([.G:.G];LOOKUP(2;1/([.N$1:.N48]=&quot;-&quot;);ROW([.N$1:.N48]))+[.$K48]-1));0)-([.E48]-[.G48])" office:value-type="float" office:value="-3.4" calcext:value-type="float">
            <text:p>-3.4</text:p>
          </table:table-cell>
          <table:table-cell table:style-name="ce38" table:formula="of:=[.G48]-INDEX([.G:.G];LOOKUP(2;1/([.O$1:.O48]=&quot;-&quot;);ROW([.O$1:.O48]))+[.$K48]-1)" office:value-type="float" office:value="0.899999999999999" calcext:value-type="float">
            <text:p>0.8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SIMPLE-many_vox-HR</text:p>
          </table:table-cell>
          <table:table-cell office:value-type="float" office:value="63.8" calcext:value-type="float">
            <text:p>63.8</text:p>
          </table:table-cell>
          <table:table-cell office:value-type="float" office:value="47.2" calcext:value-type="float">
            <text:p>47.2</text:p>
          </table:table-cell>
          <table:table-cell office:value-type="float" office:value="55.1" calcext:value-type="float">
            <text:p>55.1</text:p>
          </table:table-cell>
          <table:table-cell office:value-type="float" office:value="58.3" calcext:value-type="float">
            <text:p>58.3</text:p>
          </table:table-cell>
          <table:table-cell office:value-type="float" office:value="50.2" calcext:value-type="float">
            <text:p>50.2</text:p>
          </table:table-cell>
          <table:table-cell office:value-type="float" office:value="55" calcext:value-type="float">
            <text:p>55</text:p>
          </table:table-cell>
          <table:table-cell office:value-type="float" office:value="56.7" calcext:value-type="float">
            <text:p>56.7</text:p>
          </table:table-cell>
          <table:table-cell office:value-type="float" office:value="48.6" calcext:value-type="float">
            <text:p>48.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49]-INDEX([.E:.E];LOOKUP(2;1/([.L$1:.L49]=&quot;-&quot;);ROW([.L$1:.L49]))+[.$K49]-1)" office:value-type="float" office:value="1.59999999999999" calcext:value-type="float">
            <text:p>1.59999999999999</text:p>
          </table:table-cell>
          <table:table-cell table:style-name="ce38" table:formula="of:=[.F49]-INDEX([.F:.F];LOOKUP(2;1/([.M$1:.M49]=&quot;-&quot;);ROW([.M$1:.M49]))+[.$K49]-1)" office:value-type="float" office:value="-6.5" calcext:value-type="float">
            <text:p>-6.5</text:p>
          </table:table-cell>
          <table:table-cell table:style-name="ce38" table:formula="of:=MIN((INDEX([.E:.E];LOOKUP(2;1/([.N$1:.N49]=&quot;-&quot;);ROW([.N$1:.N49]))+[.$K49]-1)-INDEX([.G:.G];LOOKUP(2;1/([.N$1:.N49]=&quot;-&quot;);ROW([.N$1:.N49]))+[.$K49]-1));0)-([.E49]-[.G49])" office:value-type="float" office:value="-3.3" calcext:value-type="float">
            <text:p>-3.3</text:p>
          </table:table-cell>
          <table:table-cell table:style-name="ce38" table:formula="of:=[.G49]-INDEX([.G:.G];LOOKUP(2;1/([.O$1:.O49]=&quot;-&quot;);ROW([.O$1:.O49]))+[.$K49]-1)" office:value-type="float" office:value="2.8" calcext:value-type="float">
            <text:p>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SIMPLE-many_vox-HLR-clinical_CAP</text:p>
          </table:table-cell>
          <table:table-cell office:value-type="float" office:value="61.5" calcext:value-type="float">
            <text:p>61.5</text:p>
          </table:table-cell>
          <table:table-cell office:value-type="float" office:value="54.5" calcext:value-type="float">
            <text:p>54.5</text:p>
          </table:table-cell>
          <table:table-cell office:value-type="float" office:value="51.6" calcext:value-type="float">
            <text:p>51.6</text:p>
          </table:table-cell>
          <table:table-cell office:value-type="float" office:value="58.2" calcext:value-type="float">
            <text:p>58.2</text:p>
          </table:table-cell>
          <table:table-cell office:value-type="float" office:value="56.4" calcext:value-type="float">
            <text:p>56.4</text:p>
          </table:table-cell>
          <table:table-cell office:value-type="float" office:value="57.6" calcext:value-type="float">
            <text:p>57.6</text:p>
          </table:table-cell>
          <table:table-cell office:value-type="float" office:value="57.9" calcext:value-type="float">
            <text:p>57.9</text:p>
          </table:table-cell>
          <table:table-cell office:value-type="float" office:value="56.8" calcext:value-type="float">
            <text:p>56.8</text:p>
          </table:table-cell>
          <table:table-cell office:value-type="float" office:value="57.4" calcext:value-type="float">
            <text:p>57.4</text:p>
          </table:table-cell>
          <table:table-cell office:value-type="float" office:value="12" calcext:value-type="float">
            <text:p>12</text:p>
          </table:table-cell>
          <table:table-cell table:style-name="ce38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38" table:formula="of:=[.F50]-INDEX([.F:.F];LOOKUP(2;1/([.M$1:.M50]=&quot;-&quot;);ROW([.M$1:.M50]))+[.$K50]-1)" office:value-type="float" office:value="6.9" calcext:value-type="float">
            <text:p>6.9</text:p>
          </table:table-cell>
          <table:table-cell table:style-name="ce38" table:formula="of:=MIN((INDEX([.E:.E];LOOKUP(2;1/([.N$1:.N50]=&quot;-&quot;);ROW([.N$1:.N50]))+[.$K50]-1)-INDEX([.G:.G];LOOKUP(2;1/([.N$1:.N50]=&quot;-&quot;);ROW([.N$1:.N50]))+[.$K50]-1));0)-([.E50]-[.G50])" office:value-type="float" office:value="-0.600000000000001" calcext:value-type="float">
            <text:p>-0.600000000000001</text:p>
          </table:table-cell>
          <table:table-cell table:style-name="ce38" table:formula="of:=[.G50]-INDEX([.G:.G];LOOKUP(2;1/([.O$1:.O50]=&quot;-&quot;);ROW([.O$1:.O50]))+[.$K50]-1)" office:value-type="float" office:value="2.5" calcext:value-type="float">
            <text:p>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SIMPLE-many_vox-HLR-clinical_UHDRS</text:p>
          </table:table-cell>
          <table:table-cell office:value-type="float" office:value="61.9" calcext:value-type="float">
            <text:p>61.9</text:p>
          </table:table-cell>
          <table:table-cell office:value-type="float" office:value="53" calcext:value-type="float">
            <text:p>53</text:p>
          </table:table-cell>
          <table:table-cell office:value-type="float" office:value="57.6" calcext:value-type="float">
            <text:p>57.6</text:p>
          </table:table-cell>
          <table:table-cell office:value-type="float" office:value="58.1" calcext:value-type="float">
            <text:p>58.1</text:p>
          </table:table-cell>
          <table:table-cell office:value-type="float" office:value="53.1" calcext:value-type="float">
            <text:p>53.1</text:p>
          </table:table-cell>
          <table:table-cell office:value-type="float" office:value="59.3" calcext:value-type="float">
            <text:p>59.3</text:p>
          </table:table-cell>
          <table:table-cell office:value-type="float" office:value="57.6" calcext:value-type="float">
            <text:p>57.6</text:p>
          </table:table-cell>
          <table:table-cell office:value-type="float" office:value="53.5" calcext:value-type="float">
            <text:p>53.5</text:p>
          </table:table-cell>
          <table:table-cell office:value-type="float" office:value="58.7" calcext:value-type="float">
            <text:p>58.7</text:p>
          </table:table-cell>
          <table:table-cell office:value-type="float" office:value="12" calcext:value-type="float">
            <text:p>12</text:p>
          </table:table-cell>
          <table:table-cell table:style-name="ce38" table:formula="of:=[.E51]-INDEX([.E:.E];LOOKUP(2;1/([.L$1:.L51]=&quot;-&quot;);ROW([.L$1:.L51]))+[.$K51]-1)" office:value-type="float" office:value="0.399999999999999" calcext:value-type="float">
            <text:p>0.399999999999999</text:p>
          </table:table-cell>
          <table:table-cell table:style-name="ce38" table:formula="of:=[.F51]-INDEX([.F:.F];LOOKUP(2;1/([.M$1:.M51]=&quot;-&quot;);ROW([.M$1:.M51]))+[.$K51]-1)" office:value-type="float" office:value="3.6" calcext:value-type="float">
            <text:p>3.6</text:p>
          </table:table-cell>
          <table:table-cell table:style-name="ce38" table:formula="of:=MIN((INDEX([.E:.E];LOOKUP(2;1/([.N$1:.N51]=&quot;-&quot;);ROW([.N$1:.N51]))+[.$K51]-1)-INDEX([.G:.G];LOOKUP(2;1/([.N$1:.N51]=&quot;-&quot;);ROW([.N$1:.N51]))+[.$K51]-1));0)-([.E51]-[.G51])" office:value-type="float" office:value="1.2" calcext:value-type="float">
            <text:p>1.2</text:p>
          </table:table-cell>
          <table:table-cell table:style-name="ce38" table:formula="of:=[.G51]-INDEX([.G:.G];LOOKUP(2;1/([.O$1:.O51]=&quot;-&quot;);ROW([.O$1:.O51]))+[.$K51]-1)" office:value-type="float" office:value="4.2" calcext:value-type="float">
            <text:p>4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SIMPLE-many_vox-HLR-clinical_all</text:p>
          </table:table-cell>
          <table:table-cell office:value-type="float" office:value="67.3" calcext:value-type="float">
            <text:p>67.3</text:p>
          </table:table-cell>
          <table:table-cell office:value-type="float" office:value="52.6" calcext:value-type="float">
            <text:p>52.6</text:p>
          </table:table-cell>
          <table:table-cell office:value-type="float" office:value="44.4" calcext:value-type="float">
            <text:p>44.4</text:p>
          </table:table-cell>
          <table:table-cell office:value-type="float" office:value="61.8" calcext:value-type="float">
            <text:p>61.8</text:p>
          </table:table-cell>
          <table:table-cell office:value-type="float" office:value="49.5" calcext:value-type="float">
            <text:p>49.5</text:p>
          </table:table-cell>
          <table:table-cell office:value-type="float" office:value="55.3" calcext:value-type="float">
            <text:p>55.3</text:p>
          </table:table-cell>
          <table:table-cell office:value-type="float" office:value="61.4" calcext:value-type="float">
            <text:p>61.4</text:p>
          </table:table-cell>
          <table:table-cell office:value-type="float" office:value="50.2" calcext:value-type="float">
            <text:p>50.2</text:p>
          </table:table-cell>
          <table:table-cell office:value-type="float" office:value="54.7" calcext:value-type="float">
            <text:p>54.7</text:p>
          </table:table-cell>
          <table:table-cell office:value-type="float" office:value="12" calcext:value-type="float">
            <text:p>12</text:p>
          </table:table-cell>
          <table:table-cell table:style-name="ce38" table:formula="of:=[.E52]-INDEX([.E:.E];LOOKUP(2;1/([.L$1:.L52]=&quot;-&quot;);ROW([.L$1:.L52]))+[.$K52]-1)" office:value-type="float" office:value="4.09999999999999" calcext:value-type="float">
            <text:p>4.09999999999999</text:p>
          </table:table-cell>
          <table:table-cell table:style-name="ce38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38" table:formula="of:=MIN((INDEX([.E:.E];LOOKUP(2;1/([.N$1:.N52]=&quot;-&quot;);ROW([.N$1:.N52]))+[.$K52]-1)-INDEX([.G:.G];LOOKUP(2;1/([.N$1:.N52]=&quot;-&quot;);ROW([.N$1:.N52]))+[.$K52]-1));0)-([.E52]-[.G52])" office:value-type="float" office:value="-6.5" calcext:value-type="float">
            <text:p>-6.5</text:p>
          </table:table-cell>
          <table:table-cell table:style-name="ce38" table:formula="of:=[.G52]-INDEX([.G:.G];LOOKUP(2;1/([.O$1:.O52]=&quot;-&quot;);ROW([.O$1:.O52]))+[.$K52]-1)" office:value-type="float" office:value="0.199999999999996" calcext:value-type="float">
            <text:p>0.1999999999999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SIMPLE-many_vox-CHLR</text:p>
          </table:table-cell>
          <table:table-cell office:value-type="float" office:value="60" calcext:value-type="float">
            <text:p>60</text:p>
          </table:table-cell>
          <table:table-cell office:value-type="float" office:value="56.8" calcext:value-type="float">
            <text:p>56.8</text:p>
          </table:table-cell>
          <table:table-cell office:value-type="float" office:value="55.5" calcext:value-type="float">
            <text:p>55.5</text:p>
          </table:table-cell>
          <table:table-cell office:value-type="float" office:value="57.2" calcext:value-type="float">
            <text:p>57.2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57" calcext:value-type="float">
            <text:p>57</text:p>
          </table:table-cell>
          <table:table-cell office:value-type="float" office:value="55.2" calcext:value-type="float">
            <text:p>55.2</text:p>
          </table:table-cell>
          <table:table-cell office:value-type="float" office:value="54.3" calcext:value-type="float">
            <text:p>54.3</text:p>
          </table:table-cell>
          <table:table-cell office:value-type="float" office:value="9" calcext:value-type="float">
            <text:p>9</text:p>
          </table:table-cell>
          <table:table-cell table:style-name="ce38" table:formula="of:=[.E53]-INDEX([.E:.E];LOOKUP(2;1/([.L$1:.L53]=&quot;-&quot;);ROW([.L$1:.L53]))+[.$K53]-1)" office:value-type="float" office:value="0.5" calcext:value-type="float">
            <text:p>0.5</text:p>
          </table:table-cell>
          <table:table-cell table:style-name="ce38" table:formula="of:=[.F53]-INDEX([.F:.F];LOOKUP(2;1/([.M$1:.M53]=&quot;-&quot;);ROW([.M$1:.M53]))+[.$K53]-1)" office:value-type="float" office:value="-1" calcext:value-type="float">
            <text:p>-1</text:p>
          </table:table-cell>
          <table:table-cell table:style-name="ce38" table:formula="of:=MIN((INDEX([.E:.E];LOOKUP(2;1/([.N$1:.N53]=&quot;-&quot;);ROW([.N$1:.N53]))+[.$K53]-1)-INDEX([.G:.G];LOOKUP(2;1/([.N$1:.N53]=&quot;-&quot;);ROW([.N$1:.N53]))+[.$K53]-1));0)-([.E53]-[.G53])" office:value-type="float" office:value="-2.7" calcext:value-type="float">
            <text:p>-2.7</text:p>
          </table:table-cell>
          <table:table-cell table:style-name="ce38" table:formula="of:=[.G53]-INDEX([.G:.G];LOOKUP(2;1/([.O$1:.O53]=&quot;-&quot;);ROW([.O$1:.O53]))+[.$K53]-1)" office:value-type="float" office:value="2.3" calcext:value-type="float">
            <text:p>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SIMPLE-many_vox-CHL</text:p>
          </table:table-cell>
          <table:table-cell office:value-type="float" office:value="62.2" calcext:value-type="float">
            <text:p>62.2</text:p>
          </table:table-cell>
          <table:table-cell office:value-type="float" office:value="55.9" calcext:value-type="float">
            <text:p>55.9</text:p>
          </table:table-cell>
          <table:table-cell office:value-type="float" office:value="55.2" calcext:value-type="float">
            <text:p>55.2</text:p>
          </table:table-cell>
          <table:table-cell office:value-type="float" office:value="59.2" calcext:value-type="float">
            <text:p>59.2</text:p>
          </table:table-cell>
          <table:table-cell office:value-type="float" office:value="55.3" calcext:value-type="float">
            <text:p>55.3</text:p>
          </table:table-cell>
          <table:table-cell office:value-type="float" office:value="52.6" calcext:value-type="float">
            <text:p>52.6</text:p>
          </table:table-cell>
          <table:table-cell office:value-type="float" office:value="60.6" calcext:value-type="float">
            <text:p>60.6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9" calcext:value-type="float">
            <text:p>9</text:p>
          </table:table-cell>
          <table:table-cell table:style-name="ce38" table:formula="of:=[.E54]-INDEX([.E:.E];LOOKUP(2;1/([.L$1:.L54]=&quot;-&quot;);ROW([.L$1:.L54]))+[.$K54]-1)" office:value-type="float" office:value="2.5" calcext:value-type="float">
            <text:p>2.5</text:p>
          </table:table-cell>
          <table:table-cell table:style-name="ce38" table:formula="of:=[.F54]-INDEX([.F:.F];LOOKUP(2;1/([.M$1:.M54]=&quot;-&quot;);ROW([.M$1:.M54]))+[.$K54]-1)" office:value-type="float" office:value="-1.40000000000001" calcext:value-type="float">
            <text:p>-1.40000000000001</text:p>
          </table:table-cell>
          <table:table-cell table:style-name="ce38" table:formula="of:=MIN((INDEX([.E:.E];LOOKUP(2;1/([.N$1:.N54]=&quot;-&quot;);ROW([.N$1:.N54]))+[.$K54]-1)-INDEX([.G:.G];LOOKUP(2;1/([.N$1:.N54]=&quot;-&quot;);ROW([.N$1:.N54]))+[.$K54]-1));0)-([.E54]-[.G54])" office:value-type="float" office:value="-6.6" calcext:value-type="float">
            <text:p>-6.6</text:p>
          </table:table-cell>
          <table:table-cell table:style-name="ce38" table:formula="of:=[.G54]-INDEX([.G:.G];LOOKUP(2;1/([.O$1:.O54]=&quot;-&quot;);ROW([.O$1:.O54]))+[.$K54]-1)" office:value-type="float" office:value="0.399999999999999" calcext:value-type="float">
            <text:p>0.3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SIMPLE-many_vox-CHR</text:p>
          </table:table-cell>
          <table:table-cell office:value-type="float" office:value="60.9" calcext:value-type="float">
            <text:p>60.9</text:p>
          </table:table-cell>
          <table:table-cell office:value-type="float" office:value="55.9" calcext:value-type="float">
            <text:p>55.9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office:value-type="float" office:value="56.9" calcext:value-type="float">
            <text:p>56.9</text:p>
          </table:table-cell>
          <table:table-cell office:value-type="float" office:value="55.7" calcext:value-type="float">
            <text:p>55.7</text:p>
          </table:table-cell>
          <table:table-cell office:value-type="float" office:value="55.8" calcext:value-type="float">
            <text:p>55.8</text:p>
          </table:table-cell>
          <table:table-cell office:value-type="float" office:value="55.2" calcext:value-type="float">
            <text:p>55.2</text:p>
          </table:table-cell>
          <table:table-cell office:value-type="float" office:value="54.1" calcext:value-type="float">
            <text:p>54.1</text:p>
          </table:table-cell>
          <table:table-cell office:value-type="float" office:value="9" calcext:value-type="float">
            <text:p>9</text:p>
          </table:table-cell>
          <table:table-cell table:style-name="ce38" table:formula="of:=[.E55]-INDEX([.E:.E];LOOKUP(2;1/([.L$1:.L55]=&quot;-&quot;);ROW([.L$1:.L55]))+[.$K55]-1)" office:value-type="float" office:value="0.899999999999999" calcext:value-type="float">
            <text:p>0.899999999999999</text:p>
          </table:table-cell>
          <table:table-cell table:style-name="ce38" table:formula="of:=[.F55]-INDEX([.F:.F];LOOKUP(2;1/([.M$1:.M55]=&quot;-&quot;);ROW([.M$1:.M55]))+[.$K55]-1)" office:value-type="float" office:value="0.199999999999996" calcext:value-type="float">
            <text:p>0.199999999999996</text:p>
          </table:table-cell>
          <table:table-cell table:style-name="ce38" table:formula="of:=MIN((INDEX([.E:.E];LOOKUP(2;1/([.N$1:.N55]=&quot;-&quot;);ROW([.N$1:.N55]))+[.$K55]-1)-INDEX([.G:.G];LOOKUP(2;1/([.N$1:.N55]=&quot;-&quot;);ROW([.N$1:.N55]))+[.$K55]-1));0)-([.E55]-[.G55])" office:value-type="float" office:value="-1.9" calcext:value-type="float">
            <text:p>-1.9</text:p>
          </table:table-cell>
          <table:table-cell table:style-name="ce38" table:formula="of:=[.G55]-INDEX([.G:.G];LOOKUP(2;1/([.O$1:.O55]=&quot;-&quot;);ROW([.O$1:.O55]))+[.$K55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SIMPLE-many_vox-CLR_coords</text:p>
          </table:table-cell>
          <table:table-cell office:value-type="float" office:value="66.5" calcext:value-type="float">
            <text:p>66.5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 office:value-type="float" office:value="61.1" calcext:value-type="float">
            <text:p>61.1</text:p>
          </table:table-cell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.6</text:p>
          </table:table-cell>
          <table:table-cell office:value-type="float" office:value="61.2" calcext:value-type="float">
            <text:p>61.2</text:p>
          </table:table-cell>
          <table:table-cell office:value-type="float" office:value="58.4" calcext:value-type="float">
            <text:p>58.4</text:p>
          </table:table-cell>
          <table:table-cell office:value-type="float" office:value="55.6" calcext:value-type="float">
            <text:p>55.6</text:p>
          </table:table-cell>
          <table:table-cell office:value-type="float" office:value="9" calcext:value-type="float">
            <text:p>9</text:p>
          </table:table-cell>
          <table:table-cell table:style-name="ce38" table:formula="of:=[.E56]-INDEX([.E:.E];LOOKUP(2;1/([.L$1:.L56]=&quot;-&quot;);ROW([.L$1:.L56]))+[.$K56]-1)" office:value-type="float" office:value="4.4" calcext:value-type="float">
            <text:p>4.4</text:p>
          </table:table-cell>
          <table:table-cell table:style-name="ce38" table:formula="of:=[.F56]-INDEX([.F:.F];LOOKUP(2;1/([.M$1:.M56]=&quot;-&quot;);ROW([.M$1:.M56]))+[.$K56]-1)" office:value-type="float" office:value="2.3" calcext:value-type="float">
            <text:p>2.3</text:p>
          </table:table-cell>
          <table:table-cell table:style-name="ce38" table:formula="of:=MIN((INDEX([.E:.E];LOOKUP(2;1/([.N$1:.N56]=&quot;-&quot;);ROW([.N$1:.N56]))+[.$K56]-1)-INDEX([.G:.G];LOOKUP(2;1/([.N$1:.N56]=&quot;-&quot;);ROW([.N$1:.N56]))+[.$K56]-1));0)-([.E56]-[.G56])" office:value-type="float" office:value="-5.5" calcext:value-type="float">
            <text:p>-5.5</text:p>
          </table:table-cell>
          <table:table-cell table:style-name="ce38" table:formula="of:=[.G56]-INDEX([.G:.G];LOOKUP(2;1/([.O$1:.O56]=&quot;-&quot;);ROW([.O$1:.O56]))+[.$K56]-1)" office:value-type="float" office:value="3.4" calcext:value-type="float">
            <text:p>3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SIMPLE-many_vox-CLR_scale</text:p>
          </table:table-cell>
          <table:table-cell office:value-type="float" office:value="62.3" calcext:value-type="float">
            <text:p>62.3</text:p>
          </table:table-cell>
          <table:table-cell office:value-type="float" office:value="56.4" calcext:value-type="float">
            <text:p>56.4</text:p>
          </table:table-cell>
          <table:table-cell office:value-type="float" office:value="57.2" calcext:value-type="float">
            <text:p>57.2</text:p>
          </table:table-cell>
          <table:table-cell office:value-type="float" office:value="57.4" calcext:value-type="float">
            <text:p>57.4</text:p>
          </table:table-cell>
          <table:table-cell office:value-type="float" office:value="56.7" calcext:value-type="float">
            <text:p>56.7</text:p>
          </table:table-cell>
          <table:table-cell office:value-type="float" office:value="52.1" calcext:value-type="float">
            <text:p>52.1</text:p>
          </table:table-cell>
          <table:table-cell office:value-type="float" office:value="57.6" calcext:value-type="float">
            <text:p>57.6</text:p>
          </table:table-cell>
          <table:table-cell office:value-type="float" office:value="56.2" calcext:value-type="float">
            <text:p>56.2</text:p>
          </table:table-cell>
          <table:table-cell office:value-type="float" office:value="52.1" calcext:value-type="float">
            <text:p>52.1</text:p>
          </table:table-cell>
          <table:table-cell office:value-type="float" office:value="9" calcext:value-type="float">
            <text:p>9</text:p>
          </table:table-cell>
          <table:table-cell table:style-name="ce38" table:formula="of:=[.E57]-INDEX([.E:.E];LOOKUP(2;1/([.L$1:.L57]=&quot;-&quot;);ROW([.L$1:.L57]))+[.$K57]-1)" office:value-type="float" office:value="0.699999999999996" calcext:value-type="float">
            <text:p>0.699999999999996</text:p>
          </table:table-cell>
          <table:table-cell table:style-name="ce38" table:formula="of:=[.F57]-INDEX([.F:.F];LOOKUP(2;1/([.M$1:.M57]=&quot;-&quot;);ROW([.M$1:.M57]))+[.$K57]-1)" office:value-type="float" office:value="0" calcext:value-type="float">
            <text:p>0</text:p>
          </table:table-cell>
          <table:table-cell table:style-name="ce38" table:formula="of:=MIN((INDEX([.E:.E];LOOKUP(2;1/([.N$1:.N57]=&quot;-&quot;);ROW([.N$1:.N57]))+[.$K57]-1)-INDEX([.G:.G];LOOKUP(2;1/([.N$1:.N57]=&quot;-&quot;);ROW([.N$1:.N57]))+[.$K57]-1));0)-([.E57]-[.G57])" office:value-type="float" office:value="-5.3" calcext:value-type="float">
            <text:p>-5.3</text:p>
          </table:table-cell>
          <table:table-cell table:style-name="ce38" table:formula="of:=[.G57]-INDEX([.G:.G];LOOKUP(2;1/([.O$1:.O57]=&quot;-&quot;);ROW([.O$1:.O57]))+[.$K57]-1)" office:value-type="float" office:value="-0.100000000000001" calcext:value-type="float">
            <text:p>-0.10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SIMPLE-many_vox-CLR_b50</text:p>
          </table:table-cell>
          <table:table-cell office:value-type="float" office:value="64.7" calcext:value-type="float">
            <text:p>64.7</text:p>
          </table:table-cell>
          <table:table-cell office:value-type="float" office:value="57.8" calcext:value-type="float">
            <text:p>57.8</text:p>
          </table:table-cell>
          <table:table-cell office:value-type="float" office:value="57.4" calcext:value-type="float">
            <text:p>57.4</text:p>
          </table:table-cell>
          <table:table-cell office:value-type="float" office:value="59.7" calcext:value-type="float">
            <text:p>59.7</text:p>
          </table:table-cell>
          <table:table-cell office:value-type="float" office:value="58.5" calcext:value-type="float">
            <text:p>58.5</text:p>
          </table:table-cell>
          <table:table-cell office:value-type="float" office:value="53.7" calcext:value-type="float">
            <text:p>53.7</text:p>
          </table:table-cell>
          <table:table-cell office:value-type="float" office:value="59.8" calcext:value-type="float">
            <text:p>59.8</text:p>
          </table:table-cell>
          <table:table-cell office:value-type="float" office:value="57.7" calcext:value-type="float">
            <text:p>57.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58]-INDEX([.E:.E];LOOKUP(2;1/([.L$1:.L58]=&quot;-&quot;);ROW([.L$1:.L58]))+[.$K58]-1)" office:value-type="float" office:value="3" calcext:value-type="float">
            <text:p>3</text:p>
          </table:table-cell>
          <table:table-cell table:style-name="ce38" table:formula="of:=[.F58]-INDEX([.F:.F];LOOKUP(2;1/([.M$1:.M58]=&quot;-&quot;);ROW([.M$1:.M58]))+[.$K58]-1)" office:value-type="float" office:value="1.8" calcext:value-type="float">
            <text:p>1.8</text:p>
          </table:table-cell>
          <table:table-cell table:style-name="ce38" table:formula="of:=MIN((INDEX([.E:.E];LOOKUP(2;1/([.N$1:.N58]=&quot;-&quot;);ROW([.N$1:.N58]))+[.$K58]-1)-INDEX([.G:.G];LOOKUP(2;1/([.N$1:.N58]=&quot;-&quot;);ROW([.N$1:.N58]))+[.$K58]-1));0)-([.E58]-[.G58])" office:value-type="float" office:value="-6" calcext:value-type="float">
            <text:p>-6</text:p>
          </table:table-cell>
          <table:table-cell table:style-name="ce38" table:formula="of:=[.G58]-INDEX([.G:.G];LOOKUP(2;1/([.O$1:.O58]=&quot;-&quot;);ROW([.O$1:.O58]))+[.$K58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SIMPLE-many_vox-feature_10</text:p>
          </table:table-cell>
          <table:table-cell office:value-type="float" office:value="65.5" calcext:value-type="float">
            <text:p>65.5</text:p>
          </table:table-cell>
          <table:table-cell office:value-type="float" office:value="58.4" calcext:value-type="float">
            <text:p>58.4</text:p>
          </table:table-cell>
          <table:table-cell office:value-type="float" office:value="57.6" calcext:value-type="float">
            <text:p>57.6</text:p>
          </table:table-cell>
          <table:table-cell office:value-type="float" office:value="60" calcext:value-type="float">
            <text:p>60</text:p>
          </table:table-cell>
          <table:table-cell office:value-type="float" office:value="58.5" calcext:value-type="float">
            <text:p>58.5</text:p>
          </table:table-cell>
          <table:table-cell office:value-type="float" office:value="53.4" calcext:value-type="float">
            <text:p>53.4</text:p>
          </table:table-cell>
          <table:table-cell office:value-type="float" office:value="60.1" calcext:value-type="float">
            <text:p>60.1</text:p>
          </table:table-cell>
          <table:table-cell office:value-type="float" office:value="58.1" calcext:value-type="float">
            <text:p>58.1</text:p>
          </table:table-cell>
          <table:table-cell office:value-type="float" office:value="53.6" calcext:value-type="float">
            <text:p>53.6</text:p>
          </table:table-cell>
          <table:table-cell office:value-type="float" office:value="9" calcext:value-type="float">
            <text:p>9</text:p>
          </table:table-cell>
          <table:table-cell table:style-name="ce38" table:formula="of:=[.E59]-INDEX([.E:.E];LOOKUP(2;1/([.L$1:.L59]=&quot;-&quot;);ROW([.L$1:.L59]))+[.$K59]-1)" office:value-type="float" office:value="3.3" calcext:value-type="float">
            <text:p>3.3</text:p>
          </table:table-cell>
          <table:table-cell table:style-name="ce38" table:formula="of:=[.F59]-INDEX([.F:.F];LOOKUP(2;1/([.M$1:.M59]=&quot;-&quot;);ROW([.M$1:.M59]))+[.$K59]-1)" office:value-type="float" office:value="1.8" calcext:value-type="float">
            <text:p>1.8</text:p>
          </table:table-cell>
          <table:table-cell table:style-name="ce38" table:formula="of:=MIN((INDEX([.E:.E];LOOKUP(2;1/([.N$1:.N59]=&quot;-&quot;);ROW([.N$1:.N59]))+[.$K59]-1)-INDEX([.G:.G];LOOKUP(2;1/([.N$1:.N59]=&quot;-&quot;);ROW([.N$1:.N59]))+[.$K59]-1));0)-([.E59]-[.G59])" office:value-type="float" office:value="-6.6" calcext:value-type="float">
            <text:p>-6.6</text:p>
          </table:table-cell>
          <table:table-cell table:style-name="ce38" table:formula="of:=[.G59]-INDEX([.G:.G];LOOKUP(2;1/([.O$1:.O59]=&quot;-&quot;);ROW([.O$1:.O59]))+[.$K59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SIMPLE-many_vox-feature_20</text:p>
          </table:table-cell>
          <table:table-cell office:value-type="float" office:value="67.7" calcext:value-type="float">
            <text:p>67.7</text:p>
          </table:table-cell>
          <table:table-cell office:value-type="float" office:value="57.2" calcext:value-type="float">
            <text:p>57.2</text:p>
          </table:table-cell>
          <table:table-cell office:value-type="float" office:value="58.6" calcext:value-type="float">
            <text:p>58.6</text:p>
          </table:table-cell>
          <table:table-cell office:value-type="float" office:value="60.3" calcext:value-type="float">
            <text:p>60.3</text:p>
          </table:table-cell>
          <table:table-cell office:value-type="float" office:value="57.1" calcext:value-type="float">
            <text:p>57.1</text:p>
          </table:table-cell>
          <table:table-cell office:value-type="float" office:value="52.9" calcext:value-type="float">
            <text:p>52.9</text:p>
          </table:table-cell>
          <table:table-cell office:value-type="float" office:value="60.4" calcext:value-type="float">
            <text:p>60.4</text:p>
          </table:table-cell>
          <table:table-cell office:value-type="float" office:value="56.6" calcext:value-type="float">
            <text:p>56.6</text:p>
          </table:table-cell>
          <table:table-cell office:value-type="float" office:value="52.9" calcext:value-type="float">
            <text:p>52.9</text:p>
          </table:table-cell>
          <table:table-cell office:value-type="float" office:value="9" calcext:value-type="float">
            <text:p>9</text:p>
          </table:table-cell>
          <table:table-cell table:style-name="ce38" table:formula="of:=[.E60]-INDEX([.E:.E];LOOKUP(2;1/([.L$1:.L60]=&quot;-&quot;);ROW([.L$1:.L60]))+[.$K60]-1)" office:value-type="float" office:value="3.59999999999999" calcext:value-type="float">
            <text:p>3.59999999999999</text:p>
          </table:table-cell>
          <table:table-cell table:style-name="ce38" table:formula="of:=[.F60]-INDEX([.F:.F];LOOKUP(2;1/([.M$1:.M60]=&quot;-&quot;);ROW([.M$1:.M60]))+[.$K60]-1)" office:value-type="float" office:value="0.399999999999999" calcext:value-type="float">
            <text:p>0.399999999999999</text:p>
          </table:table-cell>
          <table:table-cell table:style-name="ce38" table:formula="of:=MIN((INDEX([.E:.E];LOOKUP(2;1/([.N$1:.N60]=&quot;-&quot;);ROW([.N$1:.N60]))+[.$K60]-1)-INDEX([.G:.G];LOOKUP(2;1/([.N$1:.N60]=&quot;-&quot;);ROW([.N$1:.N60]))+[.$K60]-1));0)-([.E60]-[.G60])" office:value-type="float" office:value="-7.4" calcext:value-type="float">
            <text:p>-7.4</text:p>
          </table:table-cell>
          <table:table-cell table:style-name="ce38" table:formula="of:=[.G60]-INDEX([.G:.G];LOOKUP(2;1/([.O$1:.O60]=&quot;-&quot;);ROW([.O$1:.O60]))+[.$K60]-1)" office:value-type="float" office:value="0.699999999999996" calcext:value-type="float">
            <text:p>0.6999999999999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SIMPLE-many_vox-feature_30</text:p>
          </table:table-cell>
          <table:table-cell office:value-type="float" office:value="62.6" calcext:value-type="float">
            <text:p>62.6</text:p>
          </table:table-cell>
          <table:table-cell office:value-type="float" office:value="57.6" calcext:value-type="float">
            <text:p>57.6</text:p>
          </table:table-cell>
          <table:table-cell office:value-type="float" office:value="55.9" calcext:value-type="float">
            <text:p>55.9</text:p>
          </table:table-cell>
          <table:table-cell office:value-type="float" office:value="59" calcext:value-type="float">
            <text:p>59</text:p>
          </table:table-cell>
          <table:table-cell office:value-type="float" office:value="58.5" calcext:value-type="float">
            <text:p>58.5</text:p>
          </table:table-cell>
          <table:table-cell office:value-type="float" office:value="53.5" calcext:value-type="float">
            <text:p>53.5</text:p>
          </table:table-cell>
          <table:table-cell office:value-type="float" office:value="59" calcext:value-type="float">
            <text:p>59</text:p>
          </table:table-cell>
          <table:table-cell office:value-type="float" office:value="57.9" calcext:value-type="float">
            <text:p>57.9</text:p>
          </table:table-cell>
          <table:table-cell office:value-type="float" office:value="53.3" calcext:value-type="float">
            <text:p>53.3</text:p>
          </table:table-cell>
          <table:table-cell office:value-type="float" office:value="9" calcext:value-type="float">
            <text:p>9</text:p>
          </table:table-cell>
          <table:table-cell table:style-name="ce38" table:formula="of:=[.E61]-INDEX([.E:.E];LOOKUP(2;1/([.L$1:.L61]=&quot;-&quot;);ROW([.L$1:.L61]))+[.$K61]-1)" office:value-type="float" office:value="2.3" calcext:value-type="float">
            <text:p>2.3</text:p>
          </table:table-cell>
          <table:table-cell table:style-name="ce38" table:formula="of:=[.F61]-INDEX([.F:.F];LOOKUP(2;1/([.M$1:.M61]=&quot;-&quot;);ROW([.M$1:.M61]))+[.$K61]-1)" office:value-type="float" office:value="1.8" calcext:value-type="float">
            <text:p>1.8</text:p>
          </table:table-cell>
          <table:table-cell table:style-name="ce38" table:formula="of:=MIN((INDEX([.E:.E];LOOKUP(2;1/([.N$1:.N61]=&quot;-&quot;);ROW([.N$1:.N61]))+[.$K61]-1)-INDEX([.G:.G];LOOKUP(2;1/([.N$1:.N61]=&quot;-&quot;);ROW([.N$1:.N61]))+[.$K61]-1));0)-([.E61]-[.G61])" office:value-type="float" office:value="-5.5" calcext:value-type="float">
            <text:p>-5.5</text:p>
          </table:table-cell>
          <table:table-cell table:style-name="ce38" table:formula="of:=[.G61]-INDEX([.G:.G];LOOKUP(2;1/([.O$1:.O61]=&quot;-&quot;);ROW([.O$1:.O61]))+[.$K61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SIMPLE-many_vox-feature_40</text:p>
          </table:table-cell>
          <table:table-cell office:value-type="float" office:value="62.9" calcext:value-type="float">
            <text:p>62.9</text:p>
          </table:table-cell>
          <table:table-cell office:value-type="float" office:value="56.9" calcext:value-type="float">
            <text:p>56.9</text:p>
          </table:table-cell>
          <table:table-cell office:value-type="float" office:value="55.3" calcext:value-type="float">
            <text:p>55.3</text:p>
          </table:table-cell>
          <table:table-cell office:value-type="float" office:value="57.3" calcext:value-type="float">
            <text:p>57.3</text:p>
          </table:table-cell>
          <table:table-cell office:value-type="float" office:value="56.5" calcext:value-type="float">
            <text:p>56.5</text:p>
          </table:table-cell>
          <table:table-cell office:value-type="float" office:value="52" calcext:value-type="float">
            <text:p>52</text:p>
          </table:table-cell>
          <table:table-cell office:value-type="float" office:value="57.3" calcext:value-type="float">
            <text:p>57.3</text:p>
          </table:table-cell>
          <table:table-cell office:value-type="float" office:value="55.9" calcext:value-type="float">
            <text:p>55.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38" table:formula="of:=[.E62]-INDEX([.E:.E];LOOKUP(2;1/([.L$1:.L62]=&quot;-&quot;);ROW([.L$1:.L62]))+[.$K62]-1)" office:value-type="float" office:value="0.599999999999994" calcext:value-type="float">
            <text:p>0.599999999999994</text:p>
          </table:table-cell>
          <table:table-cell table:style-name="ce38" table:formula="of:=[.F62]-INDEX([.F:.F];LOOKUP(2;1/([.M$1:.M62]=&quot;-&quot;);ROW([.M$1:.M62]))+[.$K62]-1)" office:value-type="float" office:value="-0.200000000000003" calcext:value-type="float">
            <text:p>-0.200000000000003</text:p>
          </table:table-cell>
          <table:table-cell table:style-name="ce38" table:formula="of:=MIN((INDEX([.E:.E];LOOKUP(2;1/([.N$1:.N62]=&quot;-&quot;);ROW([.N$1:.N62]))+[.$K62]-1)-INDEX([.G:.G];LOOKUP(2;1/([.N$1:.N62]=&quot;-&quot;);ROW([.N$1:.N62]))+[.$K62]-1));0)-([.E62]-[.G62])" office:value-type="float" office:value="-5.3" calcext:value-type="float">
            <text:p>-5.3</text:p>
          </table:table-cell>
          <table:table-cell table:style-name="ce38" table:formula="of:=[.G62]-INDEX([.G:.G];LOOKUP(2;1/([.O$1:.O62]=&quot;-&quot;);ROW([.O$1:.O62]))+[.$K6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DUAL-first_8-second_mse</text:p>
          </table:table-cell>
          <table:table-cell table:number-columns-repeated="3"/>
          <table:table-cell office:value-type="float" office:value="66.7" calcext:value-type="float">
            <text:p>66.7</text:p>
          </table:table-cell>
          <table:table-cell office:value-type="float" office:value="66.9" calcext:value-type="float">
            <text:p>66.9</text:p>
          </table:table-cell>
          <table:table-cell office:value-type="float" office:value="62.8" calcext:value-type="float">
            <text:p>62.8</text:p>
          </table:table-cell>
          <table:table-cell office:value-type="float" office:value="66.3" calcext:value-type="float">
            <text:p>66.3</text:p>
          </table:table-cell>
          <table:table-cell office:value-type="float" office:value="66" calcext:value-type="float">
            <text:p>66</text:p>
          </table:table-cell>
          <table:table-cell office:value-type="float" office:value="62.1" calcext:value-type="float">
            <text:p>62.1</text:p>
          </table:table-cell>
          <table:table-cell office:value-type="float" office:value="9" calcext:value-type="float">
            <text:p>9</text:p>
          </table:table-cell>
          <table:table-cell table:style-name="ce38" table:formula="of:=[.E63]-INDEX([.E:.E];LOOKUP(2;1/([.L$1:.L63]=&quot;-&quot;);ROW([.L$1:.L63]))+[.$K63]-1)" office:value-type="float" office:value="10" calcext:value-type="float">
            <text:p>10</text:p>
          </table:table-cell>
          <table:table-cell table:style-name="ce38" table:formula="of:=[.F63]-INDEX([.F:.F];LOOKUP(2;1/([.M$1:.M63]=&quot;-&quot;);ROW([.M$1:.M63]))+[.$K63]-1)" office:value-type="float" office:value="10.2" calcext:value-type="float">
            <text:p>10.2</text:p>
          </table:table-cell>
          <table:table-cell table:style-name="ce38" table:formula="of:=MIN((INDEX([.E:.E];LOOKUP(2;1/([.N$1:.N63]=&quot;-&quot;);ROW([.N$1:.N63]))+[.$K63]-1)-INDEX([.G:.G];LOOKUP(2;1/([.N$1:.N63]=&quot;-&quot;);ROW([.N$1:.N63]))+[.$K63]-1));0)-([.E63]-[.G63])" office:value-type="float" office:value="-3.90000000000001" calcext:value-type="float">
            <text:p>-3.90000000000001</text:p>
          </table:table-cell>
          <table:table-cell table:style-name="ce38" table:formula="of:=[.G63]-INDEX([.G:.G];LOOKUP(2;1/([.O$1:.O63]=&quot;-&quot;);ROW([.O$1:.O63]))+[.$K63]-1)" office:value-type="float" office:value="10.6" calcext:value-type="float">
            <text:p>10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9-DUAL-first_8-second_bce</text:p>
          </table:table-cell>
          <table:table-cell table:number-columns-repeated="3"/>
          <table:table-cell office:value-type="float" office:value="65.2" calcext:value-type="float">
            <text:p>65.2</text:p>
          </table:table-cell>
          <table:table-cell office:value-type="float" office:value="65.5" calcext:value-type="float">
            <text:p>65.5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64.7" calcext:value-type="float">
            <text:p>64.7</text:p>
          </table:table-cell>
          <table:table-cell office:value-type="float" office:value="61.8" calcext:value-type="float">
            <text:p>61.8</text:p>
          </table:table-cell>
          <table:table-cell office:value-type="float" office:value="28" calcext:value-type="float">
            <text:p>28</text:p>
          </table:table-cell>
          <table:table-cell table:style-name="ce38" table:formula="of:=[.E64]-INDEX([.E:.E];LOOKUP(2;1/([.L$1:.L64]=&quot;-&quot;);ROW([.L$1:.L64]))+[.$K64]-1)" office:value-type="float" office:value="-1.5" calcext:value-type="float">
            <text:p>-1.5</text:p>
          </table:table-cell>
          <table:table-cell table:style-name="ce38" table:formula="of:=[.F64]-INDEX([.F:.F];LOOKUP(2;1/([.M$1:.M64]=&quot;-&quot;);ROW([.M$1:.M64]))+[.$K64]-1)" office:value-type="float" office:value="-1.40000000000001" calcext:value-type="float">
            <text:p>-1.40000000000001</text:p>
          </table:table-cell>
          <table:table-cell table:style-name="ce38" table:formula="of:=MIN((INDEX([.E:.E];LOOKUP(2;1/([.N$1:.N64]=&quot;-&quot;);ROW([.N$1:.N64]))+[.$K64]-1)-INDEX([.G:.G];LOOKUP(2;1/([.N$1:.N64]=&quot;-&quot;);ROW([.N$1:.N64]))+[.$K64]-1));0)-([.E64]-[.G64])" office:value-type="float" office:value="-2.6" calcext:value-type="float">
            <text:p>-2.6</text:p>
          </table:table-cell>
          <table:table-cell table:style-name="ce38" table:formula="of:=[.G64]-INDEX([.G:.G];LOOKUP(2;1/([.O$1:.O64]=&quot;-&quot;);ROW([.O$1:.O64]))+[.$K64]-1)" office:value-type="float" office:value="-0.199999999999996" calcext:value-type="float">
            <text:p>-0.1999999999999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0-DUAL-first_7-second_mse</text:p>
          </table:table-cell>
          <table:table-cell table:number-columns-repeated="3"/>
          <table:table-cell office:value-type="float" office:value="67.6" calcext:value-type="float">
            <text:p>67.6</text:p>
          </table:table-cell>
          <table:table-cell office:value-type="float" office:value="66.2" calcext:value-type="float">
            <text:p>66.2</text:p>
          </table:table-cell>
          <table:table-cell office:value-type="float" office:value="62.8" calcext:value-type="float">
            <text:p>62.8</text:p>
          </table:table-cell>
          <table:table-cell office:value-type="float" office:value="67.1" calcext:value-type="float">
            <text:p>67.1</text:p>
          </table:table-cell>
          <table:table-cell office:value-type="float" office:value="65.4" calcext:value-type="float">
            <text:p>65.4</text:p>
          </table:table-cell>
          <table:table-cell office:value-type="float" office:value="62.1" calcext:value-type="float">
            <text:p>62.1</text:p>
          </table:table-cell>
          <table:table-cell office:value-type="float" office:value="28" calcext:value-type="float">
            <text:p>28</text:p>
          </table:table-cell>
          <table:table-cell table:style-name="ce38" table:formula="of:=[.E65]-INDEX([.E:.E];LOOKUP(2;1/([.L$1:.L65]=&quot;-&quot;);ROW([.L$1:.L65]))+[.$K65]-1)" office:value-type="float" office:value="0.899999999999992" calcext:value-type="float">
            <text:p>0.899999999999992</text:p>
          </table:table-cell>
          <table:table-cell table:style-name="ce38" table:formula="of:=[.F65]-INDEX([.F:.F];LOOKUP(2;1/([.M$1:.M65]=&quot;-&quot;);ROW([.M$1:.M65]))+[.$K65]-1)" office:value-type="float" office:value="-0.700000000000003" calcext:value-type="float">
            <text:p>-0.700000000000003</text:p>
          </table:table-cell>
          <table:table-cell table:style-name="ce38" table:formula="of:=MIN((INDEX([.E:.E];LOOKUP(2;1/([.N$1:.N65]=&quot;-&quot;);ROW([.N$1:.N65]))+[.$K65]-1)-INDEX([.G:.G];LOOKUP(2;1/([.N$1:.N65]=&quot;-&quot;);ROW([.N$1:.N65]))+[.$K65]-1));0)-([.E65]-[.G65])" office:value-type="float" office:value="-4.8" calcext:value-type="float">
            <text:p>-4.8</text:p>
          </table:table-cell>
          <table:table-cell table:style-name="ce38" table:formula="of:=[.G65]-INDEX([.G:.G];LOOKUP(2;1/([.O$1:.O65]=&quot;-&quot;);ROW([.O$1:.O65]))+[.$K65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1-DUAL-first_7-second_bce</text:p>
          </table:table-cell>
          <table:table-cell table:number-columns-repeated="3"/>
          <table:table-cell office:value-type="float" office:value="66.2" calcext:value-type="float">
            <text:p>66.2</text:p>
          </table:table-cell>
          <table:table-cell office:value-type="float" office:value="64.8" calcext:value-type="float">
            <text:p>64.8</text:p>
          </table:table-cell>
          <table:table-cell office:value-type="float" office:value="62.7" calcext:value-type="float">
            <text:p>62.7</text:p>
          </table:table-cell>
          <table:table-cell office:value-type="float" office:value="65.6" calcext:value-type="float">
            <text:p>65.6</text:p>
          </table:table-cell>
          <table:table-cell office:value-type="float" office:value="64.1" calcext:value-type="float">
            <text:p>64.1</text:p>
          </table:table-cell>
          <table:table-cell office:value-type="float" office:value="61.8" calcext:value-type="float">
            <text:p>61.8</text:p>
          </table:table-cell>
          <table:table-cell office:value-type="float" office:value="28" calcext:value-type="float">
            <text:p>28</text:p>
          </table:table-cell>
          <table:table-cell table:style-name="ce38" table:formula="of:=[.E66]-INDEX([.E:.E];LOOKUP(2;1/([.L$1:.L66]=&quot;-&quot;);ROW([.L$1:.L66]))+[.$K66]-1)" office:value-type="float" office:value="-0.5" calcext:value-type="float">
            <text:p>-0.5</text:p>
          </table:table-cell>
          <table:table-cell table:style-name="ce38" table:formula="of:=[.F66]-INDEX([.F:.F];LOOKUP(2;1/([.M$1:.M66]=&quot;-&quot;);ROW([.M$1:.M66]))+[.$K66]-1)" office:value-type="float" office:value="-2.10000000000001" calcext:value-type="float">
            <text:p>-2.10000000000001</text:p>
          </table:table-cell>
          <table:table-cell table:style-name="ce38" table:formula="of:=MIN((INDEX([.E:.E];LOOKUP(2;1/([.N$1:.N66]=&quot;-&quot;);ROW([.N$1:.N66]))+[.$K66]-1)-INDEX([.G:.G];LOOKUP(2;1/([.N$1:.N66]=&quot;-&quot;);ROW([.N$1:.N66]))+[.$K66]-1));0)-([.E66]-[.G66])" office:value-type="float" office:value="-3.5" calcext:value-type="float">
            <text:p>-3.5</text:p>
          </table:table-cell>
          <table:table-cell table:style-name="ce38" table:formula="of:=[.G66]-INDEX([.G:.G];LOOKUP(2;1/([.O$1:.O66]=&quot;-&quot;);ROW([.O$1:.O66]))+[.$K66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MPLE-single_vox</text:p>
          </table:table-cell>
          <table:table-cell office:value-type="float" office:value="39.5" calcext:value-type="float">
            <text:p>39.5</text:p>
          </table:table-cell>
          <table:table-cell office:value-type="float" office:value="34.7" calcext:value-type="float">
            <text:p>34.7</text:p>
          </table:table-cell>
          <table:table-cell office:value-type="float" office:value="31" calcext:value-type="float">
            <text:p>31</text:p>
          </table:table-cell>
          <table:table-cell office:value-type="float" office:value="40.8" calcext:value-type="float">
            <text:p>40.8</text:p>
          </table:table-cell>
          <table:table-cell office:value-type="float" office:value="43.6" calcext:value-type="float">
            <text:p>43.6</text:p>
          </table:table-cell>
          <table:table-cell office:value-type="float" office:value="32" calcext:value-type="float">
            <text:p>32</text:p>
          </table:table-cell>
          <table:table-cell office:value-type="float" office:value="40.8" calcext:value-type="float">
            <text:p>40.8</text:p>
          </table:table-cell>
          <table:table-cell office:value-type="float" office:value="43.4" calcext:value-type="float">
            <text:p>43.4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MPLE-single_vox-single_targets</text:p>
          </table:table-cell>
          <table:table-cell office:value-type="float" office:value="36.1" calcext:value-type="float">
            <text:p>36.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office:value-type="float" office:value="29.9" calcext:value-type="float">
            <text:p>29.9</text:p>
          </table:table-cell>
          <table:table-cell office:value-type="float" office:value="37.8" calcext:value-type="float">
            <text:p>37.8</text:p>
          </table:table-cell>
          <table:table-cell office:value-type="float" office:value="35.6" calcext:value-type="float">
            <text:p>35.6</text:p>
          </table:table-cell>
          <table:table-cell office:value-type="float" office:value="29.4" calcext:value-type="float">
            <text:p>29.4</text:p>
          </table:table-cell>
          <table:table-cell office:value-type="float" office:value="1" calcext:value-type="float">
            <text:p>1</text:p>
          </table:table-cell>
          <table:table-cell table:style-name="ce38" table:formula="of:=[.E68]-INDEX([.E:.E];LOOKUP(2;1/([.L$1:.L68]=&quot;-&quot;);ROW([.L$1:.L68]))+[.$K68]-1)" office:value-type="float" office:value="-2.8" calcext:value-type="float">
            <text:p>-2.8</text:p>
          </table:table-cell>
          <table:table-cell table:style-name="ce38" table:formula="of:=[.F68]-INDEX([.F:.F];LOOKUP(2;1/([.M$1:.M68]=&quot;-&quot;);ROW([.M$1:.M68]))+[.$K68]-1)" office:value-type="float" office:value="-7.5" calcext:value-type="float">
            <text:p>-7.5</text:p>
          </table:table-cell>
          <table:table-cell table:style-name="ce38" table:formula="of:=MIN((INDEX([.E:.E];LOOKUP(2;1/([.N$1:.N68]=&quot;-&quot;);ROW([.N$1:.N68]))+[.$K68]-1)-INDEX([.G:.G];LOOKUP(2;1/([.N$1:.N68]=&quot;-&quot;);ROW([.N$1:.N68]))+[.$K68]-1));0)-([.E68]-[.G68])" office:value-type="float" office:value="-8.1" calcext:value-type="float">
            <text:p>-8.1</text:p>
          </table:table-cell>
          <table:table-cell table:style-name="ce38" table:formula="of:=[.G68]-INDEX([.G:.G];LOOKUP(2;1/([.O$1:.O68]=&quot;-&quot;);ROW([.O$1:.O68]))+[.$K68]-1)" office:value-type="float" office:value="-2.1" calcext:value-type="float">
            <text:p>-2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MPLE-single_vox-single_roi</text:p>
          </table:table-cell>
          <table:table-cell office:value-type="float" office:value="44.5" calcext:value-type="float">
            <text:p>44.5</text:p>
          </table:table-cell>
          <table:table-cell office:value-type="float" office:value="38.6" calcext:value-type="float">
            <text:p>38.6</text:p>
          </table:table-cell>
          <table:table-cell office:value-type="float" office:value="30.2" calcext:value-type="float">
            <text:p>30.2</text:p>
          </table:table-cell>
          <table:table-cell office:value-type="float" office:value="45.9" calcext:value-type="float">
            <text:p>45.9</text:p>
          </table:table-cell>
          <table:table-cell office:value-type="float" office:value="44.2" calcext:value-type="float">
            <text:p>44.2</text:p>
          </table:table-cell>
          <table:table-cell office:value-type="float" office:value="35.6" calcext:value-type="float">
            <text:p>35.6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8" table:formula="of:=[.E69]-INDEX([.E:.E];LOOKUP(2;1/([.L$1:.L69]=&quot;-&quot;);ROW([.L$1:.L69]))+[.$K69]-1)" office:value-type="float" office:value="5.1" calcext:value-type="float">
            <text:p>5.1</text:p>
          </table:table-cell>
          <table:table-cell table:style-name="ce38" table:formula="of:=[.F69]-INDEX([.F:.F];LOOKUP(2;1/([.M$1:.M69]=&quot;-&quot;);ROW([.M$1:.M69]))+[.$K69]-1)" office:value-type="float" office:value="0.600000000000001" calcext:value-type="float">
            <text:p>0.600000000000001</text:p>
          </table:table-cell>
          <table:table-cell table:style-name="ce38" table:formula="of:=MIN((INDEX([.E:.E];LOOKUP(2;1/([.N$1:.N69]=&quot;-&quot;);ROW([.N$1:.N69]))+[.$K69]-1)-INDEX([.G:.G];LOOKUP(2;1/([.N$1:.N69]=&quot;-&quot;);ROW([.N$1:.N69]))+[.$K69]-1));0)-([.E69]-[.G69])" office:value-type="float" office:value="-10.3" calcext:value-type="float">
            <text:p>-10.3</text:p>
          </table:table-cell>
          <table:table-cell table:style-name="ce38" table:formula="of:=[.G69]-INDEX([.G:.G];LOOKUP(2;1/([.O$1:.O69]=&quot;-&quot;);ROW([.O$1:.O69]))+[.$K69]-1)" office:value-type="float" office:value="3.6" calcext:value-type="float">
            <text:p>3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MPLE-single_vox-single_brain</text:p>
          </table:table-cell>
          <table:table-cell office:value-type="float" office:value="39.9" calcext:value-type="float">
            <text:p>39.9</text:p>
          </table:table-cell>
          <table:table-cell office:value-type="float" office:value="34.5" calcext:value-type="float">
            <text:p>34.5</text:p>
          </table:table-cell>
          <table:table-cell office:value-type="float" office:value="36.2" calcext:value-type="float">
            <text:p>36.2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  <table:table-cell office:value-type="float" office:value="37.2" calcext:value-type="float">
            <text:p>37.2</text:p>
          </table:table-cell>
          <table:table-cell office:value-type="float" office:value="41.4" calcext:value-type="float">
            <text:p>41.4</text:p>
          </table:table-cell>
          <table:table-cell office:value-type="float" office:value="39.5" calcext:value-type="float">
            <text:p>39.5</text:p>
          </table:table-cell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  <table:table-cell table:style-name="ce38" table:formula="of:=[.E70]-INDEX([.E:.E];LOOKUP(2;1/([.L$1:.L70]=&quot;-&quot;);ROW([.L$1:.L70]))+[.$K70]-1)" office:value-type="float" office:value="0.600000000000001" calcext:value-type="float">
            <text:p>0.600000000000001</text:p>
          </table:table-cell>
          <table:table-cell table:style-name="ce38" table:formula="of:=[.F70]-INDEX([.F:.F];LOOKUP(2;1/([.M$1:.M70]=&quot;-&quot;);ROW([.M$1:.M70]))+[.$K70]-1)" office:value-type="float" office:value="-3.2" calcext:value-type="float">
            <text:p>-3.2</text:p>
          </table:table-cell>
          <table:table-cell table:style-name="ce38" table:formula="of:=MIN((INDEX([.E:.E];LOOKUP(2;1/([.N$1:.N70]=&quot;-&quot;);ROW([.N$1:.N70]))+[.$K70]-1)-INDEX([.G:.G];LOOKUP(2;1/([.N$1:.N70]=&quot;-&quot;);ROW([.N$1:.N70]))+[.$K70]-1));0)-([.E70]-[.G70])" office:value-type="float" office:value="-4.2" calcext:value-type="float">
            <text:p>-4.2</text:p>
          </table:table-cell>
          <table:table-cell table:style-name="ce38" table:formula="of:=[.G70]-INDEX([.G:.G];LOOKUP(2;1/([.O$1:.O70]=&quot;-&quot;);ROW([.O$1:.O70]))+[.$K70]-1)" office:value-type="float" office:value="5.2" calcext:value-type="float">
            <text:p>5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MPLE-single_vox-many_brain</text:p>
          </table:table-cell>
          <table:table-cell office:value-type="float" office:value="40.8" calcext:value-type="float">
            <text:p>40.8</text:p>
          </table:table-cell>
          <table:table-cell office:value-type="float" office:value="33.2" calcext:value-type="float">
            <text:p>33.2</text:p>
          </table:table-cell>
          <table:table-cell office:value-type="float" office:value="34.2" calcext:value-type="float">
            <text:p>34.2</text:p>
          </table:table-cell>
          <table:table-cell office:value-type="float" office:value="42.1" calcext:value-type="float">
            <text:p>42.1</text:p>
          </table:table-cell>
          <table:table-cell office:value-type="float" office:value="40.7" calcext:value-type="float">
            <text:p>40.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.7" calcext:value-type="float">
            <text:p>39.7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style-name="ce38" table:formula="of:=[.E71]-INDEX([.E:.E];LOOKUP(2;1/([.L$1:.L71]=&quot;-&quot;);ROW([.L$1:.L71]))+[.$K71]-1)" office:value-type="float" office:value="1.3" calcext:value-type="float">
            <text:p>1.3</text:p>
          </table:table-cell>
          <table:table-cell table:style-name="ce38" table:formula="of:=[.F71]-INDEX([.F:.F];LOOKUP(2;1/([.M$1:.M71]=&quot;-&quot;);ROW([.M$1:.M71]))+[.$K71]-1)" office:value-type="float" office:value="-2.9" calcext:value-type="float">
            <text:p>-2.9</text:p>
          </table:table-cell>
          <table:table-cell table:style-name="ce38" table:formula="of:=MIN((INDEX([.E:.E];LOOKUP(2;1/([.N$1:.N71]=&quot;-&quot;);ROW([.N$1:.N71]))+[.$K71]-1)-INDEX([.G:.G];LOOKUP(2;1/([.N$1:.N71]=&quot;-&quot;);ROW([.N$1:.N71]))+[.$K71]-1));0)-([.E71]-[.G71])" office:value-type="float" office:value="-7.1" calcext:value-type="float">
            <text:p>-7.1</text:p>
          </table:table-cell>
          <table:table-cell table:style-name="ce38" table:formula="of:=[.G71]-INDEX([.G:.G];LOOKUP(2;1/([.O$1:.O71]=&quot;-&quot;);ROW([.O$1:.O71]))+[.$K71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SIMPLE-many_vox-single_targets</text:p>
          </table:table-cell>
          <table:table-cell office:value-type="float" office:value="70.7" calcext:value-type="float">
            <text:p>70.7</text:p>
          </table:table-cell>
          <table:table-cell office:value-type="float" office:value="54.2" calcext:value-type="float">
            <text:p>54.2</text:p>
          </table:table-cell>
          <table:table-cell office:value-type="float" office:value="59.2" calcext:value-type="float">
            <text:p>59.2</text:p>
          </table:table-cell>
          <table:table-cell office:value-type="float" office:value="64.3" calcext:value-type="float">
            <text:p>64.3</text:p>
          </table:table-cell>
          <table:table-cell office:value-type="float" office:value="59" calcext:value-type="float">
            <text:p>59</text:p>
          </table:table-cell>
          <table:table-cell office:value-type="float" office:value="58.3" calcext:value-type="float">
            <text:p>58.3</text:p>
          </table:table-cell>
          <table:table-cell office:value-type="float" office:value="64.4" calcext:value-type="float">
            <text:p>64.4</text:p>
          </table:table-cell>
          <table:table-cell office:value-type="float" office:value="59" calcext:value-type="float">
            <text:p>59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style-name="ce38" table:formula="of:=[.E72]-INDEX([.E:.E];LOOKUP(2;1/([.L$1:.L72]=&quot;-&quot;);ROW([.L$1:.L72]))+[.$K72]-1)" office:value-type="float" office:value="23.5" calcext:value-type="float">
            <text:p>23.5</text:p>
          </table:table-cell>
          <table:table-cell table:style-name="ce38" table:formula="of:=[.F72]-INDEX([.F:.F];LOOKUP(2;1/([.M$1:.M72]=&quot;-&quot;);ROW([.M$1:.M72]))+[.$K72]-1)" office:value-type="float" office:value="15.4" calcext:value-type="float">
            <text:p>15.4</text:p>
          </table:table-cell>
          <table:table-cell table:style-name="ce38" table:formula="of:=MIN((INDEX([.E:.E];LOOKUP(2;1/([.N$1:.N72]=&quot;-&quot;);ROW([.N$1:.N72]))+[.$K72]-1)-INDEX([.G:.G];LOOKUP(2;1/([.N$1:.N72]=&quot;-&quot;);ROW([.N$1:.N72]))+[.$K72]-1));0)-([.E72]-[.G72])" office:value-type="float" office:value="-6" calcext:value-type="float">
            <text:p>-6</text:p>
          </table:table-cell>
          <table:table-cell table:style-name="ce38" table:formula="of:=[.G72]-INDEX([.G:.G];LOOKUP(2;1/([.O$1:.O72]=&quot;-&quot;);ROW([.O$1:.O72]))+[.$K72]-1)" office:value-type="float" office:value="26.3" calcext:value-type="float">
            <text:p>2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SIMPLE-many_vox-single_roi</text:p>
          </table:table-cell>
          <table:table-cell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53.5" calcext:value-type="float">
            <text:p>53.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0.9" calcext:value-type="float">
            <text:p>50.9</text:p>
          </table:table-cell>
          <table:table-cell office:value-type="float" office:value="63.4" calcext:value-type="float">
            <text:p>63.4</text:p>
          </table:table-cell>
          <table:table-cell office:value-type="float" office:value="60.5" calcext:value-type="float">
            <text:p>60.5</text:p>
          </table:table-cell>
          <table:table-cell office:value-type="float" office:value="51.5" calcext:value-type="float">
            <text:p>51.5</text:p>
          </table:table-cell>
          <table:table-cell office:value-type="float" office:value="6" calcext:value-type="float">
            <text:p>6</text:p>
          </table:table-cell>
          <table:table-cell table:style-name="ce38" table:formula="of:=[.E73]-INDEX([.E:.E];LOOKUP(2;1/([.L$1:.L73]=&quot;-&quot;);ROW([.L$1:.L73]))+[.$K73]-1)" office:value-type="float" office:value="-1.3" calcext:value-type="float">
            <text:p>-1.3</text:p>
          </table:table-cell>
          <table:table-cell table:style-name="ce38" table:formula="of:=[.F73]-INDEX([.F:.F];LOOKUP(2;1/([.M$1:.M73]=&quot;-&quot;);ROW([.M$1:.M73]))+[.$K73]-1)" office:value-type="float" office:value="2" calcext:value-type="float">
            <text:p>2</text:p>
          </table:table-cell>
          <table:table-cell table:style-name="ce38" table:formula="of:=MIN((INDEX([.E:.E];LOOKUP(2;1/([.N$1:.N73]=&quot;-&quot;);ROW([.N$1:.N73]))+[.$K73]-1)-INDEX([.G:.G];LOOKUP(2;1/([.N$1:.N73]=&quot;-&quot;);ROW([.N$1:.N73]))+[.$K73]-1));0)-([.E73]-[.G73])" office:value-type="float" office:value="-12.1" calcext:value-type="float">
            <text:p>-12.1</text:p>
          </table:table-cell>
          <table:table-cell table:style-name="ce38" table:formula="of:=[.G73]-INDEX([.G:.G];LOOKUP(2;1/([.O$1:.O73]=&quot;-&quot;);ROW([.O$1:.O73]))+[.$K73]-1)" office:value-type="float" office:value="-7.4" calcext:value-type="float">
            <text:p>-7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SIMPLE-many_vox-single_brain</text:p>
          </table:table-cell>
          <table:table-cell office:value-type="float" office:value="62.3" calcext:value-type="float">
            <text:p>62.3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50.9" calcext:value-type="float">
            <text:p>50.9</text:p>
          </table:table-cell>
          <table:table-cell office:value-type="float" office:value="54.3" calcext:value-type="float">
            <text:p>54.3</text:p>
          </table:table-cell>
          <table:table-cell office:value-type="float" office:value="52.9" calcext:value-type="float">
            <text:p>52.9</text:p>
          </table:table-cell>
          <table:table-cell office:value-type="float" office:value="50.8" calcext:value-type="float">
            <text:p>50.8</text:p>
          </table:table-cell>
          <table:table-cell office:value-type="float" office:value="6" calcext:value-type="float">
            <text:p>6</text:p>
          </table:table-cell>
          <table:table-cell table:style-name="ce38" table:formula="of:=[.E74]-INDEX([.E:.E];LOOKUP(2;1/([.L$1:.L74]=&quot;-&quot;);ROW([.L$1:.L74]))+[.$K74]-1)" office:value-type="float" office:value="-10.7" calcext:value-type="float">
            <text:p>-10.7</text:p>
          </table:table-cell>
          <table:table-cell table:style-name="ce38" table:formula="of:=[.F74]-INDEX([.F:.F];LOOKUP(2;1/([.M$1:.M74]=&quot;-&quot;);ROW([.M$1:.M74]))+[.$K74]-1)" office:value-type="float" office:value="-5.4" calcext:value-type="float">
            <text:p>-5.4</text:p>
          </table:table-cell>
          <table:table-cell table:style-name="ce38" table:formula="of:=MIN((INDEX([.E:.E];LOOKUP(2;1/([.N$1:.N74]=&quot;-&quot;);ROW([.N$1:.N74]))+[.$K74]-1)-INDEX([.G:.G];LOOKUP(2;1/([.N$1:.N74]=&quot;-&quot;);ROW([.N$1:.N74]))+[.$K74]-1));0)-([.E74]-[.G74])" office:value-type="float" office:value="-2.7" calcext:value-type="float">
            <text:p>-2.7</text:p>
          </table:table-cell>
          <table:table-cell table:style-name="ce38" table:formula="of:=[.G74]-INDEX([.G:.G];LOOKUP(2;1/([.O$1:.O74]=&quot;-&quot;);ROW([.O$1:.O74]))+[.$K74]-1)" office:value-type="float" office:value="-7.4" calcext:value-type="float">
            <text:p>-7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SIMPLE-many_vox-CLR</text:p>
          </table:table-cell>
          <table:table-cell office:value-type="float" office:value="64.3" calcext:value-type="float">
            <text:p>64.3</text:p>
          </table:table-cell>
          <table:table-cell office:value-type="float" office:value="57.1" calcext:value-type="float">
            <text:p>57.1</text:p>
          </table:table-cell>
          <table:table-cell office:value-type="float" office:value="63.6" calcext:value-type="float">
            <text:p>63.6</text:p>
          </table:table-cell>
          <table:table-cell office:value-type="float" office:value="57.8" calcext:value-type="float">
            <text:p>57.8</text:p>
          </table:table-cell>
          <table:table-cell office:value-type="float" office:value="57.1" calcext:value-type="float">
            <text:p>57.1</text:p>
          </table:table-cell>
          <table:table-cell office:value-type="float" office:value="56.5" calcext:value-type="float">
            <text:p>56.5</text:p>
          </table:table-cell>
          <table:table-cell office:value-type="float" office:value="58.1" calcext:value-type="float">
            <text:p>58.1</text:p>
          </table:table-cell>
          <table:table-cell office:value-type="float" office:value="56" calcext:value-type="float">
            <text:p>56</text:p>
          </table:table-cell>
          <table:table-cell office:value-type="float" office:value="55.6" calcext:value-type="float">
            <text:p>55.6</text:p>
          </table:table-cell>
          <table:table-cell office:value-type="float" office:value="8" calcext:value-type="float">
            <text:p>8</text:p>
          </table:table-cell>
          <table:table-cell table:style-name="ce38" table:formula="of:=[.E75]-INDEX([.E:.E];LOOKUP(2;1/([.L$1:.L75]=&quot;-&quot;);ROW([.L$1:.L75]))+[.$K75]-1)" office:value-type="float" office:value="4.2" calcext:value-type="float">
            <text:p>4.2</text:p>
          </table:table-cell>
          <table:table-cell table:style-name="ce38" table:formula="of:=[.F75]-INDEX([.F:.F];LOOKUP(2;1/([.M$1:.M75]=&quot;-&quot;);ROW([.M$1:.M75]))+[.$K75]-1)" office:value-type="float" office:value="3.5" calcext:value-type="float">
            <text:p>3.5</text:p>
          </table:table-cell>
          <table:table-cell table:style-name="ce38" table:formula="of:=MIN((INDEX([.E:.E];LOOKUP(2;1/([.N$1:.N75]=&quot;-&quot;);ROW([.N$1:.N75]))+[.$K75]-1)-INDEX([.G:.G];LOOKUP(2;1/([.N$1:.N75]=&quot;-&quot;);ROW([.N$1:.N75]))+[.$K75]-1));0)-([.E75]-[.G75])" office:value-type="float" office:value="-1.3" calcext:value-type="float">
            <text:p>-1.3</text:p>
          </table:table-cell>
          <table:table-cell table:style-name="ce38" table:formula="of:=[.G75]-INDEX([.G:.G];LOOKUP(2;1/([.O$1:.O75]=&quot;-&quot;);ROW([.O$1:.O75]))+[.$K75]-1)" office:value-type="float" office:value="5.6" calcext:value-type="float">
            <text:p>5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SIMPLE-many_vox-CL</text:p>
          </table:table-cell>
          <table:table-cell office:value-type="float" office:value="66.3" calcext:value-type="float">
            <text:p>66.3</text:p>
          </table:table-cell>
          <table:table-cell office:value-type="float" office:value="56" calcext:value-type="float">
            <text:p>56</text:p>
          </table:table-cell>
          <table:table-cell office:value-type="float" office:value="61.6" calcext:value-type="float">
            <text:p>61.6</text:p>
          </table:table-cell>
          <table:table-cell office:value-type="float" office:value="62.6" calcext:value-type="float">
            <text:p>62.6</text:p>
          </table:table-cell>
          <table:table-cell office:value-type="float" office:value="59.6" calcext:value-type="float">
            <text:p>59.6</text:p>
          </table:table-cell>
          <table:table-cell office:value-type="float" office:value="57.6" calcext:value-type="float">
            <text:p>57.6</text:p>
          </table:table-cell>
          <table:table-cell office:value-type="float" office:value="61.2" calcext:value-type="float">
            <text:p>61.2</text:p>
          </table:table-cell>
          <table:table-cell office:value-type="float" office:value="55.4" calcext:value-type="float">
            <text:p>55.4</text:p>
          </table:table-cell>
          <table:table-cell office:value-type="float" office:value="54.5" calcext:value-type="float">
            <text:p>54.5</text:p>
          </table:table-cell>
          <table:table-cell office:value-type="float" office:value="9" calcext:value-type="float">
            <text:p>9</text:p>
          </table:table-cell>
          <table:table-cell table:style-name="ce38" table:formula="of:=[.E76]-INDEX([.E:.E];LOOKUP(2;1/([.L$1:.L76]=&quot;-&quot;);ROW([.L$1:.L76]))+[.$K76]-1)" office:value-type="float" office:value="4.8" calcext:value-type="float">
            <text:p>4.8</text:p>
          </table:table-cell>
          <table:table-cell table:style-name="ce38" table:formula="of:=[.F76]-INDEX([.F:.F];LOOKUP(2;1/([.M$1:.M76]=&quot;-&quot;);ROW([.M$1:.M76]))+[.$K76]-1)" office:value-type="float" office:value="2.5" calcext:value-type="float">
            <text:p>2.5</text:p>
          </table:table-cell>
          <table:table-cell table:style-name="ce38" table:formula="of:=MIN((INDEX([.E:.E];LOOKUP(2;1/([.N$1:.N76]=&quot;-&quot;);ROW([.N$1:.N76]))+[.$K76]-1)-INDEX([.G:.G];LOOKUP(2;1/([.N$1:.N76]=&quot;-&quot;);ROW([.N$1:.N76]))+[.$K76]-1));0)-([.E76]-[.G76])" office:value-type="float" office:value="-5" calcext:value-type="float">
            <text:p>-5</text:p>
          </table:table-cell>
          <table:table-cell table:style-name="ce38" table:formula="of:=[.G76]-INDEX([.G:.G];LOOKUP(2;1/([.O$1:.O76]=&quot;-&quot;);ROW([.O$1:.O76]))+[.$K76]-1)" office:value-type="float" office:value="1.1" calcext:value-type="float">
            <text:p>1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SIMPLE-many_vox-CR</text:p>
          </table:table-cell>
          <table:table-cell office:value-type="float" office:value="66.2" calcext:value-type="float">
            <text:p>66.2</text:p>
          </table:table-cell>
          <table:table-cell office:value-type="float" office:value="59.8" calcext:value-type="float">
            <text:p>59.8</text:p>
          </table:table-cell>
          <table:table-cell office:value-type="float" office:value="59.9" calcext:value-type="float">
            <text:p>59.9</text:p>
          </table:table-cell>
          <table:table-cell office:value-type="float" office:value="58.8" calcext:value-type="float">
            <text:p>58.8</text:p>
          </table:table-cell>
          <table:table-cell office:value-type="float" office:value="59" calcext:value-type="float">
            <text:p>59</text:p>
          </table:table-cell>
          <table:table-cell office:value-type="float" office:value="57.6" calcext:value-type="float">
            <text:p>57.6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57.9" calcext:value-type="float">
            <text:p>57.9</text:p>
          </table:table-cell>
          <table:table-cell office:value-type="float" office:value="9" calcext:value-type="float">
            <text:p>9</text:p>
          </table:table-cell>
          <table:table-cell table:style-name="ce38" table:formula="of:=[.E77]-INDEX([.E:.E];LOOKUP(2;1/([.L$1:.L77]=&quot;-&quot;);ROW([.L$1:.L77]))+[.$K77]-1)" office:value-type="float" office:value="1" calcext:value-type="float">
            <text:p>1</text:p>
          </table:table-cell>
          <table:table-cell table:style-name="ce38" table:formula="of:=[.F77]-INDEX([.F:.F];LOOKUP(2;1/([.M$1:.M77]=&quot;-&quot;);ROW([.M$1:.M77]))+[.$K77]-1)" office:value-type="float" office:value="1.9" calcext:value-type="float">
            <text:p>1.9</text:p>
          </table:table-cell>
          <table:table-cell table:style-name="ce38" table:formula="of:=MIN((INDEX([.E:.E];LOOKUP(2;1/([.N$1:.N77]=&quot;-&quot;);ROW([.N$1:.N77]))+[.$K77]-1)-INDEX([.G:.G];LOOKUP(2;1/([.N$1:.N77]=&quot;-&quot;);ROW([.N$1:.N77]))+[.$K77]-1));0)-([.E77]-[.G77])" office:value-type="float" office:value="-1.2" calcext:value-type="float">
            <text:p>-1.2</text:p>
          </table:table-cell>
          <table:table-cell table:style-name="ce38" table:formula="of:=[.G77]-INDEX([.G:.G];LOOKUP(2;1/([.O$1:.O77]=&quot;-&quot;);ROW([.O$1:.O77]))+[.$K77]-1)" office:value-type="float" office:value="1.1" calcext:value-type="float">
            <text:p>1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SIMPLE-many_vox-HLR</text:p>
          </table:table-cell>
          <table:table-cell office:value-type="float" office:value="64" calcext:value-type="float">
            <text:p>64</text:p>
          </table:table-cell>
          <table:table-cell office:value-type="float" office:value="59.1" calcext:value-type="float">
            <text:p>59.1</text:p>
          </table:table-cell>
          <table:table-cell office:value-type="float" office:value="54.6" calcext:value-type="float">
            <text:p>54.6</text:p>
          </table:table-cell>
          <table:table-cell office:value-type="float" office:value="60.2" calcext:value-type="float">
            <text:p>60.2</text:p>
          </table:table-cell>
          <table:table-cell office:value-type="float" office:value="59.3" calcext:value-type="float">
            <text:p>59.3</text:p>
          </table:table-cell>
          <table:table-cell office:value-type="float" office:value="53.7" calcext:value-type="float">
            <text:p>53.7</text:p>
          </table:table-cell>
          <table:table-cell office:value-type="float" office:value="59.2" calcext:value-type="float">
            <text:p>59.2</text:p>
          </table:table-cell>
          <table:table-cell office:value-type="float" office:value="57.3" calcext:value-type="float">
            <text:p>57.3</text:p>
          </table:table-cell>
          <table:table-cell office:value-type="float" office:value="51.1" calcext:value-type="float">
            <text:p>51.1</text:p>
          </table:table-cell>
          <table:table-cell office:value-type="float" office:value="9" calcext:value-type="float">
            <text:p>9</text:p>
          </table:table-cell>
          <table:table-cell table:style-name="ce38" table:formula="of:=[.E78]-INDEX([.E:.E];LOOKUP(2;1/([.L$1:.L78]=&quot;-&quot;);ROW([.L$1:.L78]))+[.$K78]-1)" office:value-type="float" office:value="2.40000000000001" calcext:value-type="float">
            <text:p>2.40000000000001</text:p>
          </table:table-cell>
          <table:table-cell table:style-name="ce38" table:formula="of:=[.F78]-INDEX([.F:.F];LOOKUP(2;1/([.M$1:.M78]=&quot;-&quot;);ROW([.M$1:.M78]))+[.$K78]-1)" office:value-type="float" office:value="2.2" calcext:value-type="float">
            <text:p>2.2</text:p>
          </table:table-cell>
          <table:table-cell table:style-name="ce38" table:formula="of:=MIN((INDEX([.E:.E];LOOKUP(2;1/([.N$1:.N78]=&quot;-&quot;);ROW([.N$1:.N78]))+[.$K78]-1)-INDEX([.G:.G];LOOKUP(2;1/([.N$1:.N78]=&quot;-&quot;);ROW([.N$1:.N78]))+[.$K78]-1));0)-([.E78]-[.G78])" office:value-type="float" office:value="-6.5" calcext:value-type="float">
            <text:p>-6.5</text:p>
          </table:table-cell>
          <table:table-cell table:style-name="ce38" table:formula="of:=[.G78]-INDEX([.G:.G];LOOKUP(2;1/([.O$1:.O78]=&quot;-&quot;);ROW([.O$1:.O78]))+[.$K78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SIMPLE-many_vox-HL</text:p>
          </table:table-cell>
          <table:table-cell office:value-type="float" office:value="66.9" calcext:value-type="float">
            <text:p>66.9</text:p>
          </table:table-cell>
          <table:table-cell office:value-type="float" office:value="60.3" calcext:value-type="float">
            <text:p>60.3</text:p>
          </table:table-cell>
          <table:table-cell office:value-type="float" office:value="48.2" calcext:value-type="float">
            <text:p>48.2</text:p>
          </table:table-cell>
          <table:table-cell office:value-type="float" office:value="62.6" calcext:value-type="float">
            <text:p>62.6</text:p>
          </table:table-cell>
          <table:table-cell office:value-type="float" office:value="60.9" calcext:value-type="float">
            <text:p>60.9</text:p>
          </table:table-cell>
          <table:table-cell office:value-type="float" office:value="54.8" calcext:value-type="float">
            <text:p>54.8</text:p>
          </table:table-cell>
          <table:table-cell office:value-type="float" office:value="59.9" calcext:value-type="float">
            <text:p>59.9</text:p>
          </table:table-cell>
          <table:table-cell office:value-type="float" office:value="57" calcext:value-type="float">
            <text:p>57</text:p>
          </table:table-cell>
          <table:table-cell office:value-type="float" office:value="50.1" calcext:value-type="float">
            <text:p>50.1</text:p>
          </table:table-cell>
          <table:table-cell office:value-type="float" office:value="9" calcext:value-type="float">
            <text:p>9</text:p>
          </table:table-cell>
          <table:table-cell table:style-name="ce38" table:formula="of:=[.E79]-INDEX([.E:.E];LOOKUP(2;1/([.L$1:.L79]=&quot;-&quot;);ROW([.L$1:.L79]))+[.$K79]-1)" office:value-type="float" office:value="4.8" calcext:value-type="float">
            <text:p>4.8</text:p>
          </table:table-cell>
          <table:table-cell table:style-name="ce38" table:formula="of:=[.F79]-INDEX([.F:.F];LOOKUP(2;1/([.M$1:.M79]=&quot;-&quot;);ROW([.M$1:.M79]))+[.$K79]-1)" office:value-type="float" office:value="3.8" calcext:value-type="float">
            <text:p>3.8</text:p>
          </table:table-cell>
          <table:table-cell table:style-name="ce38" table:formula="of:=MIN((INDEX([.E:.E];LOOKUP(2;1/([.N$1:.N79]=&quot;-&quot;);ROW([.N$1:.N79]))+[.$K79]-1)-INDEX([.G:.G];LOOKUP(2;1/([.N$1:.N79]=&quot;-&quot;);ROW([.N$1:.N79]))+[.$K79]-1));0)-([.E79]-[.G79])" office:value-type="float" office:value="-7.8" calcext:value-type="float">
            <text:p>-7.8</text:p>
          </table:table-cell>
          <table:table-cell table:style-name="ce38" table:formula="of:=[.G79]-INDEX([.G:.G];LOOKUP(2;1/([.O$1:.O79]=&quot;-&quot;);ROW([.O$1:.O79]))+[.$K79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SIMPLE-many_vox-HR</text:p>
          </table:table-cell>
          <table:table-cell office:value-type="float" office:value="59.2" calcext:value-type="float">
            <text:p>59.2</text:p>
          </table:table-cell>
          <table:table-cell office:value-type="float" office:value="58.1" calcext:value-type="float">
            <text:p>58.1</text:p>
          </table:table-cell>
          <table:table-cell office:value-type="float" office:value="52.8" calcext:value-type="float">
            <text:p>52.8</text:p>
          </table:table-cell>
          <table:table-cell office:value-type="float" office:value="57.1" calcext:value-type="float">
            <text:p>57.1</text:p>
          </table:table-cell>
          <table:table-cell office:value-type="float" office:value="57.7" calcext:value-type="float">
            <text:p>57.7</text:p>
          </table:table-cell>
          <table:table-cell office:value-type="float" office:value="55.5" calcext:value-type="float">
            <text:p>55.5</text:p>
          </table:table-cell>
          <table:table-cell office:value-type="float" office:value="57.1" calcext:value-type="float">
            <text:p>57.1</text:p>
          </table:table-cell>
          <table:table-cell office:value-type="float" office:value="57.4" calcext:value-type="float">
            <text:p>57.4</text:p>
          </table:table-cell>
          <table:table-cell office:value-type="float" office:value="54.4" calcext:value-type="float">
            <text:p>54.4</text:p>
          </table:table-cell>
          <table:table-cell office:value-type="float" office:value="9" calcext:value-type="float">
            <text:p>9</text:p>
          </table:table-cell>
          <table:table-cell table:style-name="ce38" table:formula="of:=[.E80]-INDEX([.E:.E];LOOKUP(2;1/([.L$1:.L80]=&quot;-&quot;);ROW([.L$1:.L80]))+[.$K80]-1)" office:value-type="float" office:value="-0.699999999999996" calcext:value-type="float">
            <text:p>-0.699999999999996</text:p>
          </table:table-cell>
          <table:table-cell table:style-name="ce38" table:formula="of:=[.F80]-INDEX([.F:.F];LOOKUP(2;1/([.M$1:.M80]=&quot;-&quot;);ROW([.M$1:.M80]))+[.$K80]-1)" office:value-type="float" office:value="0.600000000000001" calcext:value-type="float">
            <text:p>0.600000000000001</text:p>
          </table:table-cell>
          <table:table-cell table:style-name="ce38" table:formula="of:=MIN((INDEX([.E:.E];LOOKUP(2;1/([.N$1:.N80]=&quot;-&quot;);ROW([.N$1:.N80]))+[.$K80]-1)-INDEX([.G:.G];LOOKUP(2;1/([.N$1:.N80]=&quot;-&quot;);ROW([.N$1:.N80]))+[.$K80]-1));0)-([.E80]-[.G80])" office:value-type="float" office:value="-1.6" calcext:value-type="float">
            <text:p>-1.6</text:p>
          </table:table-cell>
          <table:table-cell table:style-name="ce38" table:formula="of:=[.G80]-INDEX([.G:.G];LOOKUP(2;1/([.O$1:.O80]=&quot;-&quot;);ROW([.O$1:.O80]))+[.$K80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SIMPLE-many_vox-HLR-clinical_CAP</text:p>
          </table:table-cell>
          <table:table-cell office:value-type="float" office:value="63.6" calcext:value-type="float">
            <text:p>63.6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office:value-type="float" office:value="58.8" calcext:value-type="float">
            <text:p>58.8</text:p>
          </table:table-cell>
          <table:table-cell office:value-type="float" office:value="57" calcext:value-type="float">
            <text:p>57</text:p>
          </table:table-cell>
          <table:table-cell office:value-type="float" office:value="53.8" calcext:value-type="float">
            <text:p>53.8</text:p>
          </table:table-cell>
          <table:table-cell office:value-type="float" office:value="57.5" calcext:value-type="float">
            <text:p>57.5</text:p>
          </table:table-cell>
          <table:table-cell office:value-type="float" office:value="55.5" calcext:value-type="float">
            <text:p>55.5</text:p>
          </table:table-cell>
          <table:table-cell office:value-type="float" office:value="52.3" calcext:value-type="float">
            <text:p>52.3</text:p>
          </table:table-cell>
          <table:table-cell office:value-type="float" office:value="12" calcext:value-type="float">
            <text:p>12</text:p>
          </table:table-cell>
          <table:table-cell table:style-name="ce38" table:formula="of:=[.E81]-INDEX([.E:.E];LOOKUP(2;1/([.L$1:.L81]=&quot;-&quot;);ROW([.L$1:.L81]))+[.$K81]-1)" office:value-type="float" office:value="-1.40000000000001" calcext:value-type="float">
            <text:p>-1.40000000000001</text:p>
          </table:table-cell>
          <table:table-cell table:style-name="ce38" table:formula="of:=[.F81]-INDEX([.F:.F];LOOKUP(2;1/([.M$1:.M81]=&quot;-&quot;);ROW([.M$1:.M81]))+[.$K81]-1)" office:value-type="float" office:value="-2.3" calcext:value-type="float">
            <text:p>-2.3</text:p>
          </table:table-cell>
          <table:table-cell table:style-name="ce38" table:formula="of:=MIN((INDEX([.E:.E];LOOKUP(2;1/([.N$1:.N81]=&quot;-&quot;);ROW([.N$1:.N81]))+[.$K81]-1)-INDEX([.G:.G];LOOKUP(2;1/([.N$1:.N81]=&quot;-&quot;);ROW([.N$1:.N81]))+[.$K81]-1));0)-([.E81]-[.G81])" office:value-type="float" office:value="-5" calcext:value-type="float">
            <text:p>-5</text:p>
          </table:table-cell>
          <table:table-cell table:style-name="ce38" table:formula="of:=[.G81]-INDEX([.G:.G];LOOKUP(2;1/([.O$1:.O81]=&quot;-&quot;);ROW([.O$1:.O81]))+[.$K81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SIMPLE-many_vox-HLR-clinical_UHDRS</text:p>
          </table:table-cell>
          <table:table-cell office:value-type="float" office:value="62.2" calcext:value-type="float">
            <text:p>62.2</text:p>
          </table:table-cell>
          <table:table-cell office:value-type="float" office:value="54.5" calcext:value-type="float">
            <text:p>54.5</text:p>
          </table:table-cell>
          <table:table-cell office:value-type="float" office:value="50.9" calcext:value-type="float">
            <text:p>50.9</text:p>
          </table:table-cell>
          <table:table-cell office:value-type="float" office:value="59.6" calcext:value-type="float">
            <text:p>59.6</text:p>
          </table:table-cell>
          <table:table-cell office:value-type="float" office:value="57.2" calcext:value-type="float">
            <text:p>57.2</text:p>
          </table:table-cell>
          <table:table-cell office:value-type="float" office:value="56.4" calcext:value-type="float">
            <text:p>56.4</text:p>
          </table:table-cell>
          <table:table-cell office:value-type="float" office:value="58.3" calcext:value-type="float">
            <text:p>58.3</text:p>
          </table:table-cell>
          <table:table-cell office:value-type="float" office:value="56.2" calcext:value-type="float">
            <text:p>56.2</text:p>
          </table:table-cell>
          <table:table-cell office:value-type="float" office:value="54.1" calcext:value-type="float">
            <text:p>54.1</text:p>
          </table:table-cell>
          <table:table-cell office:value-type="float" office:value="12" calcext:value-type="float">
            <text:p>12</text:p>
          </table:table-cell>
          <table:table-cell table:style-name="ce38" table:formula="of:=[.E82]-INDEX([.E:.E];LOOKUP(2;1/([.L$1:.L82]=&quot;-&quot;);ROW([.L$1:.L82]))+[.$K82]-1)" office:value-type="float" office:value="-0.600000000000001" calcext:value-type="float">
            <text:p>-0.600000000000001</text:p>
          </table:table-cell>
          <table:table-cell table:style-name="ce38" table:formula="of:=[.F82]-INDEX([.F:.F];LOOKUP(2;1/([.M$1:.M82]=&quot;-&quot;);ROW([.M$1:.M82]))+[.$K82]-1)" office:value-type="float" office:value="-2.09999999999999" calcext:value-type="float">
            <text:p>-2.09999999999999</text:p>
          </table:table-cell>
          <table:table-cell table:style-name="ce38" table:formula="of:=MIN((INDEX([.E:.E];LOOKUP(2;1/([.N$1:.N82]=&quot;-&quot;);ROW([.N$1:.N82]))+[.$K82]-1)-INDEX([.G:.G];LOOKUP(2;1/([.N$1:.N82]=&quot;-&quot;);ROW([.N$1:.N82]))+[.$K82]-1));0)-([.E82]-[.G82])" office:value-type="float" office:value="-3.2" calcext:value-type="float">
            <text:p>-3.2</text:p>
          </table:table-cell>
          <table:table-cell table:style-name="ce38" table:formula="of:=[.G82]-INDEX([.G:.G];LOOKUP(2;1/([.O$1:.O82]=&quot;-&quot;);ROW([.O$1:.O82]))+[.$K82]-1)" office:value-type="float" office:value="2.7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SIMPLE-many_vox-HLR-clinical_all</text:p>
          </table:table-cell>
          <table:table-cell office:value-type="float" office:value="55.7" calcext:value-type="float">
            <text:p>55.7</text:p>
          </table:table-cell>
          <table:table-cell office:value-type="float" office:value="41.1" calcext:value-type="float">
            <text:p>41.1</text:p>
          </table:table-cell>
          <table:table-cell office:value-type="float" office:value="31.9" calcext:value-type="float">
            <text:p>31.9</text:p>
          </table:table-cell>
          <table:table-cell office:value-type="float" office:value="53.9" calcext:value-type="float">
            <text:p>53.9</text:p>
          </table:table-cell>
          <table:table-cell office:value-type="float" office:value="48.7" calcext:value-type="float">
            <text:p>48.7</text:p>
          </table:table-cell>
          <table:table-cell office:value-type="float" office:value="51.5" calcext:value-type="float">
            <text:p>51.5</text:p>
          </table:table-cell>
          <table:table-cell office:value-type="float" office:value="52.7" calcext:value-type="float">
            <text:p>52.7</text:p>
          </table:table-cell>
          <table:table-cell office:value-type="float" office:value="49" calcext:value-type="float">
            <text:p>49</text:p>
          </table:table-cell>
          <table:table-cell office:value-type="float" office:value="48.3" calcext:value-type="float">
            <text:p>48.3</text:p>
          </table:table-cell>
          <table:table-cell office:value-type="float" office:value="12" calcext:value-type="float">
            <text:p>12</text:p>
          </table:table-cell>
          <table:table-cell table:style-name="ce38" table:formula="of:=[.E83]-INDEX([.E:.E];LOOKUP(2;1/([.L$1:.L83]=&quot;-&quot;);ROW([.L$1:.L83]))+[.$K83]-1)" office:value-type="float" office:value="-6.3" calcext:value-type="float">
            <text:p>-6.3</text:p>
          </table:table-cell>
          <table:table-cell table:style-name="ce38" table:formula="of:=[.F83]-INDEX([.F:.F];LOOKUP(2;1/([.M$1:.M83]=&quot;-&quot;);ROW([.M$1:.M83]))+[.$K83]-1)" office:value-type="float" office:value="-10.6" calcext:value-type="float">
            <text:p>-10.6</text:p>
          </table:table-cell>
          <table:table-cell table:style-name="ce38" table:formula="of:=MIN((INDEX([.E:.E];LOOKUP(2;1/([.N$1:.N83]=&quot;-&quot;);ROW([.N$1:.N83]))+[.$K83]-1)-INDEX([.G:.G];LOOKUP(2;1/([.N$1:.N83]=&quot;-&quot;);ROW([.N$1:.N83]))+[.$K83]-1));0)-([.E83]-[.G83])" office:value-type="float" office:value="-2.4" calcext:value-type="float">
            <text:p>-2.4</text:p>
          </table:table-cell>
          <table:table-cell table:style-name="ce38" table:formula="of:=[.G83]-INDEX([.G:.G];LOOKUP(2;1/([.O$1:.O83]=&quot;-&quot;);ROW([.O$1:.O83]))+[.$K83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SIMPLE-many_vox-CHLR</text:p>
          </table:table-cell>
          <table:table-cell office:value-type="float" office:value="64.2" calcext:value-type="float">
            <text:p>64.2</text:p>
          </table:table-cell>
          <table:table-cell office:value-type="float" office:value="59.9" calcext:value-type="float">
            <text:p>59.9</text:p>
          </table:table-cell>
          <table:table-cell office:value-type="float" office:value="61" calcext:value-type="float">
            <text:p>61</text:p>
          </table:table-cell>
          <table:table-cell office:value-type="float" office:value="60.8" calcext:value-type="float">
            <text:p>60.8</text:p>
          </table:table-cell>
          <table:table-cell office:value-type="float" office:value="60.9" calcext:value-type="float">
            <text:p>60.9</text:p>
          </table:table-cell>
          <table:table-cell office:value-type="float" office:value="58.9" calcext:value-type="float">
            <text:p>58.9</text:p>
          </table:table-cell>
          <table:table-cell office:value-type="float" office:value="60.5" calcext:value-type="float">
            <text:p>60.5</text:p>
          </table:table-cell>
          <table:table-cell office:value-type="float" office:value="59.4" calcext:value-type="float">
            <text:p>59.4</text:p>
          </table:table-cell>
          <table:table-cell office:value-type="float" office:value="57.4" calcext:value-type="float">
            <text:p>57.4</text:p>
          </table:table-cell>
          <table:table-cell office:value-type="float" office:value="9" calcext:value-type="float">
            <text:p>9</text:p>
          </table:table-cell>
          <table:table-cell table:style-name="ce38" table:formula="of:=[.E84]-INDEX([.E:.E];LOOKUP(2;1/([.L$1:.L84]=&quot;-&quot;);ROW([.L$1:.L84]))+[.$K84]-1)" office:value-type="float" office:value="3" calcext:value-type="float">
            <text:p>3</text:p>
          </table:table-cell>
          <table:table-cell table:style-name="ce38" table:formula="of:=[.F84]-INDEX([.F:.F];LOOKUP(2;1/([.M$1:.M84]=&quot;-&quot;);ROW([.M$1:.M84]))+[.$K84]-1)" office:value-type="float" office:value="3.8" calcext:value-type="float">
            <text:p>3.8</text:p>
          </table:table-cell>
          <table:table-cell table:style-name="ce38" table:formula="of:=MIN((INDEX([.E:.E];LOOKUP(2;1/([.N$1:.N84]=&quot;-&quot;);ROW([.N$1:.N84]))+[.$K84]-1)-INDEX([.G:.G];LOOKUP(2;1/([.N$1:.N84]=&quot;-&quot;);ROW([.N$1:.N84]))+[.$K84]-1));0)-([.E84]-[.G84])" office:value-type="float" office:value="-1.9" calcext:value-type="float">
            <text:p>-1.9</text:p>
          </table:table-cell>
          <table:table-cell table:style-name="ce38" table:formula="of:=[.G84]-INDEX([.G:.G];LOOKUP(2;1/([.O$1:.O84]=&quot;-&quot;);ROW([.O$1:.O84]))+[.$K84]-1)" office:value-type="float" office:value="2.4" calcext:value-type="float">
            <text:p>2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SIMPLE-many_vox-CHL</text:p>
          </table:table-cell>
          <table:table-cell office:value-type="float" office:value="66.5" calcext:value-type="float">
            <text:p>66.5</text:p>
          </table:table-cell>
          <table:table-cell office:value-type="float" office:value="60.4" calcext:value-type="float">
            <text:p>60.4</text:p>
          </table:table-cell>
          <table:table-cell office:value-type="float" office:value="59.7" calcext:value-type="float">
            <text:p>59.7</text:p>
          </table:table-cell>
          <table:table-cell office:value-type="float" office:value="61.7" calcext:value-type="float">
            <text:p>61.7</text:p>
          </table:table-cell>
          <table:table-cell office:value-type="float" office:value="60.2" calcext:value-type="float">
            <text:p>60.2</text:p>
          </table:table-cell>
          <table:table-cell office:value-type="float" office:value="57.6" calcext:value-type="float">
            <text:p>57.6</text:p>
          </table:table-cell>
          <table:table-cell office:value-type="float" office:value="59.7" calcext:value-type="float">
            <text:p>59.7</text:p>
          </table:table-cell>
          <table:table-cell office:value-type="float" office:value="56.2" calcext:value-type="float">
            <text:p>56.2</text:p>
          </table:table-cell>
          <table:table-cell office:value-type="float" office:value="53.4" calcext:value-type="float">
            <text:p>53.4</text:p>
          </table:table-cell>
          <table:table-cell office:value-type="float" office:value="9" calcext:value-type="float">
            <text:p>9</text:p>
          </table:table-cell>
          <table:table-cell table:style-name="ce38" table:formula="of:=[.E85]-INDEX([.E:.E];LOOKUP(2;1/([.L$1:.L85]=&quot;-&quot;);ROW([.L$1:.L85]))+[.$K85]-1)" office:value-type="float" office:value="3.90000000000001" calcext:value-type="float">
            <text:p>3.90000000000001</text:p>
          </table:table-cell>
          <table:table-cell table:style-name="ce38" table:formula="of:=[.F85]-INDEX([.F:.F];LOOKUP(2;1/([.M$1:.M85]=&quot;-&quot;);ROW([.M$1:.M85]))+[.$K85]-1)" office:value-type="float" office:value="3.1" calcext:value-type="float">
            <text:p>3.1</text:p>
          </table:table-cell>
          <table:table-cell table:style-name="ce38" table:formula="of:=MIN((INDEX([.E:.E];LOOKUP(2;1/([.N$1:.N85]=&quot;-&quot;);ROW([.N$1:.N85]))+[.$K85]-1)-INDEX([.G:.G];LOOKUP(2;1/([.N$1:.N85]=&quot;-&quot;);ROW([.N$1:.N85]))+[.$K85]-1));0)-([.E85]-[.G85])" office:value-type="float" office:value="-4.1" calcext:value-type="float">
            <text:p>-4.1</text:p>
          </table:table-cell>
          <table:table-cell table:style-name="ce38" table:formula="of:=[.G85]-INDEX([.G:.G];LOOKUP(2;1/([.O$1:.O85]=&quot;-&quot;);ROW([.O$1:.O85]))+[.$K85]-1)" office:value-type="float" office:value="1.1" calcext:value-type="float">
            <text:p>1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SIMPLE-many_vox-CHR</text:p>
          </table:table-cell>
          <table:table-cell office:value-type="float" office:value="65.3" calcext:value-type="float">
            <text:p>65.3</text:p>
          </table:table-cell>
          <table:table-cell office:value-type="float" office:value="61.3" calcext:value-type="float">
            <text:p>61.3</text:p>
          </table:table-cell>
          <table:table-cell office:value-type="float" office:value="59.6" calcext:value-type="float">
            <text:p>59.6</text:p>
          </table:table-cell>
          <table:table-cell office:value-type="float" office:value="58.1" calcext:value-type="float">
            <text:p>58.1</text:p>
          </table:table-cell>
          <table:table-cell office:value-type="float" office:value="57.5" calcext:value-type="float">
            <text:p>57.5</text:p>
          </table:table-cell>
          <table:table-cell office:value-type="float" office:value="56.1" calcext:value-type="float">
            <text:p>56.1</text:p>
          </table:table-cell>
          <table:table-cell office:value-type="float" office:value="58.9" calcext:value-type="float">
            <text:p>58.9</text:p>
          </table:table-cell>
          <table:table-cell office:value-type="float" office:value="58.2" calcext:value-type="float">
            <text:p>58.2</text:p>
          </table:table-cell>
          <table:table-cell office:value-type="float" office:value="56.1" calcext:value-type="float">
            <text:p>56.1</text:p>
          </table:table-cell>
          <table:table-cell office:value-type="float" office:value="9" calcext:value-type="float">
            <text:p>9</text:p>
          </table:table-cell>
          <table:table-cell table:style-name="ce38" table:formula="of:=[.E86]-INDEX([.E:.E];LOOKUP(2;1/([.L$1:.L86]=&quot;-&quot;);ROW([.L$1:.L86]))+[.$K86]-1)" office:value-type="float" office:value="0.300000000000004" calcext:value-type="float">
            <text:p>0.300000000000004</text:p>
          </table:table-cell>
          <table:table-cell table:style-name="ce38" table:formula="of:=[.F86]-INDEX([.F:.F];LOOKUP(2;1/([.M$1:.M86]=&quot;-&quot;);ROW([.M$1:.M86]))+[.$K86]-1)" office:value-type="float" office:value="0.399999999999999" calcext:value-type="float">
            <text:p>0.399999999999999</text:p>
          </table:table-cell>
          <table:table-cell table:style-name="ce38" table:formula="of:=MIN((INDEX([.E:.E];LOOKUP(2;1/([.N$1:.N86]=&quot;-&quot;);ROW([.N$1:.N86]))+[.$K86]-1)-INDEX([.G:.G];LOOKUP(2;1/([.N$1:.N86]=&quot;-&quot;);ROW([.N$1:.N86]))+[.$K86]-1));0)-([.E86]-[.G86])" office:value-type="float" office:value="-2" calcext:value-type="float">
            <text:p>-2</text:p>
          </table:table-cell>
          <table:table-cell table:style-name="ce38" table:formula="of:=[.G86]-INDEX([.G:.G];LOOKUP(2;1/([.O$1:.O86]=&quot;-&quot;);ROW([.O$1:.O86]))+[.$K86]-1)" office:value-type="float" office:value="-0.399999999999999" calcext:value-type="float">
            <text:p>-0.3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SIMPLE-many_vox-CLR_coords</text:p>
          </table:table-cell>
          <table:table-cell office:value-type="float" office:value="67.2" calcext:value-type="float">
            <text:p>67.2</text:p>
          </table:table-cell>
          <table:table-cell office:value-type="float" office:value="59.7" calcext:value-type="float">
            <text:p>59.7</text:p>
          </table:table-cell>
          <table:table-cell office:value-type="float" office:value="64.6" calcext:value-type="float">
            <text:p>64.6</text:p>
          </table:table-cell>
          <table:table-cell office:value-type="float" office:value="60" calcext:value-type="float">
            <text:p>60</text:p>
          </table:table-cell>
          <table:table-cell office:value-type="float" office:value="59.6" calcext:value-type="float">
            <text:p>59.6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office:value-type="float" office:value="58.8" calcext:value-type="float">
            <text:p>58.8</text:p>
          </table:table-cell>
          <table:table-cell office:value-type="float" office:value="56.3" calcext:value-type="float">
            <text:p>56.3</text:p>
          </table:table-cell>
          <table:table-cell office:value-type="float" office:value="9" calcext:value-type="float">
            <text:p>9</text:p>
          </table:table-cell>
          <table:table-cell table:style-name="ce38" table:formula="of:=[.E87]-INDEX([.E:.E];LOOKUP(2;1/([.L$1:.L87]=&quot;-&quot;);ROW([.L$1:.L87]))+[.$K87]-1)" office:value-type="float" office:value="2.2" calcext:value-type="float">
            <text:p>2.2</text:p>
          </table:table-cell>
          <table:table-cell table:style-name="ce38" table:formula="of:=[.F87]-INDEX([.F:.F];LOOKUP(2;1/([.M$1:.M87]=&quot;-&quot;);ROW([.M$1:.M87]))+[.$K87]-1)" office:value-type="float" office:value="2.5" calcext:value-type="float">
            <text:p>2.5</text:p>
          </table:table-cell>
          <table:table-cell table:style-name="ce38" table:formula="of:=MIN((INDEX([.E:.E];LOOKUP(2;1/([.N$1:.N87]=&quot;-&quot;);ROW([.N$1:.N87]))+[.$K87]-1)-INDEX([.G:.G];LOOKUP(2;1/([.N$1:.N87]=&quot;-&quot;);ROW([.N$1:.N87]))+[.$K87]-1));0)-([.E87]-[.G87])" office:value-type="float" office:value="-2.6" calcext:value-type="float">
            <text:p>-2.6</text:p>
          </table:table-cell>
          <table:table-cell table:style-name="ce38" table:formula="of:=[.G87]-INDEX([.G:.G];LOOKUP(2;1/([.O$1:.O87]=&quot;-&quot;);ROW([.O$1:.O87]))+[.$K87]-1)" office:value-type="float" office:value="0.899999999999999" calcext:value-type="float">
            <text:p>0.8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SIMPLE-many_vox-CLR_scale</text:p>
          </table:table-cell>
          <table:table-cell office:value-type="float" office:value="63.6" calcext:value-type="float">
            <text:p>63.6</text:p>
          </table:table-cell>
          <table:table-cell office:value-type="float" office:value="56.9" calcext:value-type="float">
            <text:p>56.9</text:p>
          </table:table-cell>
          <table:table-cell office:value-type="float" office:value="62.5" calcext:value-type="float">
            <text:p>62.5</text:p>
          </table:table-cell>
          <table:table-cell office:value-type="float" office:value="58.4" calcext:value-type="float">
            <text:p>58.4</text:p>
          </table:table-cell>
          <table:table-cell office:value-type="float" office:value="57.4" calcext:value-type="float">
            <text:p>57.4</text:p>
          </table:table-cell>
          <table:table-cell office:value-type="float" office:value="55.8" calcext:value-type="float">
            <text:p>55.8</text:p>
          </table:table-cell>
          <table:table-cell office:value-type="float" office:value="58.7" calcext:value-type="float">
            <text:p>58.7</text:p>
          </table:table-cell>
          <table:table-cell office:value-type="float" office:value="56.6" calcext:value-type="float">
            <text:p>56.6</text:p>
          </table:table-cell>
          <table:table-cell office:value-type="float" office:value="54.9" calcext:value-type="float">
            <text:p>54.9</text:p>
          </table:table-cell>
          <table:table-cell office:value-type="float" office:value="9" calcext:value-type="float">
            <text:p>9</text:p>
          </table:table-cell>
          <table:table-cell table:style-name="ce38" table:formula="of:=[.E88]-INDEX([.E:.E];LOOKUP(2;1/([.L$1:.L88]=&quot;-&quot;);ROW([.L$1:.L88]))+[.$K88]-1)" office:value-type="float" office:value="0.600000000000001" calcext:value-type="float">
            <text:p>0.600000000000001</text:p>
          </table:table-cell>
          <table:table-cell table:style-name="ce38" table:formula="of:=[.F88]-INDEX([.F:.F];LOOKUP(2;1/([.M$1:.M88]=&quot;-&quot;);ROW([.M$1:.M88]))+[.$K88]-1)" office:value-type="float" office:value="0.299999999999997" calcext:value-type="float">
            <text:p>0.299999999999997</text:p>
          </table:table-cell>
          <table:table-cell table:style-name="ce38" table:formula="of:=MIN((INDEX([.E:.E];LOOKUP(2;1/([.N$1:.N88]=&quot;-&quot;);ROW([.N$1:.N88]))+[.$K88]-1)-INDEX([.G:.G];LOOKUP(2;1/([.N$1:.N88]=&quot;-&quot;);ROW([.N$1:.N88]))+[.$K88]-1));0)-([.E88]-[.G88])" office:value-type="float" office:value="-2.6" calcext:value-type="float">
            <text:p>-2.6</text:p>
          </table:table-cell>
          <table:table-cell table:style-name="ce38" table:formula="of:=[.G88]-INDEX([.G:.G];LOOKUP(2;1/([.O$1:.O88]=&quot;-&quot;);ROW([.O$1:.O88]))+[.$K88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SIMPLE-many_vox-feature_10</text:p>
          </table:table-cell>
          <table:table-cell office:value-type="float" office:value="67.2" calcext:value-type="float">
            <text:p>67.2</text:p>
          </table:table-cell>
          <table:table-cell office:value-type="float" office:value="59.5" calcext:value-type="float">
            <text:p>59.5</text:p>
          </table:table-cell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61.7" calcext:value-type="float">
            <text:p>61.7</text:p>
          </table:table-cell>
          <table:table-cell office:value-type="float" office:value="58.9" calcext:value-type="float">
            <text:p>58.9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table:style-name="ce38" table:formula="of:=[.E89]-INDEX([.E:.E];LOOKUP(2;1/([.L$1:.L89]=&quot;-&quot;);ROW([.L$1:.L89]))+[.$K89]-1)" office:value-type="float" office:value="4" calcext:value-type="float">
            <text:p>4</text:p>
          </table:table-cell>
          <table:table-cell table:style-name="ce38" table:formula="of:=[.F89]-INDEX([.F:.F];LOOKUP(2;1/([.M$1:.M89]=&quot;-&quot;);ROW([.M$1:.M89]))+[.$K89]-1)" office:value-type="float" office:value="2.7" calcext:value-type="float">
            <text:p>2.7</text:p>
          </table:table-cell>
          <table:table-cell table:style-name="ce38" table:formula="of:=MIN((INDEX([.E:.E];LOOKUP(2;1/([.N$1:.N89]=&quot;-&quot;);ROW([.N$1:.N89]))+[.$K89]-1)-INDEX([.G:.G];LOOKUP(2;1/([.N$1:.N89]=&quot;-&quot;);ROW([.N$1:.N89]))+[.$K89]-1));0)-([.E89]-[.G89])" office:value-type="float" office:value="-4.9" calcext:value-type="float">
            <text:p>-4.9</text:p>
          </table:table-cell>
          <table:table-cell table:style-name="ce38" table:formula="of:=[.G89]-INDEX([.G:.G];LOOKUP(2;1/([.O$1:.O89]=&quot;-&quot;);ROW([.O$1:.O89]))+[.$K89]-1)" office:value-type="float" office:value="0.399999999999999" calcext:value-type="float">
            <text:p>0.3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SIMPLE-many_vox-feature_20</text:p>
          </table:table-cell>
          <table:table-cell office:value-type="float" office:value="65.1" calcext:value-type="float">
            <text:p>65.1</text:p>
          </table:table-cell>
          <table:table-cell office:value-type="float" office:value="58.7" calcext:value-type="float">
            <text:p>58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54.3" calcext:value-type="float">
            <text:p>54.3</text:p>
          </table:table-cell>
          <table:table-cell office:value-type="float" office:value="59.2" calcext:value-type="float">
            <text:p>59.2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.1</text:p>
          </table:table-cell>
          <table:table-cell office:value-type="float" office:value="9" calcext:value-type="float">
            <text:p>9</text:p>
          </table:table-cell>
          <table:table-cell table:style-name="ce38" table:formula="of:=[.E90]-INDEX([.E:.E];LOOKUP(2;1/([.L$1:.L90]=&quot;-&quot;);ROW([.L$1:.L90]))+[.$K90]-1)" office:value-type="float" office:value="1.2" calcext:value-type="float">
            <text:p>1.2</text:p>
          </table:table-cell>
          <table:table-cell table:style-name="ce38" table:formula="of:=[.F90]-INDEX([.F:.F];LOOKUP(2;1/([.M$1:.M90]=&quot;-&quot;);ROW([.M$1:.M90]))+[.$K90]-1)" office:value-type="float" office:value="0.600000000000001" calcext:value-type="float">
            <text:p>0.600000000000001</text:p>
          </table:table-cell>
          <table:table-cell table:style-name="ce38" table:formula="of:=MIN((INDEX([.E:.E];LOOKUP(2;1/([.N$1:.N90]=&quot;-&quot;);ROW([.N$1:.N90]))+[.$K90]-1)-INDEX([.G:.G];LOOKUP(2;1/([.N$1:.N90]=&quot;-&quot;);ROW([.N$1:.N90]))+[.$K90]-1));0)-([.E90]-[.G90])" office:value-type="float" office:value="-4.7" calcext:value-type="float">
            <text:p>-4.7</text:p>
          </table:table-cell>
          <table:table-cell table:style-name="ce38" table:formula="of:=[.G90]-INDEX([.G:.G];LOOKUP(2;1/([.O$1:.O90]=&quot;-&quot;);ROW([.O$1:.O90]))+[.$K90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SIMPLE-many_vox-feature_30</text:p>
          </table:table-cell>
          <table:table-cell office:value-type="float" office:value="63.2" calcext:value-type="float">
            <text:p>63.2</text:p>
          </table:table-cell>
          <table:table-cell office:value-type="float" office:value="57" calcext:value-type="float">
            <text:p>57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7.3" calcext:value-type="float">
            <text:p>57.3</text:p>
          </table:table-cell>
          <table:table-cell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91]-INDEX([.E:.E];LOOKUP(2;1/([.L$1:.L91]=&quot;-&quot;);ROW([.L$1:.L91]))+[.$K91]-1)" office:value-type="float" office:value="-0.699999999999996" calcext:value-type="float">
            <text:p>-0.699999999999996</text:p>
          </table:table-cell>
          <table:table-cell table:style-name="ce38" table:formula="of:=[.F91]-INDEX([.F:.F];LOOKUP(2;1/([.M$1:.M91]=&quot;-&quot;);ROW([.M$1:.M91]))+[.$K91]-1)" office:value-type="float" office:value="-2.3" calcext:value-type="float">
            <text:p>-2.3</text:p>
          </table:table-cell>
          <table:table-cell table:style-name="ce38" table:formula="of:=MIN((INDEX([.E:.E];LOOKUP(2;1/([.N$1:.N91]=&quot;-&quot;);ROW([.N$1:.N91]))+[.$K91]-1)-INDEX([.G:.G];LOOKUP(2;1/([.N$1:.N91]=&quot;-&quot;);ROW([.N$1:.N91]))+[.$K91]-1));0)-([.E91]-[.G91])" office:value-type="float" office:value="-4.1" calcext:value-type="float">
            <text:p>-4.1</text:p>
          </table:table-cell>
          <table:table-cell table:style-name="ce38" table:formula="of:=[.G91]-INDEX([.G:.G];LOOKUP(2;1/([.O$1:.O91]=&quot;-&quot;);ROW([.O$1:.O91]))+[.$K91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SIMPLE-many_vox-feature_40</text:p>
          </table:table-cell>
          <table:table-cell office:value-type="float" office:value="62.7" calcext:value-type="float">
            <text:p>62.7</text:p>
          </table:table-cell>
          <table:table-cell office:value-type="float" office:value="56.9" calcext:value-type="float">
            <text:p>56.9</text:p>
          </table:table-cell>
          <table:table-cell office:value-type="float" office:value="60.1" calcext:value-type="float">
            <text:p>60.1</text:p>
          </table:table-cell>
          <table:table-cell office:value-type="float" office:value="56.2" calcext:value-type="float">
            <text:p>56.2</text:p>
          </table:table-cell>
          <table:table-cell office:value-type="float" office:value="54.3" calcext:value-type="float">
            <text:p>54.3</text:p>
          </table:table-cell>
          <table:table-cell office:value-type="float" office:value="53.3" calcext:value-type="float">
            <text:p>53.3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92]-INDEX([.E:.E];LOOKUP(2;1/([.L$1:.L92]=&quot;-&quot;);ROW([.L$1:.L92]))+[.$K92]-1)" office:value-type="float" office:value="-1.59999999999999" calcext:value-type="float">
            <text:p>-1.59999999999999</text:p>
          </table:table-cell>
          <table:table-cell table:style-name="ce38" table:formula="of:=[.F92]-INDEX([.F:.F];LOOKUP(2;1/([.M$1:.M92]=&quot;-&quot;);ROW([.M$1:.M92]))+[.$K92]-1)" office:value-type="float" office:value="-2.8" calcext:value-type="float">
            <text:p>-2.8</text:p>
          </table:table-cell>
          <table:table-cell table:style-name="ce38" table:formula="of:=MIN((INDEX([.E:.E];LOOKUP(2;1/([.N$1:.N92]=&quot;-&quot;);ROW([.N$1:.N92]))+[.$K92]-1)-INDEX([.G:.G];LOOKUP(2;1/([.N$1:.N92]=&quot;-&quot;);ROW([.N$1:.N92]))+[.$K92]-1));0)-([.E92]-[.G92])" office:value-type="float" office:value="-2.90000000000001" calcext:value-type="float">
            <text:p>-2.90000000000001</text:p>
          </table:table-cell>
          <table:table-cell table:style-name="ce38" table:formula="of:=[.G92]-INDEX([.G:.G];LOOKUP(2;1/([.O$1:.O92]=&quot;-&quot;);ROW([.O$1:.O92]))+[.$K92]-1)" office:value-type="float" office:value="-3.2" calcext:value-type="float">
            <text:p>-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DUAL-first_8-second_mse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4.1" calcext:value-type="float">
            <text:p>64.1</text:p>
          </table:table-cell>
          <table:table-cell office:value-type="float" office:value="65.5" calcext:value-type="float">
            <text:p>65.5</text:p>
          </table:table-cell>
          <table:table-cell office:value-type="float" office:value="66" calcext:value-type="float">
            <text:p>66</text:p>
          </table:table-cell>
          <table:table-cell office:value-type="float" office:value="63.6" calcext:value-type="float">
            <text:p>63.6</text:p>
          </table:table-cell>
          <table:table-cell office:value-type="float" office:value="65.1" calcext:value-type="float">
            <text:p>65.1</text:p>
          </table:table-cell>
          <table:table-cell office:value-type="float" office:value="9" calcext:value-type="float">
            <text:p>9</text:p>
          </table:table-cell>
          <table:table-cell table:style-name="ce38" table:formula="of:=[.E93]-INDEX([.E:.E];LOOKUP(2;1/([.L$1:.L93]=&quot;-&quot;);ROW([.L$1:.L93]))+[.$K93]-1)" office:value-type="float" office:value="7.7" calcext:value-type="float">
            <text:p>7.7</text:p>
          </table:table-cell>
          <table:table-cell table:style-name="ce38" table:formula="of:=[.F93]-INDEX([.F:.F];LOOKUP(2;1/([.M$1:.M93]=&quot;-&quot;);ROW([.M$1:.M93]))+[.$K93]-1)" office:value-type="float" office:value="6.99999999999999" calcext:value-type="float">
            <text:p>6.99999999999999</text:p>
          </table:table-cell>
          <table:table-cell table:style-name="ce38" table:formula="of:=MIN((INDEX([.E:.E];LOOKUP(2;1/([.N$1:.N93]=&quot;-&quot;);ROW([.N$1:.N93]))+[.$K93]-1)-INDEX([.G:.G];LOOKUP(2;1/([.N$1:.N93]=&quot;-&quot;);ROW([.N$1:.N93]))+[.$K93]-1));0)-([.E93]-[.G93])" office:value-type="float" office:value="0" calcext:value-type="float">
            <text:p>0</text:p>
          </table:table-cell>
          <table:table-cell table:style-name="ce38" table:formula="of:=[.G93]-INDEX([.G:.G];LOOKUP(2;1/([.O$1:.O93]=&quot;-&quot;);ROW([.O$1:.O93]))+[.$K93]-1)" office:value-type="float" office:value="9" calcext:value-type="float">
            <text:p>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DUAL-first_8-second_b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2.8" calcext:value-type="float">
            <text:p>62.8</text:p>
          </table:table-cell>
          <table:table-cell office:value-type="float" office:value="63.6" calcext:value-type="float">
            <text:p>63.6</text:p>
          </table:table-cell>
          <table:table-cell office:value-type="float" office:value="64.8" calcext:value-type="float">
            <text:p>64.8</text:p>
          </table:table-cell>
          <table:table-cell office:value-type="float" office:value="62.3" calcext:value-type="float">
            <text:p>62.3</text:p>
          </table:table-cell>
          <table:table-cell office:value-type="float" office:value="63.2" calcext:value-type="float">
            <text:p>63.2</text:p>
          </table:table-cell>
          <table:table-cell office:value-type="float" office:value="9" calcext:value-type="float">
            <text:p>9</text:p>
          </table:table-cell>
          <table:table-cell table:style-name="ce38" table:formula="of:=[.E94]-INDEX([.E:.E];LOOKUP(2;1/([.L$1:.L94]=&quot;-&quot;);ROW([.L$1:.L94]))+[.$K94]-1)" office:value-type="float" office:value="6.7" calcext:value-type="float">
            <text:p>6.7</text:p>
          </table:table-cell>
          <table:table-cell table:style-name="ce38" table:formula="of:=[.F94]-INDEX([.F:.F];LOOKUP(2;1/([.M$1:.M94]=&quot;-&quot;);ROW([.M$1:.M94]))+[.$K94]-1)" office:value-type="float" office:value="5.7" calcext:value-type="float">
            <text:p>5.7</text:p>
          </table:table-cell>
          <table:table-cell table:style-name="ce38" table:formula="of:=MIN((INDEX([.E:.E];LOOKUP(2;1/([.N$1:.N94]=&quot;-&quot;);ROW([.N$1:.N94]))+[.$K94]-1)-INDEX([.G:.G];LOOKUP(2;1/([.N$1:.N94]=&quot;-&quot;);ROW([.N$1:.N94]))+[.$K94]-1));0)-([.E94]-[.G94])" office:value-type="float" office:value="-0.899999999999999" calcext:value-type="float">
            <text:p>-0.899999999999999</text:p>
          </table:table-cell>
          <table:table-cell table:style-name="ce38" table:formula="of:=[.G94]-INDEX([.G:.G];LOOKUP(2;1/([.O$1:.O94]=&quot;-&quot;);ROW([.O$1:.O94]))+[.$K94]-1)" office:value-type="float" office:value="7.1" calcext:value-type="float">
            <text:p>7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DUAL-first_7-second_mse</text:p>
          </table:table-cell>
          <table:table-cell table:number-columns-repeated="3"/>
          <table:table-cell office:value-type="float" office:value="64.2" calcext:value-type="float">
            <text:p>64.2</text:p>
          </table:table-cell>
          <table:table-cell office:value-type="float" office:value="62.1" calcext:value-type="float">
            <text:p>62.1</text:p>
          </table:table-cell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float" office:value="61.4" calcext:value-type="float">
            <text:p>61.4</text:p>
          </table:table-cell>
          <table:table-cell office:value-type="float" office:value="62.9" calcext:value-type="float">
            <text:p>62.9</text:p>
          </table:table-cell>
          <table:table-cell office:value-type="float" office:value="28" calcext:value-type="float">
            <text:p>28</text:p>
          </table:table-cell>
          <table:table-cell table:style-name="ce38" table:formula="of:=[.E95]-INDEX([.E:.E];LOOKUP(2;1/([.L$1:.L95]=&quot;-&quot;);ROW([.L$1:.L95]))+[.$K95]-1)" office:value-type="float" office:value="-0.299999999999997" calcext:value-type="float">
            <text:p>-0.299999999999997</text:p>
          </table:table-cell>
          <table:table-cell table:style-name="ce38" table:formula="of:=[.F95]-INDEX([.F:.F];LOOKUP(2;1/([.M$1:.M95]=&quot;-&quot;);ROW([.M$1:.M95]))+[.$K95]-1)" office:value-type="float" office:value="-0.699999999999996" calcext:value-type="float">
            <text:p>-0.699999999999996</text:p>
          </table:table-cell>
          <table:table-cell table:style-name="ce38" table:formula="of:=MIN((INDEX([.E:.E];LOOKUP(2;1/([.N$1:.N95]=&quot;-&quot;);ROW([.N$1:.N95]))+[.$K95]-1)-INDEX([.G:.G];LOOKUP(2;1/([.N$1:.N95]=&quot;-&quot;);ROW([.N$1:.N95]))+[.$K95]-1));0)-([.E95]-[.G95])" office:value-type="float" office:value="-0.700000000000003" calcext:value-type="float">
            <text:p>-0.700000000000003</text:p>
          </table:table-cell>
          <table:table-cell table:style-name="ce38" table:formula="of:=[.G95]-INDEX([.G:.G];LOOKUP(2;1/([.O$1:.O95]=&quot;-&quot;);ROW([.O$1:.O95]))+[.$K95]-1)" office:value-type="float" office:value="-0.100000000000001" calcext:value-type="float">
            <text:p>-0.10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0-DUAL-first_7-second_bce</text:p>
          </table:table-cell>
          <table:table-cell table:number-columns-repeated="3"/>
          <table:table-cell office:value-type="float" office:value="63.1" calcext:value-type="float">
            <text:p>63.1</text:p>
          </table:table-cell>
          <table:table-cell office:value-type="float" office:value="60.8" calcext:value-type="float">
            <text:p>60.8</text:p>
          </table:table-cell>
          <table:table-cell office:value-type="float" office:value="61.5" calcext:value-type="float">
            <text:p>61.5</text:p>
          </table:table-cell>
          <table:table-cell office:value-type="float" office:value="63.3" calcext:value-type="float">
            <text:p>63.3</text:p>
          </table:table-cell>
          <table:table-cell office:value-type="float" office:value="60.1" calcext:value-type="float">
            <text:p>60.1</text:p>
          </table:table-cell>
          <table:table-cell office:value-type="float" office:value="60.9" calcext:value-type="float">
            <text:p>60.9</text:p>
          </table:table-cell>
          <table:table-cell office:value-type="float" office:value="28" calcext:value-type="float">
            <text:p>28</text:p>
          </table:table-cell>
          <table:table-cell table:style-name="ce38" table:formula="of:=[.E96]-INDEX([.E:.E];LOOKUP(2;1/([.L$1:.L96]=&quot;-&quot;);ROW([.L$1:.L96]))+[.$K96]-1)" office:value-type="float" office:value="-1.4" calcext:value-type="float">
            <text:p>-1.4</text:p>
          </table:table-cell>
          <table:table-cell table:style-name="ce38" table:formula="of:=[.F96]-INDEX([.F:.F];LOOKUP(2;1/([.M$1:.M96]=&quot;-&quot;);ROW([.M$1:.M96]))+[.$K96]-1)" office:value-type="float" office:value="-2" calcext:value-type="float">
            <text:p>-2</text:p>
          </table:table-cell>
          <table:table-cell table:style-name="ce38" table:formula="of:=MIN((INDEX([.E:.E];LOOKUP(2;1/([.N$1:.N96]=&quot;-&quot;);ROW([.N$1:.N96]))+[.$K96]-1)-INDEX([.G:.G];LOOKUP(2;1/([.N$1:.N96]=&quot;-&quot;);ROW([.N$1:.N96]))+[.$K96]-1));0)-([.E96]-[.G96])" office:value-type="float" office:value="-1.6" calcext:value-type="float">
            <text:p>-1.6</text:p>
          </table:table-cell>
          <table:table-cell table:style-name="ce38" table:formula="of:=[.G96]-INDEX([.G:.G];LOOKUP(2;1/([.O$1:.O96]=&quot;-&quot;);ROW([.O$1:.O96]))+[.$K96]-1)" office:value-type="float" office:value="-2.1" calcext:value-type="float">
            <text:p>-2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MPLE-single_vox</text:p>
          </table:table-cell>
          <table:table-cell office:value-type="float" office:value="39.4" calcext:value-type="float">
            <text:p>39.4</text:p>
          </table:table-cell>
          <table:table-cell office:value-type="float" office:value="31.6" calcext:value-type="float">
            <text:p>31.6</text:p>
          </table:table-cell>
          <table:table-cell office:value-type="float" office:value="33.3" calcext:value-type="float">
            <text:p>33.3</text:p>
          </table:table-cell>
          <table:table-cell office:value-type="float" office:value="43.1" calcext:value-type="float">
            <text:p>43.1</text:p>
          </table:table-cell>
          <table:table-cell office:value-type="float" office:value="39.7" calcext:value-type="float">
            <text:p>39.7</text:p>
          </table:table-cell>
          <table:table-cell office:value-type="float" office:value="37.9" calcext:value-type="float">
            <text:p>37.9</text:p>
          </table:table-cell>
          <table:table-cell office:value-type="float" office:value="43.1" calcext:value-type="float">
            <text:p>43.1</text:p>
          </table:table-cell>
          <table:table-cell office:value-type="float" office:value="39.6" calcext:value-type="float">
            <text:p>39.6</text:p>
          </table:table-cell>
          <table:table-cell office:value-type="float" office:value="37.1" calcext:value-type="float">
            <text:p>37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MPLE-single_vox-single_targets</text:p>
          </table:table-cell>
          <table:table-cell office:value-type="float" office:value="35.1" calcext:value-type="float">
            <text:p>35.1</text:p>
          </table:table-cell>
          <table:table-cell office:value-type="float" office:value="29.1" calcext:value-type="float">
            <text:p>29.1</text:p>
          </table:table-cell>
          <table:table-cell office:value-type="float" office:value="32.7" calcext:value-type="float">
            <text:p>32.7</text:p>
          </table:table-cell>
          <table:table-cell office:value-type="float" office:value="45.4" calcext:value-type="float">
            <text:p>45.4</text:p>
          </table:table-cell>
          <table:table-cell office:value-type="float" office:value="44.4" calcext:value-type="float">
            <text:p>44.4</text:p>
          </table:table-cell>
          <table:table-cell office:value-type="float" office:value="45.4" calcext:value-type="float">
            <text:p>45.4</text:p>
          </table:table-cell>
          <table:table-cell office:value-type="float" office:value="45.5" calcext:value-type="float">
            <text:p>45.5</text:p>
          </table:table-cell>
          <table:table-cell office:value-type="float" office:value="43.9" calcext:value-type="float">
            <text:p>43.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38" table:formula="of:=[.E98]-INDEX([.E:.E];LOOKUP(2;1/([.L$1:.L98]=&quot;-&quot;);ROW([.L$1:.L98]))+[.$K98]-1)" office:value-type="float" office:value="2.3" calcext:value-type="float">
            <text:p>2.3</text:p>
          </table:table-cell>
          <table:table-cell table:style-name="ce38" table:formula="of:=[.F98]-INDEX([.F:.F];LOOKUP(2;1/([.M$1:.M98]=&quot;-&quot;);ROW([.M$1:.M98]))+[.$K98]-1)" office:value-type="float" office:value="4.7" calcext:value-type="float">
            <text:p>4.7</text:p>
          </table:table-cell>
          <table:table-cell table:style-name="ce38" table:formula="of:=MIN((INDEX([.E:.E];LOOKUP(2;1/([.N$1:.N98]=&quot;-&quot;);ROW([.N$1:.N98]))+[.$K98]-1)-INDEX([.G:.G];LOOKUP(2;1/([.N$1:.N98]=&quot;-&quot;);ROW([.N$1:.N98]))+[.$K98]-1));0)-([.E98]-[.G98])" office:value-type="float" office:value="0" calcext:value-type="float">
            <text:p>0</text:p>
          </table:table-cell>
          <table:table-cell table:style-name="ce38" table:formula="of:=[.G98]-INDEX([.G:.G];LOOKUP(2;1/([.O$1:.O98]=&quot;-&quot;);ROW([.O$1:.O98]))+[.$K98]-1)" office:value-type="float" office:value="7.5" calcext:value-type="float">
            <text:p>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MPLE-single_vox-single_roi</text:p>
          </table:table-cell>
          <table:table-cell office:value-type="float" office:value="35.6" calcext:value-type="float">
            <text:p>35.6</text:p>
          </table:table-cell>
          <table:table-cell office:value-type="float" office:value="33.5" calcext:value-type="float">
            <text:p>33.5</text:p>
          </table:table-cell>
          <table:table-cell office:value-type="float" office:value="36.6" calcext:value-type="float">
            <text:p>36.6</text:p>
          </table:table-cell>
          <table:table-cell office:value-type="float" office:value="41.8" calcext:value-type="float">
            <text:p>41.8</text:p>
          </table:table-cell>
          <table:table-cell office:value-type="float" office:value="43.2" calcext:value-type="float">
            <text:p>43.2</text:p>
          </table:table-cell>
          <table:table-cell office:value-type="float" office:value="40.4" calcext:value-type="float">
            <text:p>40.4</text:p>
          </table:table-cell>
          <table:table-cell office:value-type="float" office:value="42" calcext:value-type="float">
            <text:p>42</text:p>
          </table:table-cell>
          <table:table-cell office:value-type="float" office:value="42.1" calcext:value-type="float">
            <text:p>42.1</text:p>
          </table:table-cell>
          <table:table-cell office:value-type="float" office:value="40.9" calcext:value-type="float">
            <text:p>40.9</text:p>
          </table:table-cell>
          <table:table-cell office:value-type="float" office:value="1" calcext:value-type="float">
            <text:p>1</text:p>
          </table:table-cell>
          <table:table-cell table:style-name="ce38" table:formula="of:=[.E99]-INDEX([.E:.E];LOOKUP(2;1/([.L$1:.L99]=&quot;-&quot;);ROW([.L$1:.L99]))+[.$K99]-1)" office:value-type="float" office:value="-1.3" calcext:value-type="float">
            <text:p>-1.3</text:p>
          </table:table-cell>
          <table:table-cell table:style-name="ce38" table:formula="of:=[.F99]-INDEX([.F:.F];LOOKUP(2;1/([.M$1:.M99]=&quot;-&quot;);ROW([.M$1:.M99]))+[.$K99]-1)" office:value-type="float" office:value="3.5" calcext:value-type="float">
            <text:p>3.5</text:p>
          </table:table-cell>
          <table:table-cell table:style-name="ce38" table:formula="of:=MIN((INDEX([.E:.E];LOOKUP(2;1/([.N$1:.N99]=&quot;-&quot;);ROW([.N$1:.N99]))+[.$K99]-1)-INDEX([.G:.G];LOOKUP(2;1/([.N$1:.N99]=&quot;-&quot;);ROW([.N$1:.N99]))+[.$K99]-1));0)-([.E99]-[.G99])" office:value-type="float" office:value="-1.4" calcext:value-type="float">
            <text:p>-1.4</text:p>
          </table:table-cell>
          <table:table-cell table:style-name="ce38" table:formula="of:=[.G99]-INDEX([.G:.G];LOOKUP(2;1/([.O$1:.O99]=&quot;-&quot;);ROW([.O$1:.O99]))+[.$K99]-1)" office:value-type="float" office:value="2.5" calcext:value-type="float">
            <text:p>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MPLE-single_vox-single_brain</text:p>
          </table:table-cell>
          <table:table-cell office:value-type="float" office:value="38.3" calcext:value-type="float">
            <text:p>38.3</text:p>
          </table:table-cell>
          <table:table-cell office:value-type="float" office:value="32.6" calcext:value-type="float">
            <text:p>32.6</text:p>
          </table:table-cell>
          <table:table-cell office:value-type="float" office:value="36.6" calcext:value-type="float">
            <text:p>36.6</text:p>
          </table:table-cell>
          <table:table-cell office:value-type="float" office:value="40.6" calcext:value-type="float">
            <text:p>40.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0.9" calcext:value-type="float">
            <text:p>40.9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  <table:table-cell office:value-type="float" office:value="1" calcext:value-type="float">
            <text:p>1</text:p>
          </table:table-cell>
          <table:table-cell table:style-name="ce38" table:formula="of:=[.E100]-INDEX([.E:.E];LOOKUP(2;1/([.L$1:.L100]=&quot;-&quot;);ROW([.L$1:.L100]))+[.$K100]-1)" office:value-type="float" office:value="-2.5" calcext:value-type="float">
            <text:p>-2.5</text:p>
          </table:table-cell>
          <table:table-cell table:style-name="ce38" table:formula="of:=[.F100]-INDEX([.F:.F];LOOKUP(2;1/([.M$1:.M100]=&quot;-&quot;);ROW([.M$1:.M100]))+[.$K100]-1)" office:value-type="float" office:value="0.299999999999997" calcext:value-type="float">
            <text:p>0.299999999999997</text:p>
          </table:table-cell>
          <table:table-cell table:style-name="ce38" table:formula="of:=MIN((INDEX([.E:.E];LOOKUP(2;1/([.N$1:.N100]=&quot;-&quot;);ROW([.N$1:.N100]))+[.$K100]-1)-INDEX([.G:.G];LOOKUP(2;1/([.N$1:.N100]=&quot;-&quot;);ROW([.N$1:.N100]))+[.$K100]-1));0)-([.E100]-[.G100])" office:value-type="float" office:value="0.299999999999997" calcext:value-type="float">
            <text:p>0.299999999999997</text:p>
          </table:table-cell>
          <table:table-cell table:style-name="ce38" table:formula="of:=[.G100]-INDEX([.G:.G];LOOKUP(2;1/([.O$1:.O100]=&quot;-&quot;);ROW([.O$1:.O100]))+[.$K100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MPLE-single_vox-many_brain</text:p>
          </table:table-cell>
          <table:table-cell office:value-type="float" office:value="39.2" calcext:value-type="float">
            <text:p>39.2</text:p>
          </table:table-cell>
          <table:table-cell office:value-type="float" office:value="32.3" calcext:value-type="float">
            <text:p>32.3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.6" calcext:value-type="float">
            <text:p>42.6</text:p>
          </table:table-cell>
          <table:table-cell office:value-type="float" office:value="45.1" calcext:value-type="float">
            <text:p>45.1</text:p>
          </table:table-cell>
          <table:table-cell office:value-type="float" office:value="45" calcext:value-type="float">
            <text:p>45</text:p>
          </table:table-cell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 table:style-name="ce38" table:formula="of:=[.E101]-INDEX([.E:.E];LOOKUP(2;1/([.L$1:.L101]=&quot;-&quot;);ROW([.L$1:.L101]))+[.$K101]-1)" office:value-type="float" office:value="1.9" calcext:value-type="float">
            <text:p>1.9</text:p>
          </table:table-cell>
          <table:table-cell table:style-name="ce38" table:formula="of:=[.F101]-INDEX([.F:.F];LOOKUP(2;1/([.M$1:.M101]=&quot;-&quot;);ROW([.M$1:.M101]))+[.$K101]-1)" office:value-type="float" office:value="5.3" calcext:value-type="float">
            <text:p>5.3</text:p>
          </table:table-cell>
          <table:table-cell table:style-name="ce38" table:formula="of:=MIN((INDEX([.E:.E];LOOKUP(2;1/([.N$1:.N101]=&quot;-&quot;);ROW([.N$1:.N101]))+[.$K101]-1)-INDEX([.G:.G];LOOKUP(2;1/([.N$1:.N101]=&quot;-&quot;);ROW([.N$1:.N101]))+[.$K101]-1));0)-([.E101]-[.G101])" office:value-type="float" office:value="-2.4" calcext:value-type="float">
            <text:p>-2.4</text:p>
          </table:table-cell>
          <table:table-cell table:style-name="ce38" table:formula="of:=[.G101]-INDEX([.G:.G];LOOKUP(2;1/([.O$1:.O101]=&quot;-&quot;);ROW([.O$1:.O101]))+[.$K101]-1)" office:value-type="float" office:value="4.7" calcext:value-type="float">
            <text:p>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SIMPLE-many_vox-single_targets</text:p>
          </table:table-cell>
          <table:table-cell office:value-type="float" office:value="56.4" calcext:value-type="float">
            <text:p>56.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.9" calcext:value-type="float">
            <text:p>53.9</text:p>
          </table:table-cell>
          <table:table-cell office:value-type="float" office:value="45.4" calcext:value-type="float">
            <text:p>45.4</text:p>
          </table:table-cell>
          <table:table-cell office:value-type="float" office:value="54.8" calcext:value-type="float">
            <text:p>54.8</text:p>
          </table:table-cell>
          <table:table-cell office:value-type="float" office:value="53.3" calcext:value-type="float">
            <text:p>53.3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table:style-name="ce38" table:formula="of:=[.E102]-INDEX([.E:.E];LOOKUP(2;1/([.L$1:.L102]=&quot;-&quot;);ROW([.L$1:.L102]))+[.$K102]-1)" office:value-type="float" office:value="10.9" calcext:value-type="float">
            <text:p>10.9</text:p>
          </table:table-cell>
          <table:table-cell table:style-name="ce38" table:formula="of:=[.F102]-INDEX([.F:.F];LOOKUP(2;1/([.M$1:.M102]=&quot;-&quot;);ROW([.M$1:.M102]))+[.$K102]-1)" office:value-type="float" office:value="14.2" calcext:value-type="float">
            <text:p>14.2</text:p>
          </table:table-cell>
          <table:table-cell table:style-name="ce38" table:formula="of:=MIN((INDEX([.E:.E];LOOKUP(2;1/([.N$1:.N102]=&quot;-&quot;);ROW([.N$1:.N102]))+[.$K102]-1)-INDEX([.G:.G];LOOKUP(2;1/([.N$1:.N102]=&quot;-&quot;);ROW([.N$1:.N102]))+[.$K102]-1));0)-([.E102]-[.G102])" office:value-type="float" office:value="-8.6" calcext:value-type="float">
            <text:p>-8.6</text:p>
          </table:table-cell>
          <table:table-cell table:style-name="ce38" table:formula="of:=[.G102]-INDEX([.G:.G];LOOKUP(2;1/([.O$1:.O102]=&quot;-&quot;);ROW([.O$1:.O102]))+[.$K102]-1)" office:value-type="float" office:value="7.5" calcext:value-type="float">
            <text:p>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SIMPLE-many_vox-single_roi</text:p>
          </table:table-cell>
          <table:table-cell office:value-type="float" office:value="64.5" calcext:value-type="float">
            <text:p>64.5</text:p>
          </table:table-cell>
          <table:table-cell office:value-type="float" office:value="55.9" calcext:value-type="float">
            <text:p>55.9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  <table:table-cell office:value-type="float" office:value="56.5" calcext:value-type="float">
            <text:p>56.5</text:p>
          </table:table-cell>
          <table:table-cell office:value-type="float" office:value="57.2" calcext:value-type="float">
            <text:p>57.2</text:p>
          </table:table-cell>
          <table:table-cell office:value-type="float" office:value="59.5" calcext:value-type="float">
            <text:p>59.5</text:p>
          </table:table-cell>
          <table:table-cell office:value-type="float" office:value="55.3" calcext:value-type="float">
            <text:p>55.3</text:p>
          </table:table-cell>
          <table:table-cell office:value-type="float" office:value="57.3" calcext:value-type="float">
            <text:p>57.3</text:p>
          </table:table-cell>
          <table:table-cell office:value-type="float" office:value="6" calcext:value-type="float">
            <text:p>6</text:p>
          </table:table-cell>
          <table:table-cell table:style-name="ce38" table:formula="of:=[.E103]-INDEX([.E:.E];LOOKUP(2;1/([.L$1:.L103]=&quot;-&quot;);ROW([.L$1:.L103]))+[.$K103]-1)" office:value-type="float" office:value="5" calcext:value-type="float">
            <text:p>5</text:p>
          </table:table-cell>
          <table:table-cell table:style-name="ce38" table:formula="of:=[.F103]-INDEX([.F:.F];LOOKUP(2;1/([.M$1:.M103]=&quot;-&quot;);ROW([.M$1:.M103]))+[.$K103]-1)" office:value-type="float" office:value="2.6" calcext:value-type="float">
            <text:p>2.6</text:p>
          </table:table-cell>
          <table:table-cell table:style-name="ce38" table:formula="of:=MIN((INDEX([.E:.E];LOOKUP(2;1/([.N$1:.N103]=&quot;-&quot;);ROW([.N$1:.N103]))+[.$K103]-1)-INDEX([.G:.G];LOOKUP(2;1/([.N$1:.N103]=&quot;-&quot;);ROW([.N$1:.N103]))+[.$K103]-1));0)-([.E103]-[.G103])" office:value-type="float" office:value="-1.8" calcext:value-type="float">
            <text:p>-1.8</text:p>
          </table:table-cell>
          <table:table-cell table:style-name="ce38" table:formula="of:=[.G103]-INDEX([.G:.G];LOOKUP(2;1/([.O$1:.O103]=&quot;-&quot;);ROW([.O$1:.O103]))+[.$K103]-1)" office:value-type="float" office:value="11.8" calcext:value-type="float">
            <text:p>1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SIMPLE-many_vox-single_brain</text:p>
          </table:table-cell>
          <table:table-cell office:value-type="float" office:value="64" calcext:value-type="float">
            <text:p>64</text:p>
          </table:table-cell>
          <table:table-cell office:value-type="float" office:value="56.3" calcext:value-type="float">
            <text:p>56.3</text:p>
          </table:table-cell>
          <table:table-cell office:value-type="float" office:value="57.5" calcext:value-type="float">
            <text:p>57.5</text:p>
          </table:table-cell>
          <table:table-cell office:value-type="float" office:value="57.7" calcext:value-type="float">
            <text:p>57.7</text:p>
          </table:table-cell>
          <table:table-cell office:value-type="float" office:value="57.5" calcext:value-type="float">
            <text:p>57.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1.3" calcext:value-type="float">
            <text:p>51.3</text:p>
          </table:table-cell>
          <table:table-cell office:value-type="float" office:value="6" calcext:value-type="float">
            <text:p>6</text:p>
          </table:table-cell>
          <table:table-cell table:style-name="ce38" table:formula="of:=[.E104]-INDEX([.E:.E];LOOKUP(2;1/([.L$1:.L104]=&quot;-&quot;);ROW([.L$1:.L104]))+[.$K104]-1)" office:value-type="float" office:value="3.7" calcext:value-type="float">
            <text:p>3.7</text:p>
          </table:table-cell>
          <table:table-cell table:style-name="ce38" table:formula="of:=[.F104]-INDEX([.F:.F];LOOKUP(2;1/([.M$1:.M104]=&quot;-&quot;);ROW([.M$1:.M104]))+[.$K104]-1)" office:value-type="float" office:value="3.6" calcext:value-type="float">
            <text:p>3.6</text:p>
          </table:table-cell>
          <table:table-cell table:style-name="ce38" table:formula="of:=MIN((INDEX([.E:.E];LOOKUP(2;1/([.N$1:.N104]=&quot;-&quot;);ROW([.N$1:.N104]))+[.$K104]-1)-INDEX([.G:.G];LOOKUP(2;1/([.N$1:.N104]=&quot;-&quot;);ROW([.N$1:.N104]))+[.$K104]-1));0)-([.E104]-[.G104])" office:value-type="float" office:value="-5.7" calcext:value-type="float">
            <text:p>-5.7</text:p>
          </table:table-cell>
          <table:table-cell table:style-name="ce38" table:formula="of:=[.G104]-INDEX([.G:.G];LOOKUP(2;1/([.O$1:.O104]=&quot;-&quot;);ROW([.O$1:.O104]))+[.$K104]-1)" office:value-type="float" office:value="6.6" calcext:value-type="float">
            <text:p>6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SIMPLE-many_vox-CLR</text:p>
          </table:table-cell>
          <table:table-cell office:value-type="float" office:value="61" calcext:value-type="float">
            <text:p>61</text:p>
          </table:table-cell>
          <table:table-cell office:value-type="float" office:value="56.4" calcext:value-type="float">
            <text:p>56.4</text:p>
          </table:table-cell>
          <table:table-cell office:value-type="float" office:value="60.1" calcext:value-type="float">
            <text:p>60.1</text:p>
          </table:table-cell>
          <table:table-cell office:value-type="float" office:value="57.6" calcext:value-type="float">
            <text:p>57.6</text:p>
          </table:table-cell>
          <table:table-cell office:value-type="float" office:value="56.4" calcext:value-type="float">
            <text:p>56.4</text:p>
          </table:table-cell>
          <table:table-cell office:value-type="float" office:value="53.5" calcext:value-type="float">
            <text:p>53.5</text:p>
          </table:table-cell>
          <table:table-cell office:value-type="float" office:value="57.9" calcext:value-type="float">
            <text:p>57.9</text:p>
          </table:table-cell>
          <table:table-cell office:value-type="float" office:value="55.6" calcext:value-type="float">
            <text:p>55.6</text:p>
          </table:table-cell>
          <table:table-cell office:value-type="float" office:value="53.5" calcext:value-type="float">
            <text:p>53.5</text:p>
          </table:table-cell>
          <table:table-cell office:value-type="float" office:value="8" calcext:value-type="float">
            <text:p>8</text:p>
          </table:table-cell>
          <table:table-cell table:style-name="ce38" table:formula="of:=[.E105]-INDEX([.E:.E];LOOKUP(2;1/([.L$1:.L105]=&quot;-&quot;);ROW([.L$1:.L105]))+[.$K105]-1)" office:value-type="float" office:value="-0.100000000000001" calcext:value-type="float">
            <text:p>-0.100000000000001</text:p>
          </table:table-cell>
          <table:table-cell table:style-name="ce38" table:formula="of:=[.F105]-INDEX([.F:.F];LOOKUP(2;1/([.M$1:.M105]=&quot;-&quot;);ROW([.M$1:.M105]))+[.$K105]-1)" office:value-type="float" office:value="-1.1" calcext:value-type="float">
            <text:p>-1.1</text:p>
          </table:table-cell>
          <table:table-cell table:style-name="ce38" table:formula="of:=MIN((INDEX([.E:.E];LOOKUP(2;1/([.N$1:.N105]=&quot;-&quot;);ROW([.N$1:.N105]))+[.$K105]-1)-INDEX([.G:.G];LOOKUP(2;1/([.N$1:.N105]=&quot;-&quot;);ROW([.N$1:.N105]))+[.$K105]-1));0)-([.E105]-[.G105])" office:value-type="float" office:value="-4.1" calcext:value-type="float">
            <text:p>-4.1</text:p>
          </table:table-cell>
          <table:table-cell table:style-name="ce38" table:formula="of:=[.G105]-INDEX([.G:.G];LOOKUP(2;1/([.O$1:.O105]=&quot;-&quot;);ROW([.O$1:.O105]))+[.$K105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SIMPLE-many_vox-CL</text:p>
          </table:table-cell>
          <table:table-cell office:value-type="float" office:value="67.8" calcext:value-type="float">
            <text:p>67.8</text:p>
          </table:table-cell>
          <table:table-cell office:value-type="float" office:value="58.4" calcext:value-type="float">
            <text:p>58.4</text:p>
          </table:table-cell>
          <table:table-cell office:value-type="float" office:value="63" calcext:value-type="float">
            <text:p>63</text:p>
          </table:table-cell>
          <table:table-cell office:value-type="float" office:value="64.5" calcext:value-type="float">
            <text:p>64.5</text:p>
          </table:table-cell>
          <table:table-cell office:value-type="float" office:value="61.5" calcext:value-type="float">
            <text:p>61.5</text:p>
          </table:table-cell>
          <table:table-cell office:value-type="float" office:value="57.2" calcext:value-type="float">
            <text:p>57.2</text:p>
          </table:table-cell>
          <table:table-cell office:value-type="float" office:value="63" calcext:value-type="float">
            <text:p>63</text:p>
          </table:table-cell>
          <table:table-cell office:value-type="float" office:value="58.4" calcext:value-type="float">
            <text:p>58.4</text:p>
          </table:table-cell>
          <table:table-cell office:value-type="float" office:value="54.8" calcext:value-type="float">
            <text:p>54.8</text:p>
          </table:table-cell>
          <table:table-cell office:value-type="float" office:value="9" calcext:value-type="float">
            <text:p>9</text:p>
          </table:table-cell>
          <table:table-cell table:style-name="ce38" table:formula="of:=[.E106]-INDEX([.E:.E];LOOKUP(2;1/([.L$1:.L106]=&quot;-&quot;);ROW([.L$1:.L106]))+[.$K106]-1)" office:value-type="float" office:value="6.9" calcext:value-type="float">
            <text:p>6.9</text:p>
          </table:table-cell>
          <table:table-cell table:style-name="ce38" table:formula="of:=[.F106]-INDEX([.F:.F];LOOKUP(2;1/([.M$1:.M106]=&quot;-&quot;);ROW([.M$1:.M106]))+[.$K106]-1)" office:value-type="float" office:value="5.1" calcext:value-type="float">
            <text:p>5.1</text:p>
          </table:table-cell>
          <table:table-cell table:style-name="ce38" table:formula="of:=MIN((INDEX([.E:.E];LOOKUP(2;1/([.N$1:.N106]=&quot;-&quot;);ROW([.N$1:.N106]))+[.$K106]-1)-INDEX([.G:.G];LOOKUP(2;1/([.N$1:.N106]=&quot;-&quot;);ROW([.N$1:.N106]))+[.$K106]-1));0)-([.E106]-[.G106])" office:value-type="float" office:value="-7.3" calcext:value-type="float">
            <text:p>-7.3</text:p>
          </table:table-cell>
          <table:table-cell table:style-name="ce38" table:formula="of:=[.G106]-INDEX([.G:.G];LOOKUP(2;1/([.O$1:.O106]=&quot;-&quot;);ROW([.O$1:.O106]))+[.$K106]-1)" office:value-type="float" office:value="3.7" calcext:value-type="float">
            <text:p>3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SIMPLE-many_vox-CR</text:p>
          </table:table-cell>
          <table:table-cell office:value-type="float" office:value="63.4" calcext:value-type="float">
            <text:p>63.4</text:p>
          </table:table-cell>
          <table:table-cell office:value-type="float" office:value="53.8" calcext:value-type="float">
            <text:p>53.8</text:p>
          </table:table-cell>
          <table:table-cell office:value-type="float" office:value="58.1" calcext:value-type="float">
            <text:p>58.1</text:p>
          </table:table-cell>
          <table:table-cell office:value-type="float" office:value="55.8" calcext:value-type="float">
            <text:p>55.8</text:p>
          </table:table-cell>
          <table:table-cell table:number-columns-repeated="2" office:value-type="float" office:value="53.4" calcext:value-type="float">
            <text:p>53.4</text:p>
          </table:table-cell>
          <table:table-cell office:value-type="float" office:value="57.1" calcext:value-type="float">
            <text:p>57.1</text:p>
          </table:table-cell>
          <table:table-cell office:value-type="float" office:value="53.9" calcext:value-type="float">
            <text:p>53.9</text:p>
          </table:table-cell>
          <table:table-cell office:value-type="float" office:value="54.1" calcext:value-type="float">
            <text:p>54.1</text:p>
          </table:table-cell>
          <table:table-cell office:value-type="float" office:value="9" calcext:value-type="float">
            <text:p>9</text:p>
          </table:table-cell>
          <table:table-cell table:style-name="ce38" table:formula="of:=[.E107]-INDEX([.E:.E];LOOKUP(2;1/([.L$1:.L107]=&quot;-&quot;);ROW([.L$1:.L107]))+[.$K107]-1)" office:value-type="float" office:value="-1.8" calcext:value-type="float">
            <text:p>-1.8</text:p>
          </table:table-cell>
          <table:table-cell table:style-name="ce38" table:formula="of:=[.F107]-INDEX([.F:.F];LOOKUP(2;1/([.M$1:.M107]=&quot;-&quot;);ROW([.M$1:.M107]))+[.$K107]-1)" office:value-type="float" office:value="-3" calcext:value-type="float">
            <text:p>-3</text:p>
          </table:table-cell>
          <table:table-cell table:style-name="ce38" table:formula="of:=MIN((INDEX([.E:.E];LOOKUP(2;1/([.N$1:.N107]=&quot;-&quot;);ROW([.N$1:.N107]))+[.$K107]-1)-INDEX([.G:.G];LOOKUP(2;1/([.N$1:.N107]=&quot;-&quot;);ROW([.N$1:.N107]))+[.$K107]-1));0)-([.E107]-[.G107])" office:value-type="float" office:value="-2.4" calcext:value-type="float">
            <text:p>-2.4</text:p>
          </table:table-cell>
          <table:table-cell table:style-name="ce38" table:formula="of:=[.G107]-INDEX([.G:.G];LOOKUP(2;1/([.O$1:.O107]=&quot;-&quot;);ROW([.O$1:.O107]))+[.$K107]-1)" office:value-type="float" office:value="-0.100000000000001" calcext:value-type="float">
            <text:p>-0.10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SIMPLE-many_vox-HLR</text:p>
          </table:table-cell>
          <table:table-cell office:value-type="float" office:value="59.3" calcext:value-type="float">
            <text:p>59.3</text:p>
          </table:table-cell>
          <table:table-cell office:value-type="float" office:value="46.3" calcext:value-type="float">
            <text:p>46.3</text:p>
          </table:table-cell>
          <table:table-cell office:value-type="float" office:value="50.1" calcext:value-type="float">
            <text:p>50.1</text:p>
          </table:table-cell>
          <table:table-cell office:value-type="float" office:value="57.5" calcext:value-type="float">
            <text:p>57.5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56.8" calcext:value-type="float">
            <text:p>56.8</text:p>
          </table:table-cell>
          <table:table-cell office:value-type="float" office:value="48.3" calcext:value-type="float">
            <text:p>48.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38" table:formula="of:=[.E108]-INDEX([.E:.E];LOOKUP(2;1/([.L$1:.L108]=&quot;-&quot;);ROW([.L$1:.L108]))+[.$K108]-1)" office:value-type="float" office:value="-0.100000000000001" calcext:value-type="float">
            <text:p>-0.100000000000001</text:p>
          </table:table-cell>
          <table:table-cell table:style-name="ce38" table:formula="of:=[.F108]-INDEX([.F:.F];LOOKUP(2;1/([.M$1:.M108]=&quot;-&quot;);ROW([.M$1:.M108]))+[.$K108]-1)" office:value-type="float" office:value="-6.2" calcext:value-type="float">
            <text:p>-6.2</text:p>
          </table:table-cell>
          <table:table-cell table:style-name="ce38" table:formula="of:=MIN((INDEX([.E:.E];LOOKUP(2;1/([.N$1:.N108]=&quot;-&quot;);ROW([.N$1:.N108]))+[.$K108]-1)-INDEX([.G:.G];LOOKUP(2;1/([.N$1:.N108]=&quot;-&quot;);ROW([.N$1:.N108]))+[.$K108]-1));0)-([.E108]-[.G108])" office:value-type="float" office:value="0.600000000000001" calcext:value-type="float">
            <text:p>0.600000000000001</text:p>
          </table:table-cell>
          <table:table-cell table:style-name="ce38" table:formula="of:=[.G108]-INDEX([.G:.G];LOOKUP(2;1/([.O$1:.O108]=&quot;-&quot;);ROW([.O$1:.O108]))+[.$K108]-1)" office:value-type="float" office:value="4.6" calcext:value-type="float">
            <text:p>4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SIMPLE-many_vox-HL</text:p>
          </table:table-cell>
          <table:table-cell office:value-type="float" office:value="52.8" calcext:value-type="float">
            <text:p>52.8</text:p>
          </table:table-cell>
          <table:table-cell office:value-type="float" office:value="40.1" calcext:value-type="float">
            <text:p>40.1</text:p>
          </table:table-cell>
          <table:table-cell office:value-type="float" office:value="49.1" calcext:value-type="float">
            <text:p>49.1</text:p>
          </table:table-cell>
          <table:table-cell office:value-type="float" office:value="54.1" calcext:value-type="float">
            <text:p>54.1</text:p>
          </table:table-cell>
          <table:table-cell office:value-type="float" office:value="44.6" calcext:value-type="float">
            <text:p>44.6</text:p>
          </table:table-cell>
          <table:table-cell office:value-type="float" office:value="53.7" calcext:value-type="float">
            <text:p>53.7</text:p>
          </table:table-cell>
          <table:table-cell office:value-type="float" office:value="51.4" calcext:value-type="float">
            <text:p>51.4</text:p>
          </table:table-cell>
          <table:table-cell office:value-type="float" office:value="40.8" calcext:value-type="float">
            <text:p>40.8</text:p>
          </table:table-cell>
          <table:table-cell office:value-type="float" office:value="50.2" calcext:value-type="float">
            <text:p>50.2</text:p>
          </table:table-cell>
          <table:table-cell office:value-type="float" office:value="9" calcext:value-type="float">
            <text:p>9</text:p>
          </table:table-cell>
          <table:table-cell table:style-name="ce38" table:formula="of:=[.E109]-INDEX([.E:.E];LOOKUP(2;1/([.L$1:.L109]=&quot;-&quot;);ROW([.L$1:.L109]))+[.$K109]-1)" office:value-type="float" office:value="-3.5" calcext:value-type="float">
            <text:p>-3.5</text:p>
          </table:table-cell>
          <table:table-cell table:style-name="ce38" table:formula="of:=[.F109]-INDEX([.F:.F];LOOKUP(2;1/([.M$1:.M109]=&quot;-&quot;);ROW([.M$1:.M109]))+[.$K109]-1)" office:value-type="float" office:value="-11.8" calcext:value-type="float">
            <text:p>-11.8</text:p>
          </table:table-cell>
          <table:table-cell table:style-name="ce38" table:formula="of:=MIN((INDEX([.E:.E];LOOKUP(2;1/([.N$1:.N109]=&quot;-&quot;);ROW([.N$1:.N109]))+[.$K109]-1)-INDEX([.G:.G];LOOKUP(2;1/([.N$1:.N109]=&quot;-&quot;);ROW([.N$1:.N109]))+[.$K109]-1));0)-([.E109]-[.G109])" office:value-type="float" office:value="-0.399999999999999" calcext:value-type="float">
            <text:p>-0.399999999999999</text:p>
          </table:table-cell>
          <table:table-cell table:style-name="ce38" table:formula="of:=[.G109]-INDEX([.G:.G];LOOKUP(2;1/([.O$1:.O109]=&quot;-&quot;);ROW([.O$1:.O109]))+[.$K109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SIMPLE-many_vox-HR</text:p>
          </table:table-cell>
          <table:table-cell office:value-type="float" office:value="58" calcext:value-type="float">
            <text:p>58</text:p>
          </table:table-cell>
          <table:table-cell office:value-type="float" office:value="45.9" calcext:value-type="float">
            <text:p>45.9</text:p>
          </table:table-cell>
          <table:table-cell office:value-type="float" office:value="48.4" calcext:value-type="float">
            <text:p>48.4</text:p>
          </table:table-cell>
          <table:table-cell office:value-type="float" office:value="52.2" calcext:value-type="float">
            <text:p>52.2</text:p>
          </table:table-cell>
          <table:table-cell office:value-type="float" office:value="47" calcext:value-type="float">
            <text:p>47</text:p>
          </table:table-cell>
          <table:table-cell office:value-type="float" office:value="51.4" calcext:value-type="float">
            <text:p>51.4</text:p>
          </table:table-cell>
          <table:table-cell office:value-type="float" office:value="53.1" calcext:value-type="float">
            <text:p>53.1</text:p>
          </table:table-cell>
          <table:table-cell office:value-type="float" office:value="45.6" calcext:value-type="float">
            <text:p>45.6</text:p>
          </table:table-cell>
          <table:table-cell office:value-type="float" office:value="51.9" calcext:value-type="float">
            <text:p>51.9</text:p>
          </table:table-cell>
          <table:table-cell office:value-type="float" office:value="9" calcext:value-type="float">
            <text:p>9</text:p>
          </table:table-cell>
          <table:table-cell table:style-name="ce38" table:formula="of:=[.E110]-INDEX([.E:.E];LOOKUP(2;1/([.L$1:.L110]=&quot;-&quot;);ROW([.L$1:.L110]))+[.$K110]-1)" office:value-type="float" office:value="-5.4" calcext:value-type="float">
            <text:p>-5.4</text:p>
          </table:table-cell>
          <table:table-cell table:style-name="ce38" table:formula="of:=[.F110]-INDEX([.F:.F];LOOKUP(2;1/([.M$1:.M110]=&quot;-&quot;);ROW([.M$1:.M110]))+[.$K110]-1)" office:value-type="float" office:value="-9.4" calcext:value-type="float">
            <text:p>-9.4</text:p>
          </table:table-cell>
          <table:table-cell table:style-name="ce38" table:formula="of:=MIN((INDEX([.E:.E];LOOKUP(2;1/([.N$1:.N110]=&quot;-&quot;);ROW([.N$1:.N110]))+[.$K110]-1)-INDEX([.G:.G];LOOKUP(2;1/([.N$1:.N110]=&quot;-&quot;);ROW([.N$1:.N110]))+[.$K110]-1));0)-([.E110]-[.G110])" office:value-type="float" office:value="-0.800000000000004" calcext:value-type="float">
            <text:p>-0.800000000000004</text:p>
          </table:table-cell>
          <table:table-cell table:style-name="ce38" table:formula="of:=[.G110]-INDEX([.G:.G];LOOKUP(2;1/([.O$1:.O110]=&quot;-&quot;);ROW([.O$1:.O110]))+[.$K110]-1)" office:value-type="float" office:value="-2.1" calcext:value-type="float">
            <text:p>-2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SIMPLE-many_vox-HLR-clinical_CAP</text:p>
          </table:table-cell>
          <table:table-cell office:value-type="float" office:value="62.6" calcext:value-type="float">
            <text:p>62.6</text:p>
          </table:table-cell>
          <table:table-cell office:value-type="float" office:value="51.1" calcext:value-type="float">
            <text:p>51.1</text:p>
          </table:table-cell>
          <table:table-cell office:value-type="float" office:value="44.3" calcext:value-type="float">
            <text:p>44.3</text:p>
          </table:table-cell>
          <table:table-cell office:value-type="float" office:value="58.7" calcext:value-type="float">
            <text:p>58.7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office:value-type="float" office:value="57.7" calcext:value-type="float">
            <text:p>57.7</text:p>
          </table:table-cell>
          <table:table-cell office:value-type="float" office:value="54.6" calcext:value-type="float">
            <text:p>54.6</text:p>
          </table:table-cell>
          <table:table-cell office:value-type="float" office:value="50.1" calcext:value-type="float">
            <text:p>50.1</text:p>
          </table:table-cell>
          <table:table-cell office:value-type="float" office:value="12" calcext:value-type="float">
            <text:p>12</text:p>
          </table:table-cell>
          <table:table-cell table:style-name="ce38" table:formula="of:=[.E111]-INDEX([.E:.E];LOOKUP(2;1/([.L$1:.L111]=&quot;-&quot;);ROW([.L$1:.L111]))+[.$K111]-1)" office:value-type="float" office:value="1.2" calcext:value-type="float">
            <text:p>1.2</text:p>
          </table:table-cell>
          <table:table-cell table:style-name="ce38" table:formula="of:=[.F111]-INDEX([.F:.F];LOOKUP(2;1/([.M$1:.M111]=&quot;-&quot;);ROW([.M$1:.M111]))+[.$K111]-1)" office:value-type="float" office:value="5.2" calcext:value-type="float">
            <text:p>5.2</text:p>
          </table:table-cell>
          <table:table-cell table:style-name="ce38" table:formula="of:=MIN((INDEX([.E:.E];LOOKUP(2;1/([.N$1:.N111]=&quot;-&quot;);ROW([.N$1:.N111]))+[.$K111]-1)-INDEX([.G:.G];LOOKUP(2;1/([.N$1:.N111]=&quot;-&quot;);ROW([.N$1:.N111]))+[.$K111]-1));0)-([.E111]-[.G111])" office:value-type="float" office:value="-6.3" calcext:value-type="float">
            <text:p>-6.3</text:p>
          </table:table-cell>
          <table:table-cell table:style-name="ce38" table:formula="of:=[.G111]-INDEX([.G:.G];LOOKUP(2;1/([.O$1:.O111]=&quot;-&quot;);ROW([.O$1:.O111]))+[.$K111]-1)" office:value-type="float" office:value="-5.1" calcext:value-type="float">
            <text:p>-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SIMPLE-many_vox-HLR-clinical_UHDRS</text:p>
          </table:table-cell>
          <table:table-cell office:value-type="float" office:value="61.1" calcext:value-type="float">
            <text:p>61.1</text:p>
          </table:table-cell>
          <table:table-cell office:value-type="float" office:value="51.9" calcext:value-type="float">
            <text:p>51.9</text:p>
          </table:table-cell>
          <table:table-cell office:value-type="float" office:value="49.5" calcext:value-type="float">
            <text:p>49.5</text:p>
          </table:table-cell>
          <table:table-cell office:value-type="float" office:value="58.4" calcext:value-type="float">
            <text:p>58.4</text:p>
          </table:table-cell>
          <table:table-cell office:value-type="float" office:value="56.2" calcext:value-type="float">
            <text:p>56.2</text:p>
          </table:table-cell>
          <table:table-cell office:value-type="float" office:value="55.7" calcext:value-type="float">
            <text:p>55.7</text:p>
          </table:table-cell>
          <table:table-cell office:value-type="float" office:value="57.4" calcext:value-type="float">
            <text:p>57.4</text:p>
          </table:table-cell>
          <table:table-cell office:value-type="float" office:value="55.8" calcext:value-type="float">
            <text:p>55.8</text:p>
          </table:table-cell>
          <table:table-cell office:value-type="float" office:value="52.8" calcext:value-type="float">
            <text:p>52.8</text:p>
          </table:table-cell>
          <table:table-cell office:value-type="float" office:value="12" calcext:value-type="float">
            <text:p>12</text:p>
          </table:table-cell>
          <table:table-cell table:style-name="ce38" table:formula="of:=[.E112]-INDEX([.E:.E];LOOKUP(2;1/([.L$1:.L112]=&quot;-&quot;);ROW([.L$1:.L112]))+[.$K112]-1)" office:value-type="float" office:value="0.899999999999999" calcext:value-type="float">
            <text:p>0.899999999999999</text:p>
          </table:table-cell>
          <table:table-cell table:style-name="ce38" table:formula="of:=[.F112]-INDEX([.F:.F];LOOKUP(2;1/([.M$1:.M112]=&quot;-&quot;);ROW([.M$1:.M112]))+[.$K112]-1)" office:value-type="float" office:value="6" calcext:value-type="float">
            <text:p>6</text:p>
          </table:table-cell>
          <table:table-cell table:style-name="ce38" table:formula="of:=MIN((INDEX([.E:.E];LOOKUP(2;1/([.N$1:.N112]=&quot;-&quot;);ROW([.N$1:.N112]))+[.$K112]-1)-INDEX([.G:.G];LOOKUP(2;1/([.N$1:.N112]=&quot;-&quot;);ROW([.N$1:.N112]))+[.$K112]-1));0)-([.E112]-[.G112])" office:value-type="float" office:value="-3.3" calcext:value-type="float">
            <text:p>-3.3</text:p>
          </table:table-cell>
          <table:table-cell table:style-name="ce38" table:formula="of:=[.G112]-INDEX([.G:.G];LOOKUP(2;1/([.O$1:.O112]=&quot;-&quot;);ROW([.O$1:.O112]))+[.$K112]-1)" office:value-type="float" office:value="-2.4" calcext:value-type="float">
            <text:p>-2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SIMPLE-many_vox-HLR-clinical_all</text:p>
          </table:table-cell>
          <table:table-cell office:value-type="float" office:value="53.8" calcext:value-type="float">
            <text:p>53.8</text:p>
          </table:table-cell>
          <table:table-cell office:value-type="float" office:value="48.1" calcext:value-type="float">
            <text:p>48.1</text:p>
          </table:table-cell>
          <table:table-cell office:value-type="float" office:value="45.9" calcext:value-type="float">
            <text:p>45.9</text:p>
          </table:table-cell>
          <table:table-cell office:value-type="float" office:value="53.3" calcext:value-type="float">
            <text:p>53.3</text:p>
          </table:table-cell>
          <table:table-cell office:value-type="float" office:value="49.8" calcext:value-type="float">
            <text:p>49.8</text:p>
          </table:table-cell>
          <table:table-cell office:value-type="float" office:value="49.9" calcext:value-type="float">
            <text:p>49.9</text:p>
          </table:table-cell>
          <table:table-cell office:value-type="float" office:value="52.9" calcext:value-type="float">
            <text:p>52.9</text:p>
          </table:table-cell>
          <table:table-cell office:value-type="float" office:value="50.6" calcext:value-type="float">
            <text:p>50.6</text:p>
          </table:table-cell>
          <table:table-cell office:value-type="float" office:value="49.1" calcext:value-type="float">
            <text:p>49.1</text:p>
          </table:table-cell>
          <table:table-cell office:value-type="float" office:value="12" calcext:value-type="float">
            <text:p>12</text:p>
          </table:table-cell>
          <table:table-cell table:style-name="ce38" table:formula="of:=[.E113]-INDEX([.E:.E];LOOKUP(2;1/([.L$1:.L113]=&quot;-&quot;);ROW([.L$1:.L113]))+[.$K113]-1)" office:value-type="float" office:value="-4.2" calcext:value-type="float">
            <text:p>-4.2</text:p>
          </table:table-cell>
          <table:table-cell table:style-name="ce38" table:formula="of:=[.F113]-INDEX([.F:.F];LOOKUP(2;1/([.M$1:.M113]=&quot;-&quot;);ROW([.M$1:.M113]))+[.$K113]-1)" office:value-type="float" office:value="-0.400000000000006" calcext:value-type="float">
            <text:p>-0.400000000000006</text:p>
          </table:table-cell>
          <table:table-cell table:style-name="ce38" table:formula="of:=MIN((INDEX([.E:.E];LOOKUP(2;1/([.N$1:.N113]=&quot;-&quot;);ROW([.N$1:.N113]))+[.$K113]-1)-INDEX([.G:.G];LOOKUP(2;1/([.N$1:.N113]=&quot;-&quot;);ROW([.N$1:.N113]))+[.$K113]-1));0)-([.E113]-[.G113])" office:value-type="float" office:value="-4" calcext:value-type="float">
            <text:p>-4</text:p>
          </table:table-cell>
          <table:table-cell table:style-name="ce38" table:formula="of:=[.G113]-INDEX([.G:.G];LOOKUP(2;1/([.O$1:.O113]=&quot;-&quot;);ROW([.O$1:.O113]))+[.$K113]-1)" office:value-type="float" office:value="-8.2" calcext:value-type="float">
            <text:p>-8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SIMPLE-many_vox-CHLR</text:p>
          </table:table-cell>
          <table:table-cell office:value-type="float" office:value="61.4" calcext:value-type="float">
            <text:p>61.4</text:p>
          </table:table-cell>
          <table:table-cell office:value-type="float" office:value="54" calcext:value-type="float">
            <text:p>54</text:p>
          </table:table-cell>
          <table:table-cell office:value-type="float" office:value="58.4" calcext:value-type="float">
            <text:p>58.4</text:p>
          </table:table-cell>
          <table:table-cell office:value-type="float" office:value="55.6" calcext:value-type="float">
            <text:p>55.6</text:p>
          </table:table-cell>
          <table:table-cell office:value-type="float" office:value="52.8" calcext:value-type="float">
            <text:p>52.8</text:p>
          </table:table-cell>
          <table:table-cell office:value-type="float" office:value="53.9" calcext:value-type="float">
            <text:p>53.9</text:p>
          </table:table-cell>
          <table:table-cell office:value-type="float" office:value="55.4" calcext:value-type="float">
            <text:p>55.4</text:p>
          </table:table-cell>
          <table:table-cell office:value-type="float" office:value="51.7" calcext:value-type="float">
            <text:p>51.7</text:p>
          </table:table-cell>
          <table:table-cell office:value-type="float" office:value="53.6" calcext:value-type="float">
            <text:p>53.6</text:p>
          </table:table-cell>
          <table:table-cell office:value-type="float" office:value="9" calcext:value-type="float">
            <text:p>9</text:p>
          </table:table-cell>
          <table:table-cell table:style-name="ce38" table:formula="of:=[.E114]-INDEX([.E:.E];LOOKUP(2;1/([.L$1:.L114]=&quot;-&quot;);ROW([.L$1:.L114]))+[.$K114]-1)" office:value-type="float" office:value="-2" calcext:value-type="float">
            <text:p>-2</text:p>
          </table:table-cell>
          <table:table-cell table:style-name="ce38" table:formula="of:=[.F114]-INDEX([.F:.F];LOOKUP(2;1/([.M$1:.M114]=&quot;-&quot;);ROW([.M$1:.M114]))+[.$K114]-1)" office:value-type="float" office:value="-3.6" calcext:value-type="float">
            <text:p>-3.6</text:p>
          </table:table-cell>
          <table:table-cell table:style-name="ce38" table:formula="of:=MIN((INDEX([.E:.E];LOOKUP(2;1/([.N$1:.N114]=&quot;-&quot;);ROW([.N$1:.N114]))+[.$K114]-1)-INDEX([.G:.G];LOOKUP(2;1/([.N$1:.N114]=&quot;-&quot;);ROW([.N$1:.N114]))+[.$K114]-1));0)-([.E114]-[.G114])" office:value-type="float" office:value="-1.7" calcext:value-type="float">
            <text:p>-1.7</text:p>
          </table:table-cell>
          <table:table-cell table:style-name="ce38" table:formula="of:=[.G114]-INDEX([.G:.G];LOOKUP(2;1/([.O$1:.O114]=&quot;-&quot;);ROW([.O$1:.O114]))+[.$K114]-1)" office:value-type="float" office:value="0.399999999999999" calcext:value-type="float">
            <text:p>0.39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SIMPLE-many_vox-CHL</text:p>
          </table:table-cell>
          <table:table-cell office:value-type="float" office:value="63.6" calcext:value-type="float">
            <text:p>63.6</text:p>
          </table:table-cell>
          <table:table-cell office:value-type="float" office:value="54.6" calcext:value-type="float">
            <text:p>54.6</text:p>
          </table:table-cell>
          <table:table-cell office:value-type="float" office:value="59.3" calcext:value-type="float">
            <text:p>59.3</text:p>
          </table:table-cell>
          <table:table-cell office:value-type="float" office:value="60.8" calcext:value-type="float">
            <text:p>60.8</text:p>
          </table:table-cell>
          <table:table-cell office:value-type="float" office:value="55.3" calcext:value-type="float">
            <text:p>55.3</text:p>
          </table:table-cell>
          <table:table-cell office:value-type="float" office:value="57.1" calcext:value-type="float">
            <text:p>57.1</text:p>
          </table:table-cell>
          <table:table-cell office:value-type="float" office:value="58.6" calcext:value-type="float">
            <text:p>58.6</text:p>
          </table:table-cell>
          <table:table-cell office:value-type="float" office:value="51.8" calcext:value-type="float">
            <text:p>51.8</text:p>
          </table:table-cell>
          <table:table-cell office:value-type="float" office:value="54.2" calcext:value-type="float">
            <text:p>54.2</text:p>
          </table:table-cell>
          <table:table-cell office:value-type="float" office:value="9" calcext:value-type="float">
            <text:p>9</text:p>
          </table:table-cell>
          <table:table-cell table:style-name="ce38" table:formula="of:=[.E115]-INDEX([.E:.E];LOOKUP(2;1/([.L$1:.L115]=&quot;-&quot;);ROW([.L$1:.L115]))+[.$K115]-1)" office:value-type="float" office:value="3.2" calcext:value-type="float">
            <text:p>3.2</text:p>
          </table:table-cell>
          <table:table-cell table:style-name="ce38" table:formula="of:=[.F115]-INDEX([.F:.F];LOOKUP(2;1/([.M$1:.M115]=&quot;-&quot;);ROW([.M$1:.M115]))+[.$K115]-1)" office:value-type="float" office:value="-1.1" calcext:value-type="float">
            <text:p>-1.1</text:p>
          </table:table-cell>
          <table:table-cell table:style-name="ce38" table:formula="of:=MIN((INDEX([.E:.E];LOOKUP(2;1/([.N$1:.N115]=&quot;-&quot;);ROW([.N$1:.N115]))+[.$K115]-1)-INDEX([.G:.G];LOOKUP(2;1/([.N$1:.N115]=&quot;-&quot;);ROW([.N$1:.N115]))+[.$K115]-1));0)-([.E115]-[.G115])" office:value-type="float" office:value="-3.7" calcext:value-type="float">
            <text:p>-3.7</text:p>
          </table:table-cell>
          <table:table-cell table:style-name="ce38" table:formula="of:=[.G115]-INDEX([.G:.G];LOOKUP(2;1/([.O$1:.O115]=&quot;-&quot;);ROW([.O$1:.O115]))+[.$K115]-1)" office:value-type="float" office:value="3.6" calcext:value-type="float">
            <text:p>3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SIMPLE-many_vox-CHR</text:p>
          </table:table-cell>
          <table:table-cell office:value-type="float" office:value="59.7" calcext:value-type="float">
            <text:p>59.7</text:p>
          </table:table-cell>
          <table:table-cell office:value-type="float" office:value="53.5" calcext:value-type="float">
            <text:p>53.5</text:p>
          </table:table-cell>
          <table:table-cell office:value-type="float" office:value="55.3" calcext:value-type="float">
            <text:p>55.3</text:p>
          </table:table-cell>
          <table:table-cell office:value-type="float" office:value="54.3" calcext:value-type="float">
            <text:p>54.3</text:p>
          </table:table-cell>
          <table:table-cell table:number-columns-repeated="2" office:value-type="float" office:value="52.3" calcext:value-type="float">
            <text:p>52.3</text:p>
          </table:table-cell>
          <table:table-cell office:value-type="float" office:value="55.6" calcext:value-type="float">
            <text:p>55.6</text:p>
          </table:table-cell>
          <table:table-cell office:value-type="float" office:value="53.5" calcext:value-type="float">
            <text:p>53.5</text:p>
          </table:table-cell>
          <table:table-cell office:value-type="float" office:value="54.3" calcext:value-type="float">
            <text:p>54.3</text:p>
          </table:table-cell>
          <table:table-cell office:value-type="float" office:value="9" calcext:value-type="float">
            <text:p>9</text:p>
          </table:table-cell>
          <table:table-cell table:style-name="ce38" table:formula="of:=[.E116]-INDEX([.E:.E];LOOKUP(2;1/([.L$1:.L116]=&quot;-&quot;);ROW([.L$1:.L116]))+[.$K116]-1)" office:value-type="float" office:value="-3.3" calcext:value-type="float">
            <text:p>-3.3</text:p>
          </table:table-cell>
          <table:table-cell table:style-name="ce38" table:formula="of:=[.F116]-INDEX([.F:.F];LOOKUP(2;1/([.M$1:.M116]=&quot;-&quot;);ROW([.M$1:.M116]))+[.$K116]-1)" office:value-type="float" office:value="-4.1" calcext:value-type="float">
            <text:p>-4.1</text:p>
          </table:table-cell>
          <table:table-cell table:style-name="ce38" table:formula="of:=MIN((INDEX([.E:.E];LOOKUP(2;1/([.N$1:.N116]=&quot;-&quot;);ROW([.N$1:.N116]))+[.$K116]-1)-INDEX([.G:.G];LOOKUP(2;1/([.N$1:.N116]=&quot;-&quot;);ROW([.N$1:.N116]))+[.$K116]-1));0)-([.E116]-[.G116])" office:value-type="float" office:value="-2" calcext:value-type="float">
            <text:p>-2</text:p>
          </table:table-cell>
          <table:table-cell table:style-name="ce38" table:formula="of:=[.G116]-INDEX([.G:.G];LOOKUP(2;1/([.O$1:.O116]=&quot;-&quot;);ROW([.O$1:.O116]))+[.$K116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SIMPLE-many_vox-CLR_coords</text:p>
          </table:table-cell>
          <table:table-cell office:value-type="float" office:value="66.8" calcext:value-type="float">
            <text:p>66.8</text:p>
          </table:table-cell>
          <table:table-cell office:value-type="float" office:value="59.3" calcext:value-type="float">
            <text:p>59.3</text:p>
          </table:table-cell>
          <table:table-cell office:value-type="float" office:value="63.5" calcext:value-type="float">
            <text:p>63.5</text:p>
          </table:table-cell>
          <table:table-cell office:value-type="float" office:value="60" calcext:value-type="float">
            <text:p>60</text:p>
          </table:table-cell>
          <table:table-cell office:value-type="float" office:value="57.2" calcext:value-type="float">
            <text:p>57.2</text:p>
          </table:table-cell>
          <table:table-cell office:value-type="float" office:value="55.6" calcext:value-type="float">
            <text:p>55.6</text:p>
          </table:table-cell>
          <table:table-cell office:value-type="float" office:value="60.4" calcext:value-type="float">
            <text:p>60.4</text:p>
          </table:table-cell>
          <table:table-cell office:value-type="float" office:value="56.4" calcext:value-type="float">
            <text:p>56.4</text:p>
          </table:table-cell>
          <table:table-cell office:value-type="float" office:value="55.7" calcext:value-type="float">
            <text:p>55.7</text:p>
          </table:table-cell>
          <table:table-cell office:value-type="float" office:value="9" calcext:value-type="float">
            <text:p>9</text:p>
          </table:table-cell>
          <table:table-cell table:style-name="ce38" table:formula="of:=[.E117]-INDEX([.E:.E];LOOKUP(2;1/([.L$1:.L117]=&quot;-&quot;);ROW([.L$1:.L117]))+[.$K117]-1)" office:value-type="float" office:value="2.4" calcext:value-type="float">
            <text:p>2.4</text:p>
          </table:table-cell>
          <table:table-cell table:style-name="ce38" table:formula="of:=[.F117]-INDEX([.F:.F];LOOKUP(2;1/([.M$1:.M117]=&quot;-&quot;);ROW([.M$1:.M117]))+[.$K117]-1)" office:value-type="float" office:value="0.800000000000004" calcext:value-type="float">
            <text:p>0.800000000000004</text:p>
          </table:table-cell>
          <table:table-cell table:style-name="ce38" table:formula="of:=MIN((INDEX([.E:.E];LOOKUP(2;1/([.N$1:.N117]=&quot;-&quot;);ROW([.N$1:.N117]))+[.$K117]-1)-INDEX([.G:.G];LOOKUP(2;1/([.N$1:.N117]=&quot;-&quot;);ROW([.N$1:.N117]))+[.$K117]-1));0)-([.E117]-[.G117])" office:value-type="float" office:value="-4.4" calcext:value-type="float">
            <text:p>-4.4</text:p>
          </table:table-cell>
          <table:table-cell table:style-name="ce38" table:formula="of:=[.G117]-INDEX([.G:.G];LOOKUP(2;1/([.O$1:.O117]=&quot;-&quot;);ROW([.O$1:.O117]))+[.$K117]-1)" office:value-type="float" office:value="2.1" calcext:value-type="float">
            <text:p>2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SIMPLE-many_vox-CLR_scale</text:p>
          </table:table-cell>
          <table:table-cell office:value-type="float" office:value="64.6" calcext:value-type="float">
            <text:p>64.6</text:p>
          </table:table-cell>
          <table:table-cell office:value-type="float" office:value="54.7" calcext:value-type="float">
            <text:p>54.7</text:p>
          </table:table-cell>
          <table:table-cell office:value-type="float" office:value="62.8" calcext:value-type="float">
            <text:p>62.8</text:p>
          </table:table-cell>
          <table:table-cell office:value-type="float" office:value="56.7" calcext:value-type="float">
            <text:p>56.7</text:p>
          </table:table-cell>
          <table:table-cell office:value-type="float" office:value="53.6" calcext:value-type="float">
            <text:p>53.6</text:p>
          </table:table-cell>
          <table:table-cell office:value-type="float" office:value="51.8" calcext:value-type="float">
            <text:p>51.8</text:p>
          </table:table-cell>
          <table:table-cell office:value-type="float" office:value="56.8" calcext:value-type="float">
            <text:p>56.8</text:p>
          </table:table-cell>
          <table:table-cell office:value-type="float" office:value="52.5" calcext:value-type="float">
            <text:p>52.5</text:p>
          </table:table-cell>
          <table:table-cell office:value-type="float" office:value="51.7" calcext:value-type="float">
            <text:p>51.7</text:p>
          </table:table-cell>
          <table:table-cell office:value-type="float" office:value="9" calcext:value-type="float">
            <text:p>9</text:p>
          </table:table-cell>
          <table:table-cell table:style-name="ce38" table:formula="of:=[.E118]-INDEX([.E:.E];LOOKUP(2;1/([.L$1:.L118]=&quot;-&quot;);ROW([.L$1:.L118]))+[.$K118]-1)" office:value-type="float" office:value="-0.899999999999999" calcext:value-type="float">
            <text:p>-0.899999999999999</text:p>
          </table:table-cell>
          <table:table-cell table:style-name="ce38" table:formula="of:=[.F118]-INDEX([.F:.F];LOOKUP(2;1/([.M$1:.M118]=&quot;-&quot;);ROW([.M$1:.M118]))+[.$K118]-1)" office:value-type="float" office:value="-2.8" calcext:value-type="float">
            <text:p>-2.8</text:p>
          </table:table-cell>
          <table:table-cell table:style-name="ce38" table:formula="of:=MIN((INDEX([.E:.E];LOOKUP(2;1/([.N$1:.N118]=&quot;-&quot;);ROW([.N$1:.N118]))+[.$K118]-1)-INDEX([.G:.G];LOOKUP(2;1/([.N$1:.N118]=&quot;-&quot;);ROW([.N$1:.N118]))+[.$K118]-1));0)-([.E118]-[.G118])" office:value-type="float" office:value="-4.90000000000001" calcext:value-type="float">
            <text:p>-4.90000000000001</text:p>
          </table:table-cell>
          <table:table-cell table:style-name="ce38" table:formula="of:=[.G118]-INDEX([.G:.G];LOOKUP(2;1/([.O$1:.O118]=&quot;-&quot;);ROW([.O$1:.O118]))+[.$K118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SIMPLE-many_vox-feature_10</text:p>
          </table:table-cell>
          <table:table-cell office:value-type="float" office:value="67.2" calcext:value-type="float">
            <text:p>67.2</text:p>
          </table:table-cell>
          <table:table-cell office:value-type="float" office:value="59.5" calcext:value-type="float">
            <text:p>59.5</text:p>
          </table:table-cell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61.7" calcext:value-type="float">
            <text:p>61.7</text:p>
          </table:table-cell>
          <table:table-cell office:value-type="float" office:value="58.9" calcext:value-type="float">
            <text:p>58.9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table:style-name="ce38" table:formula="of:=[.E119]-INDEX([.E:.E];LOOKUP(2;1/([.L$1:.L119]=&quot;-&quot;);ROW([.L$1:.L119]))+[.$K119]-1)" office:value-type="float" office:value="4.2" calcext:value-type="float">
            <text:p>4.2</text:p>
          </table:table-cell>
          <table:table-cell table:style-name="ce38" table:formula="of:=[.F119]-INDEX([.F:.F];LOOKUP(2;1/([.M$1:.M119]=&quot;-&quot;);ROW([.M$1:.M119]))+[.$K119]-1)" office:value-type="float" office:value="3.4" calcext:value-type="float">
            <text:p>3.4</text:p>
          </table:table-cell>
          <table:table-cell table:style-name="ce38" table:formula="of:=MIN((INDEX([.E:.E];LOOKUP(2;1/([.N$1:.N119]=&quot;-&quot;);ROW([.N$1:.N119]))+[.$K119]-1)-INDEX([.G:.G];LOOKUP(2;1/([.N$1:.N119]=&quot;-&quot;);ROW([.N$1:.N119]))+[.$K119]-1));0)-([.E119]-[.G119])" office:value-type="float" office:value="-4.9" calcext:value-type="float">
            <text:p>-4.9</text:p>
          </table:table-cell>
          <table:table-cell table:style-name="ce38" table:formula="of:=[.G119]-INDEX([.G:.G];LOOKUP(2;1/([.O$1:.O119]=&quot;-&quot;);ROW([.O$1:.O119]))+[.$K119]-1)" office:value-type="float" office:value="3.4" calcext:value-type="float">
            <text:p>3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SIMPLE-many_vox-feature_20</text:p>
          </table:table-cell>
          <table:table-cell office:value-type="float" office:value="65.1" calcext:value-type="float">
            <text:p>65.1</text:p>
          </table:table-cell>
          <table:table-cell office:value-type="float" office:value="58.7" calcext:value-type="float">
            <text:p>58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54.3" calcext:value-type="float">
            <text:p>54.3</text:p>
          </table:table-cell>
          <table:table-cell office:value-type="float" office:value="59.2" calcext:value-type="float">
            <text:p>59.2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.1</text:p>
          </table:table-cell>
          <table:table-cell office:value-type="float" office:value="9" calcext:value-type="float">
            <text:p>9</text:p>
          </table:table-cell>
          <table:table-cell table:style-name="ce38" table:formula="of:=[.E120]-INDEX([.E:.E];LOOKUP(2;1/([.L$1:.L120]=&quot;-&quot;);ROW([.L$1:.L120]))+[.$K120]-1)" office:value-type="float" office:value="1.4" calcext:value-type="float">
            <text:p>1.4</text:p>
          </table:table-cell>
          <table:table-cell table:style-name="ce38" table:formula="of:=[.F120]-INDEX([.F:.F];LOOKUP(2;1/([.M$1:.M120]=&quot;-&quot;);ROW([.M$1:.M120]))+[.$K120]-1)" office:value-type="float" office:value="1.3" calcext:value-type="float">
            <text:p>1.3</text:p>
          </table:table-cell>
          <table:table-cell table:style-name="ce38" table:formula="of:=MIN((INDEX([.E:.E];LOOKUP(2;1/([.N$1:.N120]=&quot;-&quot;);ROW([.N$1:.N120]))+[.$K120]-1)-INDEX([.G:.G];LOOKUP(2;1/([.N$1:.N120]=&quot;-&quot;);ROW([.N$1:.N120]))+[.$K120]-1));0)-([.E120]-[.G120])" office:value-type="float" office:value="-4.7" calcext:value-type="float">
            <text:p>-4.7</text:p>
          </table:table-cell>
          <table:table-cell table:style-name="ce38" table:formula="of:=[.G120]-INDEX([.G:.G];LOOKUP(2;1/([.O$1:.O120]=&quot;-&quot;);ROW([.O$1:.O120]))+[.$K120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SIMPLE-many_vox-feature_30</text:p>
          </table:table-cell>
          <table:table-cell office:value-type="float" office:value="63.2" calcext:value-type="float">
            <text:p>63.2</text:p>
          </table:table-cell>
          <table:table-cell office:value-type="float" office:value="57" calcext:value-type="float">
            <text:p>57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7.3" calcext:value-type="float">
            <text:p>57.3</text:p>
          </table:table-cell>
          <table:table-cell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121]-INDEX([.E:.E];LOOKUP(2;1/([.L$1:.L121]=&quot;-&quot;);ROW([.L$1:.L121]))+[.$K121]-1)" office:value-type="float" office:value="-0.5" calcext:value-type="float">
            <text:p>-0.5</text:p>
          </table:table-cell>
          <table:table-cell table:style-name="ce38" table:formula="of:=[.F121]-INDEX([.F:.F];LOOKUP(2;1/([.M$1:.M121]=&quot;-&quot;);ROW([.M$1:.M121]))+[.$K121]-1)" office:value-type="float" office:value="-1.6" calcext:value-type="float">
            <text:p>-1.6</text:p>
          </table:table-cell>
          <table:table-cell table:style-name="ce38" table:formula="of:=MIN((INDEX([.E:.E];LOOKUP(2;1/([.N$1:.N121]=&quot;-&quot;);ROW([.N$1:.N121]))+[.$K121]-1)-INDEX([.G:.G];LOOKUP(2;1/([.N$1:.N121]=&quot;-&quot;);ROW([.N$1:.N121]))+[.$K121]-1));0)-([.E121]-[.G121])" office:value-type="float" office:value="-4.1" calcext:value-type="float">
            <text:p>-4.1</text:p>
          </table:table-cell>
          <table:table-cell table:style-name="ce38" table:formula="of:=[.G121]-INDEX([.G:.G];LOOKUP(2;1/([.O$1:.O121]=&quot;-&quot;);ROW([.O$1:.O121]))+[.$K12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SIMPLE-many_vox-feature_40</text:p>
          </table:table-cell>
          <table:table-cell office:value-type="float" office:value="62.7" calcext:value-type="float">
            <text:p>62.7</text:p>
          </table:table-cell>
          <table:table-cell office:value-type="float" office:value="56.9" calcext:value-type="float">
            <text:p>56.9</text:p>
          </table:table-cell>
          <table:table-cell office:value-type="float" office:value="60.1" calcext:value-type="float">
            <text:p>60.1</text:p>
          </table:table-cell>
          <table:table-cell office:value-type="float" office:value="56.2" calcext:value-type="float">
            <text:p>56.2</text:p>
          </table:table-cell>
          <table:table-cell office:value-type="float" office:value="54.3" calcext:value-type="float">
            <text:p>54.3</text:p>
          </table:table-cell>
          <table:table-cell office:value-type="float" office:value="53.3" calcext:value-type="float">
            <text:p>53.3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8" table:formula="of:=[.E122]-INDEX([.E:.E];LOOKUP(2;1/([.L$1:.L122]=&quot;-&quot;);ROW([.L$1:.L122]))+[.$K122]-1)" office:value-type="float" office:value="-1.4" calcext:value-type="float">
            <text:p>-1.4</text:p>
          </table:table-cell>
          <table:table-cell table:style-name="ce38" table:formula="of:=[.F122]-INDEX([.F:.F];LOOKUP(2;1/([.M$1:.M122]=&quot;-&quot;);ROW([.M$1:.M122]))+[.$K122]-1)" office:value-type="float" office:value="-2.1" calcext:value-type="float">
            <text:p>-2.1</text:p>
          </table:table-cell>
          <table:table-cell table:style-name="ce38" table:formula="of:=MIN((INDEX([.E:.E];LOOKUP(2;1/([.N$1:.N122]=&quot;-&quot;);ROW([.N$1:.N122]))+[.$K122]-1)-INDEX([.G:.G];LOOKUP(2;1/([.N$1:.N122]=&quot;-&quot;);ROW([.N$1:.N122]))+[.$K122]-1));0)-([.E122]-[.G122])" office:value-type="float" office:value="-2.90000000000001" calcext:value-type="float">
            <text:p>-2.90000000000001</text:p>
          </table:table-cell>
          <table:table-cell table:style-name="ce38" table:formula="of:=[.G122]-INDEX([.G:.G];LOOKUP(2;1/([.O$1:.O122]=&quot;-&quot;);ROW([.O$1:.O122]))+[.$K12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7-DUAL-first_8-second_mse</text:p>
          </table:table-cell>
          <table:table-cell table:number-columns-repeated="3"/>
          <table:table-cell office:value-type="float" office:value="65.4" calcext:value-type="float">
            <text:p>65.4</text:p>
          </table:table-cell>
          <table:table-cell office:value-type="float" office:value="64.3" calcext:value-type="float">
            <text:p>64.3</text:p>
          </table:table-cell>
          <table:table-cell office:value-type="float" office:value="63.1" calcext:value-type="float">
            <text:p>63.1</text:p>
          </table:table-cell>
          <table:table-cell office:value-type="float" office:value="65.9" calcext:value-type="float">
            <text:p>65.9</text:p>
          </table:table-cell>
          <table:table-cell table:number-columns-repeated="2" office:value-type="float" office:value="64.1" calcext:value-type="float">
            <text:p>64.1</text:p>
          </table:table-cell>
          <table:table-cell office:value-type="float" office:value="9" calcext:value-type="float">
            <text:p>9</text:p>
          </table:table-cell>
          <table:table-cell table:style-name="ce38" table:formula="of:=[.E123]-INDEX([.E:.E];LOOKUP(2;1/([.L$1:.L123]=&quot;-&quot;);ROW([.L$1:.L123]))+[.$K123]-1)" office:value-type="float" office:value="7.8" calcext:value-type="float">
            <text:p>7.8</text:p>
          </table:table-cell>
          <table:table-cell table:style-name="ce38" table:formula="of:=[.F123]-INDEX([.F:.F];LOOKUP(2;1/([.M$1:.M123]=&quot;-&quot;);ROW([.M$1:.M123]))+[.$K123]-1)" office:value-type="float" office:value="7.9" calcext:value-type="float">
            <text:p>7.9</text:p>
          </table:table-cell>
          <table:table-cell table:style-name="ce38" table:formula="of:=MIN((INDEX([.E:.E];LOOKUP(2;1/([.N$1:.N123]=&quot;-&quot;);ROW([.N$1:.N123]))+[.$K123]-1)-INDEX([.G:.G];LOOKUP(2;1/([.N$1:.N123]=&quot;-&quot;);ROW([.N$1:.N123]))+[.$K123]-1));0)-([.E123]-[.G123])" office:value-type="float" office:value="-2.3" calcext:value-type="float">
            <text:p>-2.3</text:p>
          </table:table-cell>
          <table:table-cell table:style-name="ce38" table:formula="of:=[.G123]-INDEX([.G:.G];LOOKUP(2;1/([.O$1:.O123]=&quot;-&quot;);ROW([.O$1:.O123]))+[.$K123]-1)" office:value-type="float" office:value="9.6" calcext:value-type="float">
            <text:p>9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DUAL-first_8-second_b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1.6" calcext:value-type="float">
            <text:p>61.6</text:p>
          </table:table-cell>
          <table:table-cell office:value-type="float" office:value="61.7" calcext:value-type="float">
            <text:p>61.7</text:p>
          </table:table-cell>
          <table:table-cell office:value-type="float" office:value="9" calcext:value-type="float">
            <text:p>9</text:p>
          </table:table-cell>
          <table:table-cell table:style-name="ce38" table:formula="of:=[.E124]-INDEX([.E:.E];LOOKUP(2;1/([.L$1:.L124]=&quot;-&quot;);ROW([.L$1:.L124]))+[.$K124]-1)" office:value-type="float" office:value="5.9" calcext:value-type="float">
            <text:p>5.9</text:p>
          </table:table-cell>
          <table:table-cell table:style-name="ce38" table:formula="of:=[.F124]-INDEX([.F:.F];LOOKUP(2;1/([.M$1:.M124]=&quot;-&quot;);ROW([.M$1:.M124]))+[.$K124]-1)" office:value-type="float" office:value="5.6" calcext:value-type="float">
            <text:p>5.6</text:p>
          </table:table-cell>
          <table:table-cell table:style-name="ce38" table:formula="of:=MIN((INDEX([.E:.E];LOOKUP(2;1/([.N$1:.N124]=&quot;-&quot;);ROW([.N$1:.N124]))+[.$K124]-1)-INDEX([.G:.G];LOOKUP(2;1/([.N$1:.N124]=&quot;-&quot;);ROW([.N$1:.N124]))+[.$K124]-1));0)-([.E124]-[.G124])" office:value-type="float" office:value="-2.5" calcext:value-type="float">
            <text:p>-2.5</text:p>
          </table:table-cell>
          <table:table-cell table:style-name="ce38" table:formula="of:=[.G124]-INDEX([.G:.G];LOOKUP(2;1/([.O$1:.O124]=&quot;-&quot;);ROW([.O$1:.O124]))+[.$K124]-1)" office:value-type="float" office:value="7.5" calcext:value-type="float">
            <text:p>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DUAL-first_7-second_mse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3" calcext:value-type="float">
            <text:p>63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2.4" calcext:value-type="float">
            <text:p>62.4</text:p>
          </table:table-cell>
          <table:table-cell office:value-type="float" office:value="62.5" calcext:value-type="float">
            <text:p>62.5</text:p>
          </table:table-cell>
          <table:table-cell office:value-type="float" office:value="28" calcext:value-type="float">
            <text:p>28</text:p>
          </table:table-cell>
          <table:table-cell table:style-name="ce38" table:formula="of:=[.E125]-INDEX([.E:.E];LOOKUP(2;1/([.L$1:.L125]=&quot;-&quot;);ROW([.L$1:.L125]))+[.$K125]-1)" office:value-type="float" office:value="2" calcext:value-type="float">
            <text:p>2</text:p>
          </table:table-cell>
          <table:table-cell table:style-name="ce38" table:formula="of:=[.F125]-INDEX([.F:.F];LOOKUP(2;1/([.M$1:.M125]=&quot;-&quot;);ROW([.M$1:.M125]))+[.$K125]-1)" office:value-type="float" office:value="1" calcext:value-type="float">
            <text:p>1</text:p>
          </table:table-cell>
          <table:table-cell table:style-name="ce38" table:formula="of:=MIN((INDEX([.E:.E];LOOKUP(2;1/([.N$1:.N125]=&quot;-&quot;);ROW([.N$1:.N125]))+[.$K125]-1)-INDEX([.G:.G];LOOKUP(2;1/([.N$1:.N125]=&quot;-&quot;);ROW([.N$1:.N125]))+[.$K125]-1));0)-([.E125]-[.G125])" office:value-type="float" office:value="-3.7" calcext:value-type="float">
            <text:p>-3.7</text:p>
          </table:table-cell>
          <table:table-cell table:style-name="ce38" table:formula="of:=[.G125]-INDEX([.G:.G];LOOKUP(2;1/([.O$1:.O125]=&quot;-&quot;);ROW([.O$1:.O125]))+[.$K125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0-DUAL-first_7-second_bce</text:p>
          </table:table-cell>
          <table:table-cell table:number-columns-repeated="3"/>
          <table:table-cell office:value-type="float" office:value="63.7" calcext:value-type="float">
            <text:p>63.7</text:p>
          </table:table-cell>
          <table:table-cell office:value-type="float" office:value="60.5" calcext:value-type="float">
            <text:p>60.5</text:p>
          </table:table-cell>
          <table:table-cell office:value-type="float" office:value="59.6" calcext:value-type="float">
            <text:p>59.6</text:p>
          </table:table-cell>
          <table:table-cell office:value-type="float" office:value="63.8" calcext:value-type="float">
            <text:p>63.8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style-name="ce38" table:formula="of:=[.E126]-INDEX([.E:.E];LOOKUP(2;1/([.L$1:.L126]=&quot;-&quot;);ROW([.L$1:.L126]))+[.$K126]-1)" office:value-type="float" office:value="0.200000000000003" calcext:value-type="float">
            <text:p>0.200000000000003</text:p>
          </table:table-cell>
          <table:table-cell table:style-name="ce38" table:formula="of:=[.F126]-INDEX([.F:.F];LOOKUP(2;1/([.M$1:.M126]=&quot;-&quot;);ROW([.M$1:.M126]))+[.$K126]-1)" office:value-type="float" office:value="-1.5" calcext:value-type="float">
            <text:p>-1.5</text:p>
          </table:table-cell>
          <table:table-cell table:style-name="ce38" table:formula="of:=MIN((INDEX([.E:.E];LOOKUP(2;1/([.N$1:.N126]=&quot;-&quot;);ROW([.N$1:.N126]))+[.$K126]-1)-INDEX([.G:.G];LOOKUP(2;1/([.N$1:.N126]=&quot;-&quot;);ROW([.N$1:.N126]))+[.$K126]-1));0)-([.E126]-[.G126])" office:value-type="float" office:value="-4.1" calcext:value-type="float">
            <text:p>-4.1</text:p>
          </table:table-cell>
          <table:table-cell table:style-name="ce38" table:formula="of:=[.G126]-INDEX([.G:.G];LOOKUP(2;1/([.O$1:.O126]=&quot;-&quot;);ROW([.O$1:.O126]))+[.$K126]-1)" office:value-type="float" office:value="-1.4" calcext:value-type="float">
            <text:p>-1.4</text:p>
          </table:table-cell>
          <table:table-cell table:number-columns-repeated="16369"/>
        </table:table-row>
        <table:table-row table:style-name="ro1" table:number-rows-repeated="8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1:30:28.887570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9T12:07:52.481634017</dc:date>
    <meta:editing-duration>PT13H35M9S</meta:editing-duration>
    <meta:editing-cycles>74</meta:editing-cycles>
    <meta:generator>LibreOffice/7.6.6.3$Linux_X86_64 LibreOffice_project/60$Build-3</meta:generator>
    <meta:document-statistic meta:table-count="5" meta:cell-count="5508" meta:object-count="0"/>
  </office:meta>
</office:document-meta>
</file>